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Pictures/2000000A000000DD000000DD245BE18F0D847CFC.svm" manifest:media-type="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Pictures/2000000A000000DD000000DD245BE18F0D847CFC.svm" manifest:media-type="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46pt" svg:height="255.23pt" svg:x="689.95pt" svg:y="184.48pt">
            <loext:p draw:notify-on-update-of-ranges="Sheet1.I13:Sheet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5.85pt" svg:y="491.47pt">
            <loext:p draw:notify-on-update-of-ranges="Sheet1.L39:Sheet1.L39 Sheet1.L40:Sheet1.L64 Sheet1.M39:Sheet1.M39 Sheet1.M40:Sheet1.M64 Sheet1.N39:Sheet1.N39 Sheet1.N40:Sheet1.N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9.58pt" svg:y="770.83pt">
            <loext:p draw:notify-on-update-of-ranges="Sheet1.L39:Sheet1.L39 Sheet1.L40:Sheet1.L64 Sheet1.M39:Sheet1.M39 Sheet1.M40:Sheet1.M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393.94pt" svg:y="505.96pt">
            <loext:p draw:notify-on-update-of-ranges="Sheet1.K39:Sheet1.K39 Sheet1.K40:Sheet1.K64 Sheet1.L39:Sheet1.L39 Sheet1.L40:Sheet1.L64 Sheet1.M39:Sheet1.M39 Sheet1.M40:Sheet1.M64 Sheet1.N39:Sheet1.N39 Sheet1.N40:Sheet1.N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531.5pt" svg:y="1253.65pt">
            <loext:p draw:notify-on-update-of-ranges="Sheet1.A99:Sheet1.A178 Sheet1.G99:Sheet1.G1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571.32pt" svg:y="1528.47pt">
            <loext:p draw:notify-on-update-of-ranges="Sheet1.A178:Sheet1.A208 Sheet1.G178:Sheet1.G2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591.62pt" svg:y="1821.37pt">
            <loext:p draw:notify-on-update-of-ranges="Sheet1.A209:Sheet1.A261 Sheet1.G209:Sheet1.G2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15.03pt" svg:height="346.2pt" svg:x="523.7pt" svg:y="2217.4pt">
            <loext:p draw:notify-on-update-of-ranges="Sheet1.A99:Sheet1.A261 Sheet1.G99:Sheet1.G2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13.96pt" svg:height="345.6pt" svg:x="523.67pt" svg:y="2569.01pt">
            <loext:p draw:notify-on-update-of-ranges="Sheet1.A99:Sheet1.A257 Sheet1.H99:Sheet1.H25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86.95" calcext:value-type="float">
            <text:p>86.95</text:p>
          </table:table-cell>
          <table:table-cell table:style-name="ce2" office:value-type="float" office:value="74.85" calcext:value-type="float">
            <text:p>74.85</text:p>
          </table:table-cell>
          <table:table-cell table:style-name="ce2" office:value-type="float" office:value="70.66" calcext:value-type="float">
            <text:p>70.66</text:p>
          </table:table-cell>
          <table:table-cell/>
          <table:table-cell table:formula="of:=AVERAGE([.B1:.D1])" office:value-type="float" office:value="77.4866666666667" calcext:value-type="float">
            <text:p>77.486666666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90.15" calcext:value-type="float">
            <text:p>90.15</text:p>
          </table:table-cell>
          <table:table-cell table:style-name="ce2" office:value-type="float" office:value="93.33" calcext:value-type="float">
            <text:p>93.33</text:p>
          </table:table-cell>
          <table:table-cell table:style-name="ce2" office:value-type="float" office:value="79.08" calcext:value-type="float">
            <text:p>79.08</text:p>
          </table:table-cell>
          <table:table-cell/>
          <table:table-cell table:formula="of:=AVERAGE([.B2:.D2])" office:value-type="float" office:value="87.52" calcext:value-type="float">
            <text:p>87.5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78.61" calcext:value-type="float">
            <text:p>78.61</text:p>
          </table:table-cell>
          <table:table-cell table:style-name="ce2" office:value-type="float" office:value="65.63" calcext:value-type="float">
            <text:p>65.63</text:p>
          </table:table-cell>
          <table:table-cell/>
          <table:table-cell table:formula="of:=AVERAGE([.B3:.D3])" office:value-type="float" office:value="75.8233333333333" calcext:value-type="float">
            <text:p>75.823333333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4.11" calcext:value-type="float">
            <text:p>84.11</text:p>
          </table:table-cell>
          <table:table-cell table:style-name="ce2" office:value-type="float" office:value="79.08" calcext:value-type="float">
            <text:p>79.0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formula="of:=AVERAGE([.B4:.D4])" office:value-type="float" office:value="77.9466666666667" calcext:value-type="float">
            <text:p>77.9466666667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1:.F4])" office:value-type="float" office:value="79.6941666666667" calcext:value-type="float">
            <text:p>79.69416666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32" calcext:value-type="float">
            <text:p>82.32</text:p>
          </table:table-cell>
          <table:table-cell office:value-type="float" office:value="82.23" calcext:value-type="float">
            <text:p>82.23</text:p>
          </table:table-cell>
          <table:table-cell office:value-type="float" office:value="67.06" calcext:value-type="float">
            <text:p>67.06</text:p>
          </table:table-cell>
          <table:table-cell/>
          <table:table-cell table:formula="of:=AVERAGE([.B7:.D7])" office:value-type="float" office:value="77.2033333333333" calcext:value-type="float">
            <text:p>77.203333333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3" calcext:value-type="float">
            <text:p>81.13</text:p>
          </table:table-cell>
          <table:table-cell office:value-type="float" office:value="75.32" calcext:value-type="float">
            <text:p>75.32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B8:.D8])" office:value-type="float" office:value="74.2666666666667" calcext:value-type="float">
            <text:p>74.2666666667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7:.F8])" office:value-type="float" office:value="75.735" calcext:value-type="float">
            <text:p>75.73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avg of 3.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CF</text:p>
          </table:table-cell>
          <table:table-cell table:number-columns-repeated="7"/>
          <table:table-cell office:value-type="string" calcext:value-type="string">
            <text:p>Labyrint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" calcext:value-type="float">
            <text:p>16.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83" calcext:value-type="float">
            <text:p>15.83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8" calcext:value-type="float">
            <text:p>16.28</text:p>
          </table:table-cell>
          <table:table-cell table:formula="of:=AVERAGE([.D13:.H13])" office:value-type="float" office:value="16.292" calcext:value-type="float">
            <text:p>16.292</text:p>
          </table:table-cell>
          <table:table-cell table:formula="of:=[.I13]/10000*1000" office:value-type="float" office:value="1.6292" calcext:value-type="float">
            <text:p>1.62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6" calcext:value-type="float">
            <text:p>28.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4.51" calcext:value-type="float">
            <text:p>24.5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8" calcext:value-type="float">
            <text:p>22.8</text:p>
          </table:table-cell>
          <table:table-cell table:formula="of:=AVERAGE([.D14:.H14])" office:value-type="float" office:value="23.216" calcext:value-type="float">
            <text:p>23.216</text:p>
          </table:table-cell>
          <table:table-cell table:formula="of:=[.I14]/10000*1000" office:value-type="float" office:value="2.3216" calcext:value-type="float">
            <text:p>2.32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56" calcext:value-type="float">
            <text:p>31.5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72" calcext:value-type="float">
            <text:p>27.72</text:p>
          </table:table-cell>
          <table:table-cell office:value-type="float" office:value="29.31" calcext:value-type="float">
            <text:p>29.31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" calcext:value-type="float">
            <text:p>28.4</text:p>
          </table:table-cell>
          <table:table-cell office:value-type="float" office:value="26.63" calcext:value-type="float">
            <text:p>26.63</text:p>
          </table:table-cell>
          <table:table-cell table:formula="of:=AVERAGE([.D15:.H15])" office:value-type="float" office:value="28.046" calcext:value-type="float">
            <text:p>28.046</text:p>
          </table:table-cell>
          <table:table-cell table:formula="of:=[.I15]/10000*1000" office:value-type="float" office:value="2.8046" calcext:value-type="float">
            <text:p>2.80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.25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08" calcext:value-type="float">
            <text:p>32.08</text:p>
          </table:table-cell>
          <table:table-cell office:value-type="float" office:value="30.97" calcext:value-type="float">
            <text:p>30.97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5" calcext:value-type="float">
            <text:p>31.65</text:p>
          </table:table-cell>
          <table:table-cell table:formula="of:=AVERAGE([.D16:.H16])" office:value-type="float" office:value="31.426" calcext:value-type="float">
            <text:p>31.426</text:p>
          </table:table-cell>
          <table:table-cell table:formula="of:=[.I16]/10000*1000" office:value-type="float" office:value="3.1426" calcext:value-type="float">
            <text:p>3.142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62" calcext:value-type="float">
            <text:p>39.62</text:p>
          </table:table-cell>
          <table:table-cell office:value-type="float" office:value="34.38" calcext:value-type="float">
            <text:p>34.38</text:p>
          </table:table-cell>
          <table:table-cell office:value-type="float" office:value="33.77" calcext:value-type="float">
            <text:p>33.77</text:p>
          </table:table-cell>
          <table:table-cell office:value-type="float" office:value="33.63" calcext:value-type="float">
            <text:p>33.63</text:p>
          </table:table-cell>
          <table:table-cell office:value-type="float" office:value="34.9" calcext:value-type="float">
            <text:p>34.9</text:p>
          </table:table-cell>
          <table:table-cell office:value-type="float" office:value="33.49" calcext:value-type="float">
            <text:p>33.49</text:p>
          </table:table-cell>
          <table:table-cell office:value-type="float" office:value="32.73" calcext:value-type="float">
            <text:p>32.73</text:p>
          </table:table-cell>
          <table:table-cell table:formula="of:=AVERAGE([.D17:.H17])" office:value-type="float" office:value="33.704" calcext:value-type="float">
            <text:p>33.704</text:p>
          </table:table-cell>
          <table:table-cell table:formula="of:=[.I17]/10000*1000" office:value-type="float" office:value="3.3704" calcext:value-type="float">
            <text:p>3.37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16" calcext:value-type="float">
            <text:p>41.16</text:p>
          </table:table-cell>
          <table:table-cell office:value-type="float" office:value="36.9" calcext:value-type="float">
            <text:p>36.9</text:p>
          </table:table-cell>
          <table:table-cell office:value-type="float" office:value="35.96" calcext:value-type="float">
            <text:p>35.96</text:p>
          </table:table-cell>
          <table:table-cell office:value-type="float" office:value="35.82" calcext:value-type="float">
            <text:p>35.82</text:p>
          </table:table-cell>
          <table:table-cell office:value-type="float" office:value="36.63" calcext:value-type="float">
            <text:p>36.63</text:p>
          </table:table-cell>
          <table:table-cell office:value-type="float" office:value="39.69" calcext:value-type="float">
            <text:p>39.69</text:p>
          </table:table-cell>
          <table:table-cell office:value-type="float" office:value="35.19" calcext:value-type="float">
            <text:p>35.19</text:p>
          </table:table-cell>
          <table:table-cell table:formula="of:=AVERAGE([.D18:.H18])" office:value-type="float" office:value="36.658" calcext:value-type="float">
            <text:p>36.658</text:p>
          </table:table-cell>
          <table:table-cell table:formula="of:=[.I18]/10000*1000" office:value-type="float" office:value="3.6658" calcext:value-type="float">
            <text:p>3.66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32" calcext:value-type="float">
            <text:p>48.3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2" calcext:value-type="float">
            <text:p>37.2</text:p>
          </table:table-cell>
          <table:table-cell office:value-type="float" office:value="36.55" calcext:value-type="float">
            <text:p>36.55</text:p>
          </table:table-cell>
          <table:table-cell office:value-type="float" office:value="36.09" calcext:value-type="float">
            <text:p>36.09</text:p>
          </table:table-cell>
          <table:table-cell office:value-type="float" office:value="39.78" calcext:value-type="float">
            <text:p>39.78</text:p>
          </table:table-cell>
          <table:table-cell office:value-type="float" office:value="35.48" calcext:value-type="float">
            <text:p>35.48</text:p>
          </table:table-cell>
          <table:table-cell table:formula="of:=AVERAGE([.D19:.H19])" office:value-type="float" office:value="37.02" calcext:value-type="float">
            <text:p>37.02</text:p>
          </table:table-cell>
          <table:table-cell table:formula="of:=[.I19]/10000*1000" office:value-type="float" office:value="3.702" calcext:value-type="float">
            <text:p>3.7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6" calcext:value-type="float">
            <text:p>48.56</text:p>
          </table:table-cell>
          <table:table-cell office:value-type="float" office:value="39.66" calcext:value-type="float">
            <text:p>39.66</text:p>
          </table:table-cell>
          <table:table-cell office:value-type="float" office:value="38.58" calcext:value-type="float">
            <text:p>38.58</text:p>
          </table:table-cell>
          <table:table-cell office:value-type="float" office:value="38.72" calcext:value-type="float">
            <text:p>38.72</text:p>
          </table:table-cell>
          <table:table-cell office:value-type="float" office:value="38.13" calcext:value-type="float">
            <text:p>38.13</text:p>
          </table:table-cell>
          <table:table-cell office:value-type="float" office:value="39.63" calcext:value-type="float">
            <text:p>39.63</text:p>
          </table:table-cell>
          <table:table-cell office:value-type="float" office:value="38.19" calcext:value-type="float">
            <text:p>38.19</text:p>
          </table:table-cell>
          <table:table-cell table:formula="of:=AVERAGE([.D20:.H20])" office:value-type="float" office:value="38.65" calcext:value-type="float">
            <text:p>38.65</text:p>
          </table:table-cell>
          <table:table-cell table:formula="of:=[.I20]/10000*1000" office:value-type="float" office:value="3.865" calcext:value-type="float">
            <text:p>3.86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" calcext:value-type="float">
            <text:p>49.61</text:p>
          </table:table-cell>
          <table:table-cell office:value-type="float" office:value="42.2" calcext:value-type="float">
            <text:p>42.2</text:p>
          </table:table-cell>
          <table:table-cell office:value-type="float" office:value="40.91" calcext:value-type="float">
            <text:p>40.91</text:p>
          </table:table-cell>
          <table:table-cell office:value-type="float" office:value="40.66" calcext:value-type="float">
            <text:p>40.66</text:p>
          </table:table-cell>
          <table:table-cell office:value-type="float" office:value="41.66" calcext:value-type="float">
            <text:p>41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9.84" calcext:value-type="float">
            <text:p>39.84</text:p>
          </table:table-cell>
          <table:table-cell table:formula="of:=AVERAGE([.D21:.H21])" office:value-type="float" office:value="40.918" calcext:value-type="float">
            <text:p>40.918</text:p>
          </table:table-cell>
          <table:table-cell table:formula="of:=[.I21]/10000*1000" office:value-type="float" office:value="4.0918" calcext:value-type="float">
            <text:p>4.091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9" calcext:value-type="float">
            <text:p>50.69</text:p>
          </table:table-cell>
          <table:table-cell office:value-type="float" office:value="44.43" calcext:value-type="float">
            <text:p>44.43</text:p>
          </table:table-cell>
          <table:table-cell office:value-type="float" office:value="42.83" calcext:value-type="float">
            <text:p>42.83</text:p>
          </table:table-cell>
          <table:table-cell office:value-type="float" office:value="41.39" calcext:value-type="float">
            <text:p>41.39</text:p>
          </table:table-cell>
          <table:table-cell office:value-type="float" office:value="43.22" calcext:value-type="float">
            <text:p>43.22</text:p>
          </table:table-cell>
          <table:table-cell office:value-type="float" office:value="44.4" calcext:value-type="float">
            <text:p>44.4</text:p>
          </table:table-cell>
          <table:table-cell office:value-type="float" office:value="43.31" calcext:value-type="float">
            <text:p>43.31</text:p>
          </table:table-cell>
          <table:table-cell table:formula="of:=AVERAGE([.D22:.H22])" office:value-type="float" office:value="43.03" calcext:value-type="float">
            <text:p>43.03</text:p>
          </table:table-cell>
          <table:table-cell table:formula="of:=[.I22]/10000*1000" office:value-type="float" office:value="4.303" calcext:value-type="float">
            <text:p>4.30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55" calcext:value-type="float">
            <text:p>54.55</text:p>
          </table:table-cell>
          <table:table-cell office:value-type="float" office:value="44.31" calcext:value-type="float">
            <text:p>44.31</text:p>
          </table:table-cell>
          <table:table-cell office:value-type="float" office:value="43.24" calcext:value-type="float">
            <text:p>43.24</text:p>
          </table:table-cell>
          <table:table-cell office:value-type="float" office:value="43.5" calcext:value-type="float">
            <text:p>43.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96" calcext:value-type="float">
            <text:p>43.96</text:p>
          </table:table-cell>
          <table:table-cell office:value-type="float" office:value="44.36" calcext:value-type="float">
            <text:p>44.36</text:p>
          </table:table-cell>
          <table:table-cell table:formula="of:=AVERAGE([.D23:.H23])" office:value-type="float" office:value="44.062" calcext:value-type="float">
            <text:p>44.062</text:p>
          </table:table-cell>
          <table:table-cell table:formula="of:=[.I23]/10000*1000" office:value-type="float" office:value="4.4062" calcext:value-type="float">
            <text:p>4.406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5" calcext:value-type="float">
            <text:p>54.65</text:p>
          </table:table-cell>
          <table:table-cell office:value-type="float" office:value="47.36" calcext:value-type="float">
            <text:p>47.36</text:p>
          </table:table-cell>
          <table:table-cell office:value-type="float" office:value="45.32" calcext:value-type="float">
            <text:p>45.32</text:p>
          </table:table-cell>
          <table:table-cell office:value-type="float" office:value="46.12" calcext:value-type="float">
            <text:p>46.1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6" calcext:value-type="float">
            <text:p>45.96</text:p>
          </table:table-cell>
          <table:table-cell table:formula="of:=AVERAGE([.D24:.H24])" office:value-type="float" office:value="45.596" calcext:value-type="float">
            <text:p>45.596</text:p>
          </table:table-cell>
          <table:table-cell table:formula="of:=[.I24]/10000*1000" office:value-type="float" office:value="4.5596" calcext:value-type="float">
            <text:p>4.559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.07" calcext:value-type="float">
            <text:p>55.07</text:p>
          </table:table-cell>
          <table:table-cell office:value-type="float" office:value="49.36" calcext:value-type="float">
            <text:p>49.36</text:p>
          </table:table-cell>
          <table:table-cell office:value-type="float" office:value="46" calcext:value-type="float">
            <text:p>46</text:p>
          </table:table-cell>
          <table:table-cell office:value-type="float" office:value="47.27" calcext:value-type="float">
            <text:p>47.27</text:p>
          </table:table-cell>
          <table:table-cell office:value-type="float" office:value="47" calcext:value-type="float">
            <text:p>47</text:p>
          </table:table-cell>
          <table:table-cell office:value-type="float" office:value="49.27" calcext:value-type="float">
            <text:p>49.27</text:p>
          </table:table-cell>
          <table:table-cell office:value-type="float" office:value="46.28" calcext:value-type="float">
            <text:p>46.28</text:p>
          </table:table-cell>
          <table:table-cell table:formula="of:=AVERAGE([.D25:.H25])" office:value-type="float" office:value="47.164" calcext:value-type="float">
            <text:p>47.164</text:p>
          </table:table-cell>
          <table:table-cell table:formula="of:=[.I25]/10000*1000" office:value-type="float" office:value="4.7164" calcext:value-type="float">
            <text:p>4.716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.63" calcext:value-type="float">
            <text:p>64.63</text:p>
          </table:table-cell>
          <table:table-cell office:value-type="float" office:value="49.93" calcext:value-type="float">
            <text:p>49.93</text:p>
          </table:table-cell>
          <table:table-cell office:value-type="float" office:value="47.69" calcext:value-type="float">
            <text:p>47.69</text:p>
          </table:table-cell>
          <table:table-cell office:value-type="float" office:value="49.53" calcext:value-type="float">
            <text:p>49.53</text:p>
          </table:table-cell>
          <table:table-cell office:value-type="float" office:value="48.65" calcext:value-type="float">
            <text:p>48.65</text:p>
          </table:table-cell>
          <table:table-cell office:value-type="float" office:value="50.31" calcext:value-type="float">
            <text:p>50.31</text:p>
          </table:table-cell>
          <table:table-cell office:value-type="float" office:value="48.75" calcext:value-type="float">
            <text:p>48.75</text:p>
          </table:table-cell>
          <table:table-cell table:formula="of:=AVERAGE([.D26:.H26])" office:value-type="float" office:value="48.986" calcext:value-type="float">
            <text:p>48.986</text:p>
          </table:table-cell>
          <table:table-cell table:formula="of:=[.I26]/10000*1000" office:value-type="float" office:value="4.8986" calcext:value-type="float">
            <text:p>4.898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54.59" calcext:value-type="float">
            <text:p>54.59</text:p>
          </table:table-cell>
          <table:table-cell office:value-type="float" office:value="49.08" calcext:value-type="float">
            <text:p>49.08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office:value-type="float" office:value="51.91" calcext:value-type="float">
            <text:p>51.91</text:p>
          </table:table-cell>
          <table:table-cell office:value-type="float" office:value="52.42" calcext:value-type="float">
            <text:p>52.42</text:p>
          </table:table-cell>
          <table:table-cell table:formula="of:=AVERAGE([.D27:.H27])" office:value-type="float" office:value="50.692" calcext:value-type="float">
            <text:p>50.692</text:p>
          </table:table-cell>
          <table:table-cell table:formula="of:=[.I27]/10000*1000" office:value-type="float" office:value="5.0692" calcext:value-type="float">
            <text:p>5.069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9" calcext:value-type="float">
            <text:p>61.09</text:p>
          </table:table-cell>
          <table:table-cell office:value-type="float" office:value="52.88" calcext:value-type="float">
            <text:p>52.88</text:p>
          </table:table-cell>
          <table:table-cell office:value-type="float" office:value="51.74" calcext:value-type="float">
            <text:p>51.74</text:p>
          </table:table-cell>
          <table:table-cell office:value-type="float" office:value="51.06" calcext:value-type="float">
            <text:p>51.06</text:p>
          </table:table-cell>
          <table:table-cell office:value-type="float" office:value="52.27" calcext:value-type="float">
            <text:p>52.27</text:p>
          </table:table-cell>
          <table:table-cell office:value-type="float" office:value="53.43" calcext:value-type="float">
            <text:p>53.43</text:p>
          </table:table-cell>
          <table:table-cell office:value-type="float" office:value="53.14" calcext:value-type="float">
            <text:p>53.14</text:p>
          </table:table-cell>
          <table:table-cell table:formula="of:=AVERAGE([.D28:.H28])" office:value-type="float" office:value="52.328" calcext:value-type="float">
            <text:p>52.328</text:p>
          </table:table-cell>
          <table:table-cell table:formula="of:=[.I28]/10000*1000" office:value-type="float" office:value="5.2328" calcext:value-type="float">
            <text:p>5.232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8" calcext:value-type="float">
            <text:p>62.48</text:p>
          </table:table-cell>
          <table:table-cell office:value-type="float" office:value="57.78" calcext:value-type="float">
            <text:p>57.78</text:p>
          </table:table-cell>
          <table:table-cell office:value-type="float" office:value="52.87" calcext:value-type="float">
            <text:p>52.87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7" calcext:value-type="float">
            <text:p>53.37</text:p>
          </table:table-cell>
          <table:table-cell office:value-type="float" office:value="57.87" calcext:value-type="float">
            <text:p>57.87</text:p>
          </table:table-cell>
          <table:table-cell office:value-type="float" office:value="57.22" calcext:value-type="float">
            <text:p>57.22</text:p>
          </table:table-cell>
          <table:table-cell table:formula="of:=AVERAGE([.D29:.H29])" office:value-type="float" office:value="55.394" calcext:value-type="float">
            <text:p>55.394</text:p>
          </table:table-cell>
          <table:table-cell table:formula="of:=[.I29]/10000*1000" office:value-type="float" office:value="5.5394" calcext:value-type="float">
            <text:p>5.539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2" calcext:value-type="float">
            <text:p>65.72</text:p>
          </table:table-cell>
          <table:table-cell office:value-type="float" office:value="62" calcext:value-type="float">
            <text:p>62</text:p>
          </table:table-cell>
          <table:table-cell office:value-type="float" office:value="55.16" calcext:value-type="float">
            <text:p>55.16</text:p>
          </table:table-cell>
          <table:table-cell office:value-type="float" office:value="64.75" calcext:value-type="float">
            <text:p>64.75</text:p>
          </table:table-cell>
          <table:table-cell office:value-type="float" office:value="56.78" calcext:value-type="float">
            <text:p>56.78</text:p>
          </table:table-cell>
          <table:table-cell office:value-type="float" office:value="59.29" calcext:value-type="float">
            <text:p>59.29</text:p>
          </table:table-cell>
          <table:table-cell office:value-type="float" office:value="57.32" calcext:value-type="float">
            <text:p>57.32</text:p>
          </table:table-cell>
          <table:table-cell table:formula="of:=AVERAGE([.D30:.H30])" office:value-type="float" office:value="58.66" calcext:value-type="float">
            <text:p>58.66</text:p>
          </table:table-cell>
          <table:table-cell table:formula="of:=[.I30]/10000*1000" office:value-type="float" office:value="5.866" calcext:value-type="float">
            <text:p>5.86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58" calcext:value-type="float">
            <text:p>6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63.85" calcext:value-type="float">
            <text:p>63.85</text:p>
          </table:table-cell>
          <table:table-cell office:value-type="float" office:value="61.39" calcext:value-type="float">
            <text:p>61.39</text:p>
          </table:table-cell>
          <table:table-cell office:value-type="float" office:value="59" calcext:value-type="float">
            <text:p>59</text:p>
          </table:table-cell>
          <table:table-cell office:value-type="float" office:value="57.94" calcext:value-type="float">
            <text:p>57.94</text:p>
          </table:table-cell>
          <table:table-cell office:value-type="float" office:value="63.82" calcext:value-type="float">
            <text:p>63.82</text:p>
          </table:table-cell>
          <table:table-cell table:formula="of:=AVERAGE([.D31:.H31])" office:value-type="float" office:value="61.2" calcext:value-type="float">
            <text:p>61.2</text:p>
          </table:table-cell>
          <table:table-cell table:formula="of:=[.I31]/10000*1000" office:value-type="float" office:value="6.12" calcext:value-type="float">
            <text:p>6.1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06" calcext:value-type="float">
            <text:p>70.06</text:p>
          </table:table-cell>
          <table:table-cell office:value-type="float" office:value="64.84" calcext:value-type="float">
            <text:p>64.84</text:p>
          </table:table-cell>
          <table:table-cell office:value-type="float" office:value="58.29" calcext:value-type="float">
            <text:p>58.29</text:p>
          </table:table-cell>
          <table:table-cell office:value-type="float" office:value="61.52" calcext:value-type="float">
            <text:p>61.52</text:p>
          </table:table-cell>
          <table:table-cell office:value-type="float" office:value="57.34" calcext:value-type="float">
            <text:p>57.34</text:p>
          </table:table-cell>
          <table:table-cell office:value-type="float" office:value="72.75" calcext:value-type="float">
            <text:p>72.75</text:p>
          </table:table-cell>
          <table:table-cell office:value-type="float" office:value="62.58" calcext:value-type="float">
            <text:p>62.58</text:p>
          </table:table-cell>
          <table:table-cell table:formula="of:=AVERAGE([.D32:.H32])" office:value-type="float" office:value="62.496" calcext:value-type="float">
            <text:p>62.496</text:p>
          </table:table-cell>
          <table:table-cell table:formula="of:=[.I32]/10000*1000" office:value-type="float" office:value="6.2496" calcext:value-type="float">
            <text:p>6.249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.45" calcext:value-type="float">
            <text:p>86.45</text:p>
          </table:table-cell>
          <table:table-cell office:value-type="float" office:value="62.46" calcext:value-type="float">
            <text:p>62.46</text:p>
          </table:table-cell>
          <table:table-cell office:value-type="float" office:value="61.95" calcext:value-type="float">
            <text:p>61.95</text:p>
          </table:table-cell>
          <table:table-cell office:value-type="float" office:value="65.07" calcext:value-type="float">
            <text:p>65.07</text:p>
          </table:table-cell>
          <table:table-cell office:value-type="float" office:value="60.29" calcext:value-type="float">
            <text:p>60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75" calcext:value-type="float">
            <text:p>64.75</text:p>
          </table:table-cell>
          <table:table-cell table:formula="of:=AVERAGE([.D33:.H33])" office:value-type="float" office:value="63.346" calcext:value-type="float">
            <text:p>63.346</text:p>
          </table:table-cell>
          <table:table-cell table:formula="of:=[.I33]/10000*1000" office:value-type="float" office:value="6.3346" calcext:value-type="float">
            <text:p>6.334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09" calcext:value-type="float">
            <text:p>77.09</text:p>
          </table:table-cell>
          <table:table-cell office:value-type="float" office:value="73.33" calcext:value-type="float">
            <text:p>73.33</text:p>
          </table:table-cell>
          <table:table-cell office:value-type="float" office:value="61.69" calcext:value-type="float">
            <text:p>61.69</text:p>
          </table:table-cell>
          <table:table-cell office:value-type="float" office:value="65.56" calcext:value-type="float">
            <text:p>65.56</text:p>
          </table:table-cell>
          <table:table-cell office:value-type="float" office:value="58.03" calcext:value-type="float">
            <text:p>58.03</text:p>
          </table:table-cell>
          <table:table-cell office:value-type="float" office:value="63.33" calcext:value-type="float">
            <text:p>63.33</text:p>
          </table:table-cell>
          <table:table-cell office:value-type="float" office:value="62.32" calcext:value-type="float">
            <text:p>62.32</text:p>
          </table:table-cell>
          <table:table-cell table:formula="of:=AVERAGE([.D34:.H34])" office:value-type="float" office:value="62.186" calcext:value-type="float">
            <text:p>62.186</text:p>
          </table:table-cell>
          <table:table-cell table:formula="of:=[.I34]/10000*1000" office:value-type="float" office:value="6.2186" calcext:value-type="float">
            <text:p>6.218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2" calcext:value-type="float">
            <text:p>74.82</text:p>
          </table:table-cell>
          <table:table-cell office:value-type="float" office:value="65.99" calcext:value-type="float">
            <text:p>65.99</text:p>
          </table:table-cell>
          <table:table-cell office:value-type="float" office:value="66.41" calcext:value-type="float">
            <text:p>66.41</text:p>
          </table:table-cell>
          <table:table-cell office:value-type="float" office:value="70.99" calcext:value-type="float">
            <text:p>70.99</text:p>
          </table:table-cell>
          <table:table-cell office:value-type="float" office:value="61.59" calcext:value-type="float">
            <text:p>61.59</text:p>
          </table:table-cell>
          <table:table-cell office:value-type="float" office:value="68.98" calcext:value-type="float">
            <text:p>68.98</text:p>
          </table:table-cell>
          <table:table-cell office:value-type="float" office:value="72.27" calcext:value-type="float">
            <text:p>72.27</text:p>
          </table:table-cell>
          <table:table-cell table:formula="of:=AVERAGE([.D35:.H35])" office:value-type="float" office:value="68.048" calcext:value-type="float">
            <text:p>68.048</text:p>
          </table:table-cell>
          <table:table-cell table:formula="of:=[.I35]/10000*1000" office:value-type="float" office:value="6.8048" calcext:value-type="float">
            <text:p>6.804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office:value-type="float" office:value="71.6" calcext:value-type="float">
            <text:p>71.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45" calcext:value-type="float">
            <text:p>68.45</text:p>
          </table:table-cell>
          <table:table-cell office:value-type="float" office:value="66.52" calcext:value-type="float">
            <text:p>6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66.43" calcext:value-type="float">
            <text:p>66.43</text:p>
          </table:table-cell>
          <table:table-cell table:formula="of:=AVERAGE([.D36:.H36])" office:value-type="float" office:value="68.286" calcext:value-type="float">
            <text:p>68.286</text:p>
          </table:table-cell>
          <table:table-cell table:formula="of:=[.I36]/10000*1000" office:value-type="float" office:value="6.8286" calcext:value-type="float">
            <text:p>6.828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" calcext:value-type="float">
            <text:p>89.4</text:p>
          </table:table-cell>
          <table:table-cell office:value-type="float" office:value="69.09" calcext:value-type="float">
            <text:p>69.09</text:p>
          </table:table-cell>
          <table:table-cell office:value-type="float" office:value="65.67" calcext:value-type="float">
            <text:p>65.67</text:p>
          </table:table-cell>
          <table:table-cell office:value-type="float" office:value="79.22" calcext:value-type="float">
            <text:p>79.22</text:p>
          </table:table-cell>
          <table:table-cell office:value-type="float" office:value="64.91" calcext:value-type="float">
            <text:p>64.91</text:p>
          </table:table-cell>
          <table:table-cell office:value-type="float" office:value="79.92" calcext:value-type="float">
            <text:p>79.92</text:p>
          </table:table-cell>
          <table:table-cell office:value-type="float" office:value="69.01" calcext:value-type="float">
            <text:p>69.01</text:p>
          </table:table-cell>
          <table:table-cell table:formula="of:=AVERAGE([.D37:.H37])" office:value-type="float" office:value="71.746" calcext:value-type="float">
            <text:p>71.746</text:p>
          </table:table-cell>
          <table:table-cell table:formula="of:=[.I37]/10000*1000" office:value-type="float" office:value="7.1746" calcext:value-type="float">
            <text:p>7.174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Parallelism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Flink Native</text:p>
          </table:table-cell>
          <table:table-cell office:value-type="string" calcext:value-type="string">
            <text:p>Flink Newjobs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J13]" office:value-type="float" office:value="1.6292" calcext:value-type="float">
            <text:p>1.6292</text:p>
          </table:table-cell>
          <table:table-cell table:formula="of:=[.J42]" office:value-type="float" office:value="6.93190476190476" calcext:value-type="float">
            <text:p>6.9319047619</text:p>
          </table:table-cell>
          <table:table-cell table:formula="of:=[.J70]" office:value-type="float" office:value="149.057142857143" calcext:value-type="float">
            <text:p>149.0571428571</text:p>
          </table:table-cell>
        </table:table-row>
        <table:table-row table:style-name="ro1">
          <table:table-cell office:value-type="string" calcext:value-type="string">
            <text:p>SimpleCFFlinkNative</text:p>
          </table:table-cell>
          <table:table-cell table:number-columns-repeated="7"/>
          <table:table-cell office:value-type="string" calcext:value-type="string">
            <text:p>av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4]" office:value-type="float" office:value="2.3216" calcext:value-type="float">
            <text:p>2.3216</text:p>
          </table:table-cell>
          <table:table-cell table:formula="of:=[.J43]" office:value-type="float" office:value="10.0621428571429" calcext:value-type="float">
            <text:p>10.0621428571</text:p>
          </table:table-cell>
          <table:table-cell table:formula="of:=[.J71]" office:value-type="float" office:value="206.314285714286" calcext:value-type="float">
            <text:p>206.3142857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16.31" calcext:value-type="float">
            <text:p>16.31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6" calcext:value-type="float">
            <text:p>15.76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15.98" calcext:value-type="float">
            <text:p>15.98</text:p>
          </table:table-cell>
          <table:table-cell table:formula="of:=AVERAGE([.B42:.H43])" office:value-type="float" office:value="20.7957142857143" calcext:value-type="float">
            <text:p>20.7957142857</text:p>
          </table:table-cell>
          <table:table-cell table:formula="of:=[.I42]/3000*1000" office:value-type="float" office:value="6.93190476190476" calcext:value-type="float">
            <text:p>6.9319047619</text:p>
          </table:table-cell>
          <table:table-cell office:value-type="float" office:value="3" calcext:value-type="float">
            <text:p>3</text:p>
          </table:table-cell>
          <table:table-cell table:formula="of:=[.J15]" office:value-type="float" office:value="2.8046" calcext:value-type="float">
            <text:p>2.8046</text:p>
          </table:table-cell>
          <table:table-cell table:formula="of:=[.J44]" office:value-type="float" office:value="12.1804761904762" calcext:value-type="float">
            <text:p>12.1804761905</text:p>
          </table:table-cell>
          <table:table-cell table:formula="of:=[.J72]" office:value-type="float" office:value="246.971428571429" calcext:value-type="float">
            <text:p>246.9714285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8" calcext:value-type="float">
            <text:p>25.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4.87" calcext:value-type="float">
            <text:p>24.8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1" calcext:value-type="float">
            <text:p>25.1</text:p>
          </table:table-cell>
          <table:table-cell table:formula="of:=AVERAGE([.B43:.H44])" office:value-type="float" office:value="30.1864285714286" calcext:value-type="float">
            <text:p>30.1864285714</text:p>
          </table:table-cell>
          <table:table-cell table:formula="of:=[.I43]/3000*1000" office:value-type="float" office:value="10.0621428571429" calcext:value-type="float">
            <text:p>10.0621428571</text:p>
          </table:table-cell>
          <table:table-cell office:value-type="float" office:value="4" calcext:value-type="float">
            <text:p>4</text:p>
          </table:table-cell>
          <table:table-cell table:formula="of:=[.J16]" office:value-type="float" office:value="3.1426" calcext:value-type="float">
            <text:p>3.1426</text:p>
          </table:table-cell>
          <table:table-cell table:formula="of:=[.J45]" office:value-type="float" office:value="13.5392857142857" calcext:value-type="float">
            <text:p>13.5392857143</text:p>
          </table:table-cell>
          <table:table-cell table:formula="of:=[.J73]" office:value-type="float" office:value="308.485714285714" calcext:value-type="float">
            <text:p>308.4857142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27" calcext:value-type="float">
            <text:p>35.27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47" calcext:value-type="float">
            <text:p>31.47</text:p>
          </table:table-cell>
          <table:table-cell office:value-type="float" office:value="32.63" calcext:value-type="float">
            <text:p>32.63</text:p>
          </table:table-cell>
          <table:table-cell office:value-type="float" office:value="34.06" calcext:value-type="float">
            <text:p>34.06</text:p>
          </table:table-cell>
          <table:table-cell office:value-type="float" office:value="42.13" calcext:value-type="float">
            <text:p>42.13</text:p>
          </table:table-cell>
          <table:table-cell table:formula="of:=AVERAGE([.B44:.H45])" office:value-type="float" office:value="36.5414285714286" calcext:value-type="float">
            <text:p>36.5414285714</text:p>
          </table:table-cell>
          <table:table-cell table:formula="of:=[.I44]/3000*1000" office:value-type="float" office:value="12.1804761904762" calcext:value-type="float">
            <text:p>12.1804761905</text:p>
          </table:table-cell>
          <table:table-cell office:value-type="float" office:value="5" calcext:value-type="float">
            <text:p>5</text:p>
          </table:table-cell>
          <table:table-cell table:formula="of:=[.J17]" office:value-type="float" office:value="3.3704" calcext:value-type="float">
            <text:p>3.3704</text:p>
          </table:table-cell>
          <table:table-cell table:formula="of:=[.J46]" office:value-type="float" office:value="15.1266666666667" calcext:value-type="float">
            <text:p>15.1266666667</text:p>
          </table:table-cell>
          <table:table-cell table:formula="of:=[.J74]" office:value-type="float" office:value="348.028571428571" calcext:value-type="float">
            <text:p>348.0285714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9" calcext:value-type="float">
            <text:p>41.8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4" calcext:value-type="float">
            <text:p>35.6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3" calcext:value-type="float">
            <text:p>43.3</text:p>
          </table:table-cell>
          <table:table-cell office:value-type="float" office:value="42.86" calcext:value-type="float">
            <text:p>42.86</text:p>
          </table:table-cell>
          <table:table-cell table:formula="of:=AVERAGE([.B45:.H46])" office:value-type="float" office:value="40.6178571428571" calcext:value-type="float">
            <text:p>40.6178571429</text:p>
          </table:table-cell>
          <table:table-cell table:formula="of:=[.I45]/3000*1000" office:value-type="float" office:value="13.5392857142857" calcext:value-type="float">
            <text:p>13.5392857143</text:p>
          </table:table-cell>
          <table:table-cell office:value-type="float" office:value="6" calcext:value-type="float">
            <text:p>6</text:p>
          </table:table-cell>
          <table:table-cell table:formula="of:=[.J18]" office:value-type="float" office:value="3.6658" calcext:value-type="float">
            <text:p>3.6658</text:p>
          </table:table-cell>
          <table:table-cell table:formula="of:=[.J47]" office:value-type="float" office:value="16.627380952381" calcext:value-type="float">
            <text:p>16.6273809524</text:p>
          </table:table-cell>
          <table:table-cell table:formula="of:=[.J75]" office:value-type="float" office:value="368.571428571429" calcext:value-type="float">
            <text:p>368.5714285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02" calcext:value-type="float">
            <text:p>45.02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4" calcext:value-type="float">
            <text:p>39.04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42.13" calcext:value-type="float">
            <text:p>42.13</text:p>
          </table:table-cell>
          <table:table-cell table:formula="of:=AVERAGE([.B46:.H47])" office:value-type="float" office:value="45.38" calcext:value-type="float">
            <text:p>45.38</text:p>
          </table:table-cell>
          <table:table-cell table:formula="of:=[.I46]/3000*1000" office:value-type="float" office:value="15.1266666666667" calcext:value-type="float">
            <text:p>15.1266666667</text:p>
          </table:table-cell>
          <table:table-cell office:value-type="float" office:value="7" calcext:value-type="float">
            <text:p>7</text:p>
          </table:table-cell>
          <table:table-cell table:formula="of:=[.J19]" office:value-type="float" office:value="3.702" calcext:value-type="float">
            <text:p>3.702</text:p>
          </table:table-cell>
          <table:table-cell table:formula="of:=[.J48]" office:value-type="float" office:value="17.2090476190476" calcext:value-type="float">
            <text:p>17.209047619</text:p>
          </table:table-cell>
          <table:table-cell table:formula="of:=[.J76]" office:value-type="float" office:value="408.285714285714" calcext:value-type="float">
            <text:p>408.2857142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1" calcext:value-type="float">
            <text:p>48.81</text:p>
          </table:table-cell>
          <table:table-cell office:value-type="float" office:value="42.98" calcext:value-type="float">
            <text:p>42.98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9" calcext:value-type="float">
            <text:p>42.39</text:p>
          </table:table-cell>
          <table:table-cell office:value-type="float" office:value="61.54" calcext:value-type="float">
            <text:p>61.54</text:p>
          </table:table-cell>
          <table:table-cell office:value-type="float" office:value="53.01" calcext:value-type="float">
            <text:p>53.01</text:p>
          </table:table-cell>
          <table:table-cell office:value-type="float" office:value="43.44" calcext:value-type="float">
            <text:p>43.44</text:p>
          </table:table-cell>
          <table:table-cell table:formula="of:=AVERAGE([.B47:.H48])" office:value-type="float" office:value="49.8821428571429" calcext:value-type="float">
            <text:p>49.8821428571</text:p>
          </table:table-cell>
          <table:table-cell table:formula="of:=[.I47]/3000*1000" office:value-type="float" office:value="16.627380952381" calcext:value-type="float">
            <text:p>16.6273809524</text:p>
          </table:table-cell>
          <table:table-cell office:value-type="float" office:value="8" calcext:value-type="float">
            <text:p>8</text:p>
          </table:table-cell>
          <table:table-cell table:formula="of:=[.J20]" office:value-type="float" office:value="3.865" calcext:value-type="float">
            <text:p>3.865</text:p>
          </table:table-cell>
          <table:table-cell table:formula="of:=[.J49]" office:value-type="float" office:value="18.4466666666667" calcext:value-type="float">
            <text:p>18.4466666667</text:p>
          </table:table-cell>
          <table:table-cell table:formula="of:=[.J77]" office:value-type="float" office:value="433.885714285714" calcext:value-type="float">
            <text:p>433.88571428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94" calcext:value-type="float">
            <text:p>50.94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1" calcext:value-type="float">
            <text:p>44.01</text:p>
          </table:table-cell>
          <table:table-cell office:value-type="float" office:value="46.88" calcext:value-type="float">
            <text:p>46.88</text:p>
          </table:table-cell>
          <table:table-cell office:value-type="float" office:value="71.51" calcext:value-type="float">
            <text:p>71.51</text:p>
          </table:table-cell>
          <table:table-cell office:value-type="float" office:value="55.47" calcext:value-type="float">
            <text:p>55.47</text:p>
          </table:table-cell>
          <table:table-cell office:value-type="float" office:value="45.88" calcext:value-type="float">
            <text:p>45.88</text:p>
          </table:table-cell>
          <table:table-cell table:formula="of:=AVERAGE([.B48:.H49])" office:value-type="float" office:value="51.6271428571429" calcext:value-type="float">
            <text:p>51.6271428571</text:p>
          </table:table-cell>
          <table:table-cell table:formula="of:=[.I48]/3000*1000" office:value-type="float" office:value="17.2090476190476" calcext:value-type="float">
            <text:p>17.209047619</text:p>
          </table:table-cell>
          <table:table-cell office:value-type="float" office:value="9" calcext:value-type="float">
            <text:p>9</text:p>
          </table:table-cell>
          <table:table-cell table:formula="of:=[.J21]" office:value-type="float" office:value="4.0918" calcext:value-type="float">
            <text:p>4.0918</text:p>
          </table:table-cell>
          <table:table-cell table:formula="of:=[.J50]" office:value-type="float" office:value="20.087380952381" calcext:value-type="float">
            <text:p>20.0873809524</text:p>
          </table:table-cell>
          <table:table-cell table:formula="of:=[.J78]" office:value-type="float" office:value="453.142857142857" calcext:value-type="float">
            <text:p>453.14285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" calcext:value-type="float">
            <text:p>50.6</text:p>
          </table:table-cell>
          <table:table-cell office:value-type="float" office:value="49.75" calcext:value-type="float">
            <text:p>49.75</text:p>
          </table:table-cell>
          <table:table-cell office:value-type="float" office:value="42.92" calcext:value-type="float">
            <text:p>42.92</text:p>
          </table:table-cell>
          <table:table-cell office:value-type="float" office:value="49.23" calcext:value-type="float">
            <text:p>49.23</text:p>
          </table:table-cell>
          <table:table-cell office:value-type="float" office:value="73.38" calcext:value-type="float">
            <text:p>73.38</text:p>
          </table:table-cell>
          <table:table-cell office:value-type="float" office:value="48.67" calcext:value-type="float">
            <text:p>48.67</text:p>
          </table:table-cell>
          <table:table-cell office:value-type="float" office:value="46.61" calcext:value-type="float">
            <text:p>46.61</text:p>
          </table:table-cell>
          <table:table-cell table:formula="of:=AVERAGE([.B49:.H50])" office:value-type="float" office:value="55.34" calcext:value-type="float">
            <text:p>55.34</text:p>
          </table:table-cell>
          <table:table-cell table:formula="of:=[.I49]/3000*1000" office:value-type="float" office:value="18.4466666666667" calcext:value-type="float">
            <text:p>18.4466666667</text:p>
          </table:table-cell>
          <table:table-cell office:value-type="float" office:value="10" calcext:value-type="float">
            <text:p>10</text:p>
          </table:table-cell>
          <table:table-cell table:formula="of:=[.J22]" office:value-type="float" office:value="4.303" calcext:value-type="float">
            <text:p>4.303</text:p>
          </table:table-cell>
          <table:table-cell table:formula="of:=[.J51]" office:value-type="float" office:value="21.0580952380952" calcext:value-type="float">
            <text:p>21.0580952381</text:p>
          </table:table-cell>
          <table:table-cell table:formula="of:=[.J79]" office:value-type="float" office:value="623.771428571428" calcext:value-type="float">
            <text:p>623.771428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27" calcext:value-type="float">
            <text:p>56.27</text:p>
          </table:table-cell>
          <table:table-cell office:value-type="float" office:value="53.82" calcext:value-type="float">
            <text:p>53.82</text:p>
          </table:table-cell>
          <table:table-cell office:value-type="float" office:value="53.97" calcext:value-type="float">
            <text:p>53.97</text:p>
          </table:table-cell>
          <table:table-cell office:value-type="float" office:value="66.38" calcext:value-type="float">
            <text:p>66.38</text:p>
          </table:table-cell>
          <table:table-cell office:value-type="float" office:value="77.86" calcext:value-type="float">
            <text:p>77.86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table:formula="of:=AVERAGE([.B50:.H51])" office:value-type="float" office:value="60.2621428571429" calcext:value-type="float">
            <text:p>60.2621428571</text:p>
          </table:table-cell>
          <table:table-cell table:formula="of:=[.I50]/3000*1000" office:value-type="float" office:value="20.087380952381" calcext:value-type="float">
            <text:p>20.0873809524</text:p>
          </table:table-cell>
          <table:table-cell office:value-type="float" office:value="11" calcext:value-type="float">
            <text:p>11</text:p>
          </table:table-cell>
          <table:table-cell table:formula="of:=[.J23]" office:value-type="float" office:value="4.4062" calcext:value-type="float">
            <text:p>4.4062</text:p>
          </table:table-cell>
          <table:table-cell table:formula="of:=[.J52]" office:value-type="float" office:value="22.4045238095238" calcext:value-type="float">
            <text:p>22.4045238095</text:p>
          </table:table-cell>
          <table:table-cell table:formula="of:=[.J80]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35" calcext:value-type="float">
            <text:p>54.35</text:p>
          </table:table-cell>
          <table:table-cell office:value-type="float" office:value="52.33" calcext:value-type="float">
            <text:p>52.33</text:p>
          </table:table-cell>
          <table:table-cell office:value-type="float" office:value="50.88" calcext:value-type="float">
            <text:p>50.8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66" calcext:value-type="float">
            <text:p>70.66</text:p>
          </table:table-cell>
          <table:table-cell office:value-type="float" office:value="61.76" calcext:value-type="float">
            <text:p>61.76</text:p>
          </table:table-cell>
          <table:table-cell office:value-type="float" office:value="57.95" calcext:value-type="float">
            <text:p>57.95</text:p>
          </table:table-cell>
          <table:table-cell table:formula="of:=AVERAGE([.B51:.H52])" office:value-type="float" office:value="63.1742857142857" calcext:value-type="float">
            <text:p>63.1742857143</text:p>
          </table:table-cell>
          <table:table-cell table:formula="of:=[.I51]/3000*1000" office:value-type="float" office:value="21.0580952380952" calcext:value-type="float">
            <text:p>21.0580952381</text:p>
          </table:table-cell>
          <table:table-cell office:value-type="float" office:value="12" calcext:value-type="float">
            <text:p>12</text:p>
          </table:table-cell>
          <table:table-cell table:formula="of:=[.J24]" office:value-type="float" office:value="4.5596" calcext:value-type="float">
            <text:p>4.5596</text:p>
          </table:table-cell>
          <table:table-cell table:formula="of:=[.J53]" office:value-type="float" office:value="23.8271428571429" calcext:value-type="float">
            <text:p>23.8271428571</text:p>
          </table:table-cell>
          <table:table-cell table:formula="of:=[.J81]" office:value-type="float" office:value="673.571428571429" calcext:value-type="float">
            <text:p>673.5714285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98" calcext:value-type="float">
            <text:p>62.98</text:p>
          </table:table-cell>
          <table:table-cell office:value-type="float" office:value="58.69" calcext:value-type="float">
            <text:p>58.69</text:p>
          </table:table-cell>
          <table:table-cell office:value-type="float" office:value="59.58" calcext:value-type="float">
            <text:p>59.58</text:p>
          </table:table-cell>
          <table:table-cell office:value-type="float" office:value="89.75" calcext:value-type="float">
            <text:p>89.75</text:p>
          </table:table-cell>
          <table:table-cell office:value-type="float" office:value="69.57" calcext:value-type="float">
            <text:p>69.57</text:p>
          </table:table-cell>
          <table:table-cell office:value-type="float" office:value="58.74" calcext:value-type="float">
            <text:p>58.74</text:p>
          </table:table-cell>
          <table:table-cell office:value-type="float" office:value="55.06" calcext:value-type="float">
            <text:p>55.06</text:p>
          </table:table-cell>
          <table:table-cell table:formula="of:=AVERAGE([.B52:.H53])" office:value-type="float" office:value="67.2135714285714" calcext:value-type="float">
            <text:p>67.2135714286</text:p>
          </table:table-cell>
          <table:table-cell table:formula="of:=[.I52]/3000*1000" office:value-type="float" office:value="22.4045238095238" calcext:value-type="float">
            <text:p>22.4045238095</text:p>
          </table:table-cell>
          <table:table-cell office:value-type="float" office:value="13" calcext:value-type="float">
            <text:p>13</text:p>
          </table:table-cell>
          <table:table-cell table:formula="of:=[.J25]" office:value-type="float" office:value="4.7164" calcext:value-type="float">
            <text:p>4.7164</text:p>
          </table:table-cell>
          <table:table-cell table:formula="of:=[.J54]" office:value-type="float" office:value="25.3771428571429" calcext:value-type="float">
            <text:p>25.3771428571</text:p>
          </table:table-cell>
          <table:table-cell table:formula="of:=[.J82]" office:value-type="float" office:value="703.057142857143" calcext:value-type="float">
            <text:p>703.05714285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office:value-type="float" office:value="58.06" calcext:value-type="float">
            <text:p>58.06</text:p>
          </table:table-cell>
          <table:table-cell office:value-type="float" office:value="67.38" calcext:value-type="float">
            <text:p>67.38</text:p>
          </table:table-cell>
          <table:table-cell office:value-type="float" office:value="101.98" calcext:value-type="float">
            <text:p>101.98</text:p>
          </table:table-cell>
          <table:table-cell office:value-type="float" office:value="65.41" calcext:value-type="float">
            <text:p>65.41</text:p>
          </table:table-cell>
          <table:table-cell office:value-type="float" office:value="63.85" calcext:value-type="float">
            <text:p>63.85</text:p>
          </table:table-cell>
          <table:table-cell office:value-type="float" office:value="59.24" calcext:value-type="float">
            <text:p>59.24</text:p>
          </table:table-cell>
          <table:table-cell table:formula="of:=AVERAGE([.B53:.H54])" office:value-type="float" office:value="71.4814285714286" calcext:value-type="float">
            <text:p>71.4814285714</text:p>
          </table:table-cell>
          <table:table-cell table:formula="of:=[.I53]/3000*1000" office:value-type="float" office:value="23.8271428571429" calcext:value-type="float">
            <text:p>23.8271428571</text:p>
          </table:table-cell>
          <table:table-cell office:value-type="float" office:value="14" calcext:value-type="float">
            <text:p>14</text:p>
          </table:table-cell>
          <table:table-cell table:formula="of:=[.J26]" office:value-type="float" office:value="4.8986" calcext:value-type="float">
            <text:p>4.8986</text:p>
          </table:table-cell>
          <table:table-cell table:formula="of:=[.J55]" office:value-type="float" office:value="26.9357142857143" calcext:value-type="float">
            <text:p>26.9357142857</text:p>
          </table:table-cell>
          <table:table-cell table:formula="of:=[.J83]" office:value-type="float" office:value="698.828571428571" calcext:value-type="float">
            <text:p>698.8285714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66.04" calcext:value-type="float">
            <text:p>66.04</text:p>
          </table:table-cell>
          <table:table-cell office:value-type="float" office:value="77.93" calcext:value-type="float">
            <text:p>77.93</text:p>
          </table:table-cell>
          <table:table-cell office:value-type="float" office:value="99.43" calcext:value-type="float">
            <text:p>99.43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4" calcext:value-type="float">
            <text:p>68.24</text:p>
          </table:table-cell>
          <table:table-cell office:value-type="float" office:value="63.53" calcext:value-type="float">
            <text:p>63.53</text:p>
          </table:table-cell>
          <table:table-cell table:formula="of:=AVERAGE([.B54:.H55])" office:value-type="float" office:value="76.1314285714286" calcext:value-type="float">
            <text:p>76.1314285714</text:p>
          </table:table-cell>
          <table:table-cell table:formula="of:=[.I54]/3000*1000" office:value-type="float" office:value="25.3771428571429" calcext:value-type="float">
            <text:p>25.3771428571</text:p>
          </table:table-cell>
          <table:table-cell office:value-type="float" office:value="15" calcext:value-type="float">
            <text:p>15</text:p>
          </table:table-cell>
          <table:table-cell table:formula="of:=[.J27]" office:value-type="float" office:value="5.0692" calcext:value-type="float">
            <text:p>5.0692</text:p>
          </table:table-cell>
          <table:table-cell table:formula="of:=[.J56]" office:value-type="float" office:value="29.0090476190476" calcext:value-type="float">
            <text:p>29.009047619</text:p>
          </table:table-cell>
          <table:table-cell table:formula="of:=[.J84]" office:value-type="float" office:value="741.257142857143" calcext:value-type="float">
            <text:p>741.25714285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52" calcext:value-type="float">
            <text:p>74.52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  <table:table-cell office:value-type="float" office:value="97.22" calcext:value-type="float">
            <text:p>97.22</text:p>
          </table:table-cell>
          <table:table-cell office:value-type="float" office:value="70.55" calcext:value-type="float">
            <text:p>70.55</text:p>
          </table:table-cell>
          <table:table-cell office:value-type="float" office:value="71.73" calcext:value-type="float">
            <text:p>71.73</text:p>
          </table:table-cell>
          <table:table-cell office:value-type="float" office:value="77" calcext:value-type="float">
            <text:p>77</text:p>
          </table:table-cell>
          <table:table-cell table:formula="of:=AVERAGE([.B55:.H56])" office:value-type="float" office:value="80.8071428571428" calcext:value-type="float">
            <text:p>80.8071428571</text:p>
          </table:table-cell>
          <table:table-cell table:formula="of:=[.I55]/3000*1000" office:value-type="float" office:value="26.9357142857143" calcext:value-type="float">
            <text:p>26.9357142857</text:p>
          </table:table-cell>
          <table:table-cell office:value-type="float" office:value="16" calcext:value-type="float">
            <text:p>16</text:p>
          </table:table-cell>
          <table:table-cell table:formula="of:=[.J28]" office:value-type="float" office:value="5.2328" calcext:value-type="float">
            <text:p>5.2328</text:p>
          </table:table-cell>
          <table:table-cell table:formula="of:=[.J57]" office:value-type="float" office:value="30.6340476190476" calcext:value-type="float">
            <text:p>30.634047619</text:p>
          </table:table-cell>
          <table:table-cell table:formula="of:=[.J85]" office:value-type="float" office:value="808.914285714286" calcext:value-type="float">
            <text:p>808.91428571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1.45" calcext:value-type="float">
            <text:p>71.45</text:p>
          </table:table-cell>
          <table:table-cell office:value-type="float" office:value="116.97" calcext:value-type="float">
            <text:p>116.97</text:p>
          </table:table-cell>
          <table:table-cell office:value-type="float" office:value="90.26" calcext:value-type="float">
            <text:p>90.26</text:p>
          </table:table-cell>
          <table:table-cell office:value-type="float" office:value="75.26" calcext:value-type="float">
            <text:p>75.26</text:p>
          </table:table-cell>
          <table:table-cell office:value-type="float" office:value="70.82" calcext:value-type="float">
            <text:p>70.82</text:p>
          </table:table-cell>
          <table:table-cell office:value-type="float" office:value="76.82" calcext:value-type="float">
            <text:p>76.82</text:p>
          </table:table-cell>
          <table:table-cell table:formula="of:=AVERAGE([.B56:.H57])" office:value-type="float" office:value="87.0271428571428" calcext:value-type="float">
            <text:p>87.0271428571</text:p>
          </table:table-cell>
          <table:table-cell table:formula="of:=[.I56]/3000*1000" office:value-type="float" office:value="29.0090476190476" calcext:value-type="float">
            <text:p>29.009047619</text:p>
          </table:table-cell>
          <table:table-cell office:value-type="float" office:value="17" calcext:value-type="float">
            <text:p>17</text:p>
          </table:table-cell>
          <table:table-cell table:formula="of:=[.J29]" office:value-type="float" office:value="5.5394" calcext:value-type="float">
            <text:p>5.5394</text:p>
          </table:table-cell>
          <table:table-cell table:formula="of:=[.J58]" office:value-type="float" office:value="32.1421428571429" calcext:value-type="float">
            <text:p>32.1421428571</text:p>
          </table:table-cell>
          <table:table-cell table:formula="of:=[.J86]" office:value-type="float" office:value="862.542857142857" calcext:value-type="float">
            <text:p>862.5428571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3" calcext:value-type="float">
            <text:p>91.23</text:p>
          </table:table-cell>
          <table:table-cell office:value-type="float" office:value="79.3" calcext:value-type="float">
            <text:p>79.3</text:p>
          </table:table-cell>
          <table:table-cell office:value-type="float" office:value="124.73" calcext:value-type="float">
            <text:p>124.73</text:p>
          </table:table-cell>
          <table:table-cell office:value-type="float" office:value="86.82" calcext:value-type="float">
            <text:p>86.82</text:p>
          </table:table-cell>
          <table:table-cell office:value-type="float" office:value="89.31" calcext:value-type="float">
            <text:p>89.31</text:p>
          </table:table-cell>
          <table:table-cell office:value-type="float" office:value="78.2" calcext:value-type="float">
            <text:p>78.2</text:p>
          </table:table-cell>
          <table:table-cell office:value-type="float" office:value="89.21" calcext:value-type="float">
            <text:p>89.21</text:p>
          </table:table-cell>
          <table:table-cell table:formula="of:=AVERAGE([.B57:.H58])" office:value-type="float" office:value="91.9021428571429" calcext:value-type="float">
            <text:p>91.9021428571</text:p>
          </table:table-cell>
          <table:table-cell table:formula="of:=[.I57]/3000*1000" office:value-type="float" office:value="30.6340476190476" calcext:value-type="float">
            <text:p>30.634047619</text:p>
          </table:table-cell>
          <table:table-cell office:value-type="float" office:value="18" calcext:value-type="float">
            <text:p>18</text:p>
          </table:table-cell>
          <table:table-cell table:formula="of:=[.J30]" office:value-type="float" office:value="5.866" calcext:value-type="float">
            <text:p>5.866</text:p>
          </table:table-cell>
          <table:table-cell table:formula="of:=[.J59]" office:value-type="float" office:value="34.6785714285714" calcext:value-type="float">
            <text:p>34.6785714286</text:p>
          </table:table-cell>
          <table:table-cell table:formula="of:=[.J87]" office:value-type="float" office:value="880.342857142857" calcext:value-type="float">
            <text:p>880.34285714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09" calcext:value-type="float">
            <text:p>91.09</text:p>
          </table:table-cell>
          <table:table-cell office:value-type="float" office:value="84.87" calcext:value-type="float">
            <text:p>84.87</text:p>
          </table:table-cell>
          <table:table-cell office:value-type="float" office:value="126" calcext:value-type="float">
            <text:p>126</text:p>
          </table:table-cell>
          <table:table-cell office:value-type="float" office:value="92.06" calcext:value-type="float">
            <text:p>92.06</text:p>
          </table:table-cell>
          <table:table-cell office:value-type="float" office:value="84.43" calcext:value-type="float">
            <text:p>84.43</text:p>
          </table:table-cell>
          <table:table-cell office:value-type="float" office:value="80.73" calcext:value-type="float">
            <text:p>80.73</text:p>
          </table:table-cell>
          <table:table-cell office:value-type="float" office:value="88.65" calcext:value-type="float">
            <text:p>88.65</text:p>
          </table:table-cell>
          <table:table-cell table:formula="of:=AVERAGE([.B58:.H59])" office:value-type="float" office:value="96.4264285714286" calcext:value-type="float">
            <text:p>96.4264285714</text:p>
          </table:table-cell>
          <table:table-cell table:formula="of:=[.I58]/3000*1000" office:value-type="float" office:value="32.1421428571429" calcext:value-type="float">
            <text:p>32.1421428571</text:p>
          </table:table-cell>
          <table:table-cell office:value-type="float" office:value="19" calcext:value-type="float">
            <text:p>19</text:p>
          </table:table-cell>
          <table:table-cell table:formula="of:=[.J31]" office:value-type="float" office:value="6.12" calcext:value-type="float">
            <text:p>6.12</text:p>
          </table:table-cell>
          <table:table-cell table:formula="of:=[.J60]" office:value-type="float" office:value="36.6759523809524" calcext:value-type="float">
            <text:p>36.675952381</text:p>
          </table:table-cell>
          <table:table-cell table:formula="of:=[.J88]" office:value-type="float" office:value="895.571428571429" calcext:value-type="float">
            <text:p>895.57142857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.03" calcext:value-type="float">
            <text:p>97.03</text:p>
          </table:table-cell>
          <table:table-cell office:value-type="float" office:value="81.18" calcext:value-type="float">
            <text:p>81.1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23" calcext:value-type="float">
            <text:p>87.23</text:p>
          </table:table-cell>
          <table:table-cell office:value-type="float" office:value="96.63" calcext:value-type="float">
            <text:p>96.63</text:p>
          </table:table-cell>
          <table:table-cell table:formula="of:=AVERAGE([.B59:.H60])" office:value-type="float" office:value="104.035714285714" calcext:value-type="float">
            <text:p>104.0357142857</text:p>
          </table:table-cell>
          <table:table-cell table:formula="of:=[.I59]/3000*1000" office:value-type="float" office:value="34.6785714285714" calcext:value-type="float">
            <text:p>34.6785714286</text:p>
          </table:table-cell>
          <table:table-cell office:value-type="float" office:value="20" calcext:value-type="float">
            <text:p>20</text:p>
          </table:table-cell>
          <table:table-cell table:formula="of:=[.J32]" office:value-type="float" office:value="6.2496" calcext:value-type="float">
            <text:p>6.2496</text:p>
          </table:table-cell>
          <table:table-cell table:formula="of:=[.J61]" office:value-type="float" office:value="37.1173809523809" calcext:value-type="float">
            <text:p>37.1173809524</text:p>
          </table:table-cell>
          <table:table-cell table:formula="of:=[.J89]"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68" calcext:value-type="float">
            <text:p>95.68</text:p>
          </table:table-cell>
          <table:table-cell office:value-type="float" office:value="83.18" calcext:value-type="float">
            <text:p>83.18</text:p>
          </table:table-cell>
          <table:table-cell office:value-type="float" office:value="149.68" calcext:value-type="float">
            <text:p>149.68</text:p>
          </table:table-cell>
          <table:table-cell office:value-type="float" office:value="117.02" calcext:value-type="float">
            <text:p>117.0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15" calcext:value-type="float">
            <text:p>104.15</text:p>
          </table:table-cell>
          <table:table-cell office:value-type="float" office:value="94.24" calcext:value-type="float">
            <text:p>94.24</text:p>
          </table:table-cell>
          <table:table-cell table:formula="of:=AVERAGE([.B60:.H61])" office:value-type="float" office:value="110.027857142857" calcext:value-type="float">
            <text:p>110.0278571429</text:p>
          </table:table-cell>
          <table:table-cell table:formula="of:=[.I60]/3000*1000" office:value-type="float" office:value="36.6759523809524" calcext:value-type="float">
            <text:p>36.675952381</text:p>
          </table:table-cell>
          <table:table-cell office:value-type="float" office:value="21" calcext:value-type="float">
            <text:p>21</text:p>
          </table:table-cell>
          <table:table-cell table:formula="of:=[.J33]" office:value-type="float" office:value="6.3346" calcext:value-type="float">
            <text:p>6.3346</text:p>
          </table:table-cell>
          <table:table-cell table:formula="of:=[.J62]" office:value-type="float" office:value="37.7876190476191" calcext:value-type="float">
            <text:p>37.7876190476</text:p>
          </table:table-cell>
          <table:table-cell table:formula="of:=[.J90]" office:value-type="float" office:value="997.285714285714" calcext:value-type="float">
            <text:p>997.28571428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4.3" calcext:value-type="float">
            <text:p>104.3</text:p>
          </table:table-cell>
          <table:table-cell office:value-type="float" office:value="99.4" calcext:value-type="float">
            <text:p>99.4</text:p>
          </table:table-cell>
          <table:table-cell office:value-type="float" office:value="104.97" calcext:value-type="float">
            <text:p>104.97</text:p>
          </table:table-cell>
          <table:table-cell office:value-type="float" office:value="95.77" calcext:value-type="float">
            <text:p>95.77</text:p>
          </table:table-cell>
          <table:table-cell office:value-type="float" office:value="123.08" calcext:value-type="float">
            <text:p>123.08</text:p>
          </table:table-cell>
          <table:table-cell table:formula="of:=AVERAGE([.B61:.H62])" office:value-type="float" office:value="111.352142857143" calcext:value-type="float">
            <text:p>111.3521428571</text:p>
          </table:table-cell>
          <table:table-cell table:formula="of:=[.I61]/3000*1000" office:value-type="float" office:value="37.1173809523809" calcext:value-type="float">
            <text:p>37.1173809524</text:p>
          </table:table-cell>
          <table:table-cell office:value-type="float" office:value="22" calcext:value-type="float">
            <text:p>22</text:p>
          </table:table-cell>
          <table:table-cell table:formula="of:=[.J34]" office:value-type="float" office:value="6.2186" calcext:value-type="float">
            <text:p>6.2186</text:p>
          </table:table-cell>
          <table:table-cell table:formula="of:=[.J63]" office:value-type="float" office:value="39.5361904761905" calcext:value-type="float">
            <text:p>39.5361904762</text:p>
          </table:table-cell>
          <table:table-cell table:formula="of:=[.J91]" office:value-type="float" office:value="942.657142857143" calcext:value-type="float">
            <text:p>942.65714285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33.32" calcext:value-type="float">
            <text:p>133.3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87" calcext:value-type="float">
            <text:p>94.87</text:p>
          </table:table-cell>
          <table:table-cell office:value-type="float" office:value="108.14" calcext:value-type="float">
            <text:p>108.14</text:p>
          </table:table-cell>
          <table:table-cell table:formula="of:=AVERAGE([.B62:.H63])" office:value-type="float" office:value="113.362857142857" calcext:value-type="float">
            <text:p>113.3628571429</text:p>
          </table:table-cell>
          <table:table-cell table:formula="of:=[.I62]/3000*1000" office:value-type="float" office:value="37.7876190476191" calcext:value-type="float">
            <text:p>37.7876190476</text:p>
          </table:table-cell>
          <table:table-cell office:value-type="float" office:value="23" calcext:value-type="float">
            <text:p>23</text:p>
          </table:table-cell>
          <table:table-cell table:formula="of:=[.J35]" office:value-type="float" office:value="6.8048" calcext:value-type="float">
            <text:p>6.8048</text:p>
          </table:table-cell>
          <table:table-cell table:formula="of:=[.J64]" office:value-type="float" office:value="40.5271428571429" calcext:value-type="float">
            <text:p>40.5271428571</text:p>
          </table:table-cell>
          <table:table-cell table:formula="of:=[.J92]" office:value-type="float" office:value="983.057142857143" calcext:value-type="float">
            <text:p>983.05714285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4.2" calcext:value-type="float">
            <text:p>134.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19" calcext:value-type="float">
            <text:p>106.19</text:p>
          </table:table-cell>
          <table:table-cell table:formula="of:=AVERAGE([.B63:.H64])" office:value-type="float" office:value="118.608571428571" calcext:value-type="float">
            <text:p>118.6085714286</text:p>
          </table:table-cell>
          <table:table-cell table:formula="of:=[.I63]/3000*1000" office:value-type="float" office:value="39.5361904761905" calcext:value-type="float">
            <text:p>39.5361904762</text:p>
          </table:table-cell>
          <table:table-cell office:value-type="float" office:value="24" calcext:value-type="float">
            <text:p>24</text:p>
          </table:table-cell>
          <table:table-cell table:formula="of:=[.J36]" office:value-type="float" office:value="6.8286" calcext:value-type="float">
            <text:p>6.8286</text:p>
          </table:table-cell>
          <table:table-cell table:formula="of:=[.J65]" office:value-type="float" office:value="42.1259523809524" calcext:value-type="float">
            <text:p>42.125952381</text:p>
          </table:table-cell>
          <table:table-cell table:formula="of:=[.J93]" office:value-type="float" office:value="1054.91428571429" calcext:value-type="float">
            <text:p>1054.91428571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.51" calcext:value-type="float">
            <text:p>112.51</text:p>
          </table:table-cell>
          <table:table-cell office:value-type="float" office:value="169.46" calcext:value-type="float">
            <text:p>169.46</text:p>
          </table:table-cell>
          <table:table-cell office:value-type="float" office:value="125.81" calcext:value-type="float">
            <text:p>125.81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3" calcext:value-type="float">
            <text:p>123</text:p>
          </table:table-cell>
          <table:table-cell table:formula="of:=AVERAGE([.B64:.H65])" office:value-type="float" office:value="121.581428571429" calcext:value-type="float">
            <text:p>121.5814285714</text:p>
          </table:table-cell>
          <table:table-cell table:formula="of:=[.I64]/3000*1000" office:value-type="float" office:value="40.5271428571429" calcext:value-type="float">
            <text:p>40.5271428571</text:p>
          </table:table-cell>
          <table:table-cell office:value-type="float" office:value="25" calcext:value-type="float">
            <text:p>25</text:p>
          </table:table-cell>
          <table:table-cell table:formula="of:=[.J37]" office:value-type="float" office:value="7.1746" calcext:value-type="float">
            <text:p>7.1746</text:p>
          </table:table-cell>
          <table:table-cell table:formula="of:=[.J66]" office:value-type="float" office:value="43.4995238095238" calcext:value-type="float">
            <text:p>43.4995238095</text:p>
          </table:table-cell>
          <table:table-cell table:formula="of:=[.J94]" office:value-type="float" office:value="1102.14285714286" calcext:value-type="float">
            <text:p>1102.14285714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59.38" calcext:value-type="float">
            <text:p>159.38</text:p>
          </table:table-cell>
          <table:table-cell office:value-type="float" office:value="123.32" calcext:value-type="float">
            <text:p>123.32</text:p>
          </table:table-cell>
          <table:table-cell office:value-type="float" office:value="118.07" calcext:value-type="float">
            <text:p>118.07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1.09" calcext:value-type="float">
            <text:p>121.09</text:p>
          </table:table-cell>
          <table:table-cell table:formula="of:=AVERAGE([.B65:.H66])" office:value-type="float" office:value="126.377857142857" calcext:value-type="float">
            <text:p>126.3778571429</text:p>
          </table:table-cell>
          <table:table-cell table:formula="of:=[.I65]/3000*1000" office:value-type="float" office:value="42.1259523809524" calcext:value-type="float">
            <text:p>42.12595238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52" calcext:value-type="float">
            <text:p>125.52</text:p>
          </table:table-cell>
          <table:table-cell office:value-type="float" office:value="177.1" calcext:value-type="float">
            <text:p>177.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3.72" calcext:value-type="float">
            <text:p>113.72</text:p>
          </table:table-cell>
          <table:table-cell office:value-type="float" office:value="128.74" calcext:value-type="float">
            <text:p>128.74</text:p>
          </table:table-cell>
          <table:table-cell table:formula="of:=AVERAGE([.B66:.H67])" office:value-type="float" office:value="130.498571428571" calcext:value-type="float">
            <text:p>130.4985714286</text:p>
          </table:table-cell>
          <table:table-cell table:formula="of:=[.I66]/3000*1000" office:value-type="float" office:value="43.4995238095238" calcext:value-type="float">
            <text:p>43.4995238095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impleCFNewjob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7.21" calcext:value-type="float">
            <text:p>7.21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  <table:table-cell office:value-type="float" office:value="7.21" calcext:value-type="float">
            <text:p>7.21</text:p>
          </table:table-cell>
          <table:table-cell office:value-type="float" office:value="7.23" calcext:value-type="float">
            <text:p>7.23</text:p>
          </table:table-cell>
          <table:table-cell office:value-type="float" office:value="7.37" calcext:value-type="float">
            <text:p>7.37</text:p>
          </table:table-cell>
          <table:table-cell table:formula="of:=AVERAGE([.B70:.H70])" office:value-type="float" office:value="7.45285714285714" calcext:value-type="float">
            <text:p>7.4528571429</text:p>
          </table:table-cell>
          <table:table-cell table:formula="of:=[.I70]/50*1000" office:value-type="float" office:value="149.057142857143" calcext:value-type="float">
            <text:p>149.05714285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" calcext:value-type="float">
            <text:p>11.4</text:p>
          </table:table-cell>
          <table:table-cell office:value-type="float" office:value="9.32" calcext:value-type="float">
            <text:p>9.32</text:p>
          </table:table-cell>
          <table:table-cell office:value-type="float" office:value="10.18" calcext:value-type="float">
            <text:p>10.18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formula="of:=AVERAGE([.B71:.H71])" office:value-type="float" office:value="10.3157142857143" calcext:value-type="float">
            <text:p>10.3157142857</text:p>
          </table:table-cell>
          <table:table-cell table:formula="of:=[.I71]/50*1000" office:value-type="float" office:value="206.314285714286" calcext:value-type="float">
            <text:p>206.31428571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13" calcext:value-type="float">
            <text:p>12.13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2" calcext:value-type="float">
            <text:p>12.02</text:p>
          </table:table-cell>
          <table:table-cell office:value-type="float" office:value="11.51" calcext:value-type="float">
            <text:p>11.51</text:p>
          </table:table-cell>
          <table:table-cell table:formula="of:=AVERAGE([.B72:.H72])" office:value-type="float" office:value="12.3485714285714" calcext:value-type="float">
            <text:p>12.3485714286</text:p>
          </table:table-cell>
          <table:table-cell table:formula="of:=[.I72]/50*1000" office:value-type="float" office:value="246.971428571429" calcext:value-type="float">
            <text:p>246.971428571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7" calcext:value-type="float">
            <text:p>17.57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4" calcext:value-type="float">
            <text:p>15.54</text:p>
          </table:table-cell>
          <table:table-cell office:value-type="float" office:value="14.69" calcext:value-type="float">
            <text:p>14.6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89" calcext:value-type="float">
            <text:p>13.89</text:p>
          </table:table-cell>
          <table:table-cell table:formula="of:=AVERAGE([.B73:.H73])" office:value-type="float" office:value="15.4242857142857" calcext:value-type="float">
            <text:p>15.4242857143</text:p>
          </table:table-cell>
          <table:table-cell table:formula="of:=[.I73]/50*1000" office:value-type="float" office:value="308.485714285714" calcext:value-type="float">
            <text:p>308.48571428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28" calcext:value-type="float">
            <text:p>19.28</text:p>
          </table:table-cell>
          <table:table-cell office:value-type="float" office:value="18.31" calcext:value-type="float">
            <text:p>18.3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27" calcext:value-type="float">
            <text:p>16.27</text:p>
          </table:table-cell>
          <table:table-cell office:value-type="float" office:value="19.02" calcext:value-type="float">
            <text:p>19.02</text:p>
          </table:table-cell>
          <table:table-cell office:value-type="float" office:value="17.16" calcext:value-type="float">
            <text:p>17.16</text:p>
          </table:table-cell>
          <table:table-cell table:formula="of:=AVERAGE([.B74:.H74])" office:value-type="float" office:value="17.4014285714286" calcext:value-type="float">
            <text:p>17.4014285714</text:p>
          </table:table-cell>
          <table:table-cell table:formula="of:=[.I74]/50*1000" office:value-type="float" office:value="348.028571428571" calcext:value-type="float">
            <text:p>348.028571428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.42</text:p>
          </table:table-cell>
          <table:table-cell office:value-type="float" office:value="19.47" calcext:value-type="float">
            <text:p>19.4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73" calcext:value-type="float">
            <text:p>16.73</text:p>
          </table:table-cell>
          <table:table-cell office:value-type="float" office:value="18.93" calcext:value-type="float">
            <text:p>18.93</text:p>
          </table:table-cell>
          <table:table-cell office:value-type="float" office:value="18.61" calcext:value-type="float">
            <text:p>18.61</text:p>
          </table:table-cell>
          <table:table-cell office:value-type="float" office:value="18.08" calcext:value-type="float">
            <text:p>18.08</text:p>
          </table:table-cell>
          <table:table-cell table:formula="of:=AVERAGE([.B75:.H75])" office:value-type="float" office:value="18.4285714285714" calcext:value-type="float">
            <text:p>18.4285714286</text:p>
          </table:table-cell>
          <table:table-cell table:formula="of:=[.I75]/50*1000" office:value-type="float" office:value="368.571428571429" calcext:value-type="float">
            <text:p>368.571428571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" calcext:value-type="float">
            <text:p>18.49</text:p>
          </table:table-cell>
          <table:table-cell office:value-type="float" office:value="25.98" calcext:value-type="float">
            <text:p>25.98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8" calcext:value-type="float">
            <text:p>19.18</text:p>
          </table:table-cell>
          <table:table-cell office:value-type="float" office:value="18.3" calcext:value-type="float">
            <text:p>18.3</text:p>
          </table:table-cell>
          <table:table-cell office:value-type="float" office:value="21.33" calcext:value-type="float">
            <text:p>21.33</text:p>
          </table:table-cell>
          <table:table-cell office:value-type="float" office:value="19.19" calcext:value-type="float">
            <text:p>19.19</text:p>
          </table:table-cell>
          <table:table-cell table:formula="of:=AVERAGE([.B76:.H76])" office:value-type="float" office:value="20.4142857142857" calcext:value-type="float">
            <text:p>20.4142857143</text:p>
          </table:table-cell>
          <table:table-cell table:formula="of:=[.I76]/50*1000" office:value-type="float" office:value="408.285714285714" calcext:value-type="float">
            <text:p>408.28571428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9" calcext:value-type="float">
            <text:p>28.39</text:p>
          </table:table-cell>
          <table:table-cell office:value-type="float" office:value="21.51" calcext:value-type="float">
            <text:p>2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20.15" calcext:value-type="float">
            <text:p>20.1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79" calcext:value-type="float">
            <text:p>19.79</text:p>
          </table:table-cell>
          <table:table-cell table:formula="of:=AVERAGE([.B77:.H77])" office:value-type="float" office:value="21.6942857142857" calcext:value-type="float">
            <text:p>21.6942857143</text:p>
          </table:table-cell>
          <table:table-cell table:formula="of:=[.I77]/50*1000" office:value-type="float" office:value="433.885714285714" calcext:value-type="float">
            <text:p>433.88571428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.18</text:p>
          </table:table-cell>
          <table:table-cell office:value-type="float" office:value="20.82" calcext:value-type="float">
            <text:p>20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2.52" calcext:value-type="float">
            <text:p>2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20.65" calcext:value-type="float">
            <text:p>20.65</text:p>
          </table:table-cell>
          <table:table-cell table:formula="of:=AVERAGE([.B78:.H78])" office:value-type="float" office:value="22.6571428571429" calcext:value-type="float">
            <text:p>22.6571428571</text:p>
          </table:table-cell>
          <table:table-cell table:formula="of:=[.I78]/50*1000" office:value-type="float" office:value="453.142857142857" calcext:value-type="float">
            <text:p>453.14285714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9" calcext:value-type="float">
            <text:p>36.09</text:p>
          </table:table-cell>
          <table:table-cell office:value-type="float" office:value="30.5" calcext:value-type="float">
            <text:p>30.5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4" calcext:value-type="float">
            <text:p>27.1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94" calcext:value-type="float">
            <text:p>25.94</text:p>
          </table:table-cell>
          <table:table-cell office:value-type="float" office:value="46.91" calcext:value-type="float">
            <text:p>46.91</text:p>
          </table:table-cell>
          <table:table-cell table:formula="of:=AVERAGE([.B79:.H79])" office:value-type="float" office:value="31.1885714285714" calcext:value-type="float">
            <text:p>31.1885714286</text:p>
          </table:table-cell>
          <table:table-cell table:formula="of:=[.I79]/50*1000" office:value-type="float" office:value="623.771428571428" calcext:value-type="float">
            <text:p>623.771428571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29.23" calcext:value-type="float">
            <text:p>29.23</text:p>
          </table:table-cell>
          <table:table-cell office:value-type="float" office:value="25.02" calcext:value-type="float">
            <text:p>25.02</text:p>
          </table:table-cell>
          <table:table-cell office:value-type="float" office:value="24.17" calcext:value-type="float">
            <text:p>24.17</text:p>
          </table:table-cell>
          <table:table-cell office:value-type="float" office:value="26.04" calcext:value-type="float">
            <text:p>26.04</text:p>
          </table:table-cell>
          <table:table-cell office:value-type="float" office:value="27.17" calcext:value-type="float">
            <text:p>27.17</text:p>
          </table:table-cell>
          <table:table-cell office:value-type="float" office:value="47.27" calcext:value-type="float">
            <text:p>47.27</text:p>
          </table:table-cell>
          <table:table-cell table:formula="of:=AVERAGE([.B80:.H80])" office:value-type="float" office:value="30.6" calcext:value-type="float">
            <text:p>30.6</text:p>
          </table:table-cell>
          <table:table-cell table:formula="of:=[.I80]/50*1000"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86" calcext:value-type="float">
            <text:p>28.86</text:p>
          </table:table-cell>
          <table:table-cell office:value-type="float" office:value="28.94" calcext:value-type="float">
            <text:p>28.94</text:p>
          </table:table-cell>
          <table:table-cell office:value-type="float" office:value="28.85" calcext:value-type="float">
            <text:p>28.85</text:p>
          </table:table-cell>
          <table:table-cell office:value-type="float" office:value="27.53" calcext:value-type="float">
            <text:p>27.53</text:p>
          </table:table-cell>
          <table:table-cell office:value-type="float" office:value="35.86" calcext:value-type="float">
            <text:p>35.86</text:p>
          </table:table-cell>
          <table:table-cell office:value-type="float" office:value="47.92" calcext:value-type="float">
            <text:p>47.92</text:p>
          </table:table-cell>
          <table:table-cell table:formula="of:=AVERAGE([.B81:.H81])" office:value-type="float" office:value="33.6785714285714" calcext:value-type="float">
            <text:p>33.6785714286</text:p>
          </table:table-cell>
          <table:table-cell table:formula="of:=[.I81]/50*1000" office:value-type="float" office:value="673.571428571429" calcext:value-type="float">
            <text:p>673.571428571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7" calcext:value-type="float">
            <text:p>34.57</text:p>
          </table:table-cell>
          <table:table-cell office:value-type="float" office:value="31.16" calcext:value-type="float">
            <text:p>31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9.42" calcext:value-type="float">
            <text:p>29.42</text:p>
          </table:table-cell>
          <table:table-cell office:value-type="float" office:value="34.28" calcext:value-type="float">
            <text:p>34.28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table:formula="of:=AVERAGE([.B82:.H82])" office:value-type="float" office:value="35.1528571428571" calcext:value-type="float">
            <text:p>35.1528571429</text:p>
          </table:table-cell>
          <table:table-cell table:formula="of:=[.I82]/50*1000" office:value-type="float" office:value="703.057142857143" calcext:value-type="float">
            <text:p>703.057142857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04" calcext:value-type="float">
            <text:p>39.04</text:p>
          </table:table-cell>
          <table:table-cell office:value-type="float" office:value="29.59" calcext:value-type="float">
            <text:p>29.59</text:p>
          </table:table-cell>
          <table:table-cell office:value-type="float" office:value="29.7" calcext:value-type="float">
            <text:p>29.7</text:p>
          </table:table-cell>
          <table:table-cell office:value-type="float" office:value="29.76" calcext:value-type="float">
            <text:p>29.76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51.03" calcext:value-type="float">
            <text:p>51.03</text:p>
          </table:table-cell>
          <table:table-cell table:formula="of:=AVERAGE([.B83:.H83])" office:value-type="float" office:value="34.9414285714286" calcext:value-type="float">
            <text:p>34.9414285714</text:p>
          </table:table-cell>
          <table:table-cell table:formula="of:=[.I83]/50*1000" office:value-type="float" office:value="698.828571428571" calcext:value-type="float">
            <text:p>698.828571428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9.53" calcext:value-type="float">
            <text:p>29.53</text:p>
          </table:table-cell>
          <table:table-cell office:value-type="float" office:value="31.97" calcext:value-type="float">
            <text:p>31.97</text:p>
          </table:table-cell>
          <table:table-cell office:value-type="float" office:value="31.1" calcext:value-type="float">
            <text:p>31.1</text:p>
          </table:table-cell>
          <table:table-cell office:value-type="float" office:value="31.25" calcext:value-type="float">
            <text:p>31.25</text:p>
          </table:table-cell>
          <table:table-cell office:value-type="float" office:value="53.24" calcext:value-type="float">
            <text:p>53.24</text:p>
          </table:table-cell>
          <table:table-cell office:value-type="float" office:value="39.8" calcext:value-type="float">
            <text:p>39.8</text:p>
          </table:table-cell>
          <table:table-cell table:formula="of:=AVERAGE([.B84:.H84])" office:value-type="float" office:value="37.0628571428571" calcext:value-type="float">
            <text:p>37.0628571429</text:p>
          </table:table-cell>
          <table:table-cell table:formula="of:=[.I84]/50*1000" office:value-type="float" office:value="741.257142857143" calcext:value-type="float">
            <text:p>741.257142857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41" calcext:value-type="float">
            <text:p>44.41</text:p>
          </table:table-cell>
          <table:table-cell office:value-type="float" office:value="37.79" calcext:value-type="float">
            <text:p>37.79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4" calcext:value-type="float">
            <text:p>33.64</text:p>
          </table:table-cell>
          <table:table-cell office:value-type="float" office:value="36.47" calcext:value-type="float">
            <text:p>36.47</text:p>
          </table:table-cell>
          <table:table-cell office:value-type="float" office:value="56.47" calcext:value-type="float">
            <text:p>56.47</text:p>
          </table:table-cell>
          <table:table-cell office:value-type="float" office:value="40.41" calcext:value-type="float">
            <text:p>40.41</text:p>
          </table:table-cell>
          <table:table-cell table:formula="of:=AVERAGE([.B85:.H85])" office:value-type="float" office:value="40.4457142857143" calcext:value-type="float">
            <text:p>40.4457142857</text:p>
          </table:table-cell>
          <table:table-cell table:formula="of:=[.I85]/50*1000" office:value-type="float" office:value="808.914285714286" calcext:value-type="float">
            <text:p>808.914285714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9" calcext:value-type="float">
            <text:p>44.59</text:p>
          </table:table-cell>
          <table:table-cell office:value-type="float" office:value="35.45" calcext:value-type="float">
            <text:p>35.45</text:p>
          </table:table-cell>
          <table:table-cell office:value-type="float" office:value="34.64" calcext:value-type="float">
            <text:p>34.64</text:p>
          </table:table-cell>
          <table:table-cell office:value-type="float" office:value="34.17" calcext:value-type="float">
            <text:p>34.17</text:p>
          </table:table-cell>
          <table:table-cell office:value-type="float" office:value="58.19" calcext:value-type="float">
            <text:p>58.19</text:p>
          </table:table-cell>
          <table:table-cell office:value-type="float" office:value="53.43" calcext:value-type="float">
            <text:p>53.43</text:p>
          </table:table-cell>
          <table:table-cell office:value-type="float" office:value="41.42" calcext:value-type="float">
            <text:p>41.42</text:p>
          </table:table-cell>
          <table:table-cell table:formula="of:=AVERAGE([.B86:.H86])" office:value-type="float" office:value="43.1271428571429" calcext:value-type="float">
            <text:p>43.1271428571</text:p>
          </table:table-cell>
          <table:table-cell table:formula="of:=[.I86]/50*1000" office:value-type="float" office:value="862.542857142857" calcext:value-type="float">
            <text:p>862.542857142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29" calcext:value-type="float">
            <text:p>48.29</text:p>
          </table:table-cell>
          <table:table-cell office:value-type="float" office:value="36.62" calcext:value-type="float">
            <text:p>36.62</text:p>
          </table:table-cell>
          <table:table-cell office:value-type="float" office:value="33.84" calcext:value-type="float">
            <text:p>33.84</text:p>
          </table:table-cell>
          <table:table-cell office:value-type="float" office:value="36.32" calcext:value-type="float">
            <text:p>36.32</text:p>
          </table:table-cell>
          <table:table-cell office:value-type="float" office:value="64.79" calcext:value-type="float">
            <text:p>64.79</text:p>
          </table:table-cell>
          <table:table-cell office:value-type="float" office:value="48.01" calcext:value-type="float">
            <text:p>48.01</text:p>
          </table:table-cell>
          <table:table-cell office:value-type="float" office:value="40.25" calcext:value-type="float">
            <text:p>40.25</text:p>
          </table:table-cell>
          <table:table-cell table:formula="of:=AVERAGE([.B87:.H87])" office:value-type="float" office:value="44.0171428571429" calcext:value-type="float">
            <text:p>44.0171428571</text:p>
          </table:table-cell>
          <table:table-cell table:formula="of:=[.I87]/50*1000" office:value-type="float" office:value="880.342857142857" calcext:value-type="float">
            <text:p>880.342857142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28" calcext:value-type="float">
            <text:p>42.28</text:p>
          </table:table-cell>
          <table:table-cell office:value-type="float" office:value="41.05" calcext:value-type="float">
            <text:p>41.05</text:p>
          </table:table-cell>
          <table:table-cell office:value-type="float" office:value="44.53" calcext:value-type="float">
            <text:p>44.53</text:p>
          </table:table-cell>
          <table:table-cell office:value-type="float" office:value="36.01" calcext:value-type="float">
            <text:p>36.01</text:p>
          </table:table-cell>
          <table:table-cell office:value-type="float" office:value="65.55" calcext:value-type="float">
            <text:p>65.55</text:p>
          </table:table-cell>
          <table:table-cell office:value-type="float" office:value="44.11" calcext:value-type="float">
            <text:p>44.11</text:p>
          </table:table-cell>
          <table:table-cell office:value-type="float" office:value="39.92" calcext:value-type="float">
            <text:p>39.92</text:p>
          </table:table-cell>
          <table:table-cell table:formula="of:=AVERAGE([.B88:.H88])" office:value-type="float" office:value="44.7785714285714" calcext:value-type="float">
            <text:p>44.7785714286</text:p>
          </table:table-cell>
          <table:table-cell table:formula="of:=[.I88]/50*1000" office:value-type="float" office:value="895.571428571429" calcext:value-type="float">
            <text:p>895.57142857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2" calcext:value-type="float">
            <text:p>43.72</text:p>
          </table:table-cell>
          <table:table-cell office:value-type="float" office:value="47.67" calcext:value-type="float">
            <text:p>47.67</text:p>
          </table:table-cell>
          <table:table-cell office:value-type="float" office:value="48.21" calcext:value-type="float">
            <text:p>48.21</text:p>
          </table:table-cell>
          <table:table-cell office:value-type="float" office:value="55.18" calcext:value-type="float">
            <text:p>55.18</text:p>
          </table:table-cell>
          <table:table-cell office:value-type="float" office:value="54.4" calcext:value-type="float">
            <text:p>54.4</text:p>
          </table:table-cell>
          <table:table-cell office:value-type="float" office:value="43.96" calcext:value-type="float">
            <text:p>43.96</text:p>
          </table:table-cell>
          <table:table-cell office:value-type="float" office:value="42.16" calcext:value-type="float">
            <text:p>42.16</text:p>
          </table:table-cell>
          <table:table-cell table:formula="of:=AVERAGE([.B89:.H89])" office:value-type="float" office:value="47.9" calcext:value-type="float">
            <text:p>47.9</text:p>
          </table:table-cell>
          <table:table-cell table:formula="of:=[.I89]/50*1000"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14" calcext:value-type="float">
            <text:p>56.14</text:p>
          </table:table-cell>
          <table:table-cell office:value-type="float" office:value="45.2" calcext:value-type="float">
            <text:p>45.2</text:p>
          </table:table-cell>
          <table:table-cell office:value-type="float" office:value="39.25" calcext:value-type="float">
            <text:p>39.25</text:p>
          </table:table-cell>
          <table:table-cell office:value-type="float" office:value="62.57" calcext:value-type="float">
            <text:p>62.57</text:p>
          </table:table-cell>
          <table:table-cell office:value-type="float" office:value="53.91" calcext:value-type="float">
            <text:p>53.91</text:p>
          </table:table-cell>
          <table:table-cell office:value-type="float" office:value="43.11" calcext:value-type="float">
            <text:p>43.11</text:p>
          </table:table-cell>
          <table:table-cell office:value-type="float" office:value="48.87" calcext:value-type="float">
            <text:p>48.87</text:p>
          </table:table-cell>
          <table:table-cell table:formula="of:=AVERAGE([.B90:.H90])" office:value-type="float" office:value="49.8642857142857" calcext:value-type="float">
            <text:p>49.8642857143</text:p>
          </table:table-cell>
          <table:table-cell table:formula="of:=[.I90]/50*1000" office:value-type="float" office:value="997.285714285714" calcext:value-type="float">
            <text:p>997.285714285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8" calcext:value-type="float">
            <text:p>45.18</text:p>
          </table:table-cell>
          <table:table-cell office:value-type="float" office:value="40.96" calcext:value-type="float">
            <text:p>40.96</text:p>
          </table:table-cell>
          <table:table-cell office:value-type="float" office:value="39.56" calcext:value-type="float">
            <text:p>39.56</text:p>
          </table:table-cell>
          <table:table-cell office:value-type="float" office:value="53.55" calcext:value-type="float">
            <text:p>53.55</text:p>
          </table:table-cell>
          <table:table-cell office:value-type="float" office:value="56.87" calcext:value-type="float">
            <text:p>56.87</text:p>
          </table:table-cell>
          <table:table-cell office:value-type="float" office:value="45.89" calcext:value-type="float">
            <text:p>45.89</text:p>
          </table:table-cell>
          <table:table-cell office:value-type="float" office:value="47.92" calcext:value-type="float">
            <text:p>47.92</text:p>
          </table:table-cell>
          <table:table-cell table:formula="of:=AVERAGE([.B91:.H91])" office:value-type="float" office:value="47.1328571428571" calcext:value-type="float">
            <text:p>47.1328571429</text:p>
          </table:table-cell>
          <table:table-cell table:formula="of:=[.I91]/50*1000" office:value-type="float" office:value="942.657142857143" calcext:value-type="float">
            <text:p>942.657142857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76" calcext:value-type="float">
            <text:p>53.76</text:p>
          </table:table-cell>
          <table:table-cell office:value-type="float" office:value="40.5" calcext:value-type="float">
            <text:p>40.5</text:p>
          </table:table-cell>
          <table:table-cell office:value-type="float" office:value="39.54" calcext:value-type="float">
            <text:p>39.54</text:p>
          </table:table-cell>
          <table:table-cell office:value-type="float" office:value="53.31" calcext:value-type="float">
            <text:p>53.31</text:p>
          </table:table-cell>
          <table:table-cell office:value-type="float" office:value="67.6" calcext:value-type="float">
            <text:p>67.6</text:p>
          </table:table-cell>
          <table:table-cell office:value-type="float" office:value="45.36" calcext:value-type="float">
            <text:p>45.36</text:p>
          </table:table-cell>
          <table:table-cell office:value-type="float" office:value="44" calcext:value-type="float">
            <text:p>44</text:p>
          </table:table-cell>
          <table:table-cell table:formula="of:=AVERAGE([.B92:.H92])" office:value-type="float" office:value="49.1528571428571" calcext:value-type="float">
            <text:p>49.1528571429</text:p>
          </table:table-cell>
          <table:table-cell table:formula="of:=[.I92]/50*1000" office:value-type="float" office:value="983.057142857143" calcext:value-type="float">
            <text:p>983.057142857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3" calcext:value-type="float">
            <text:p>49.43</text:p>
          </table:table-cell>
          <table:table-cell office:value-type="float" office:value="53.65" calcext:value-type="float">
            <text:p>53.65</text:p>
          </table:table-cell>
          <table:table-cell office:value-type="float" office:value="46.29" calcext:value-type="float">
            <text:p>46.29</text:p>
          </table:table-cell>
          <table:table-cell office:value-type="float" office:value="74.98" calcext:value-type="float">
            <text:p>74.98</text:p>
          </table:table-cell>
          <table:table-cell office:value-type="float" office:value="54.04" calcext:value-type="float">
            <text:p>54.04</text:p>
          </table:table-cell>
          <table:table-cell office:value-type="float" office:value="44.72" calcext:value-type="float">
            <text:p>44.72</text:p>
          </table:table-cell>
          <table:table-cell office:value-type="float" office:value="46.11" calcext:value-type="float">
            <text:p>46.11</text:p>
          </table:table-cell>
          <table:table-cell table:formula="of:=AVERAGE([.B93:.H93])" office:value-type="float" office:value="52.7457142857143" calcext:value-type="float">
            <text:p>52.7457142857</text:p>
          </table:table-cell>
          <table:table-cell table:formula="of:=[.I93]/50*1000" office:value-type="float" office:value="1054.91428571429" calcext:value-type="float">
            <text:p>1054.914285714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22" calcext:value-type="float">
            <text:p>50.22</text:p>
          </table:table-cell>
          <table:table-cell office:value-type="float" office:value="44.95" calcext:value-type="float">
            <text:p>44.95</text:p>
          </table:table-cell>
          <table:table-cell office:value-type="float" office:value="50.9" calcext:value-type="float">
            <text:p>50.9</text:p>
          </table:table-cell>
          <table:table-cell office:value-type="float" office:value="86.18" calcext:value-type="float">
            <text:p>86.18</text:p>
          </table:table-cell>
          <table:table-cell office:value-type="float" office:value="52.3" calcext:value-type="float">
            <text:p>52.3</text:p>
          </table:table-cell>
          <table:table-cell office:value-type="float" office:value="50.61" calcext:value-type="float">
            <text:p>50.61</text:p>
          </table:table-cell>
          <table:table-cell office:value-type="float" office:value="50.59" calcext:value-type="float">
            <text:p>50.59</text:p>
          </table:table-cell>
          <table:table-cell table:formula="of:=AVERAGE([.B94:.H94])" office:value-type="float" office:value="55.1071428571429" calcext:value-type="float">
            <text:p>55.1071428571</text:p>
          </table:table-cell>
          <table:table-cell table:formula="of:=[.I94]/50*1000" office:value-type="float" office:value="1102.14285714286" calcext:value-type="float">
            <text:p>1102.1428571429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Data size:</text:p>
          </table:table-cell>
          <table:table-cell table:number-columns-repeated="5"/>
          <table:table-cell office:value-type="string" calcext:value-type="string">
            <text:p>avg</text:p>
          </table:table-cell>
          <table:table-cell office:value-type="string" calcext:value-type="string">
            <text:p>Window 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2.31" calcext:value-type="float">
            <text:p>12.31</text:p>
          </table:table-cell>
          <table:table-cell office:value-type="float" office:value="14.86" calcext:value-type="float">
            <text:p>14.8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69" calcext:value-type="float">
            <text:p>10.69</text:p>
          </table:table-cell>
          <table:table-cell table:formula="of:=AVERAGE([.B99:.F99])" office:value-type="float" office:value="11.902" calcext:value-type="float">
            <text:p>11.902</text:p>
          </table:table-cell>
          <table:table-cell table:formula="of:=AVERAGE([.G99:.G103])" office:value-type="float" office:value="13.0732" calcext:value-type="float">
            <text:p>13.073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8" calcext:value-type="float">
            <text:p>14.78</text:p>
          </table:table-cell>
          <table:table-cell office:value-type="float" office:value="12.47" calcext:value-type="float">
            <text:p>12.47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4" calcext:value-type="float">
            <text:p>11.24</text:p>
          </table:table-cell>
          <table:table-cell table:formula="of:=AVERAGE([.B100:.F100])" office:value-type="float" office:value="12.324" calcext:value-type="float">
            <text:p>12.324</text:p>
          </table:table-cell>
          <table:table-cell table:formula="of:=AVERAGE([.G100:.G104])" office:value-type="float" office:value="13.512" calcext:value-type="float">
            <text:p>13.51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65" calcext:value-type="float">
            <text:p>16.65</text:p>
          </table:table-cell>
          <table:table-cell office:value-type="float" office:value="13.79" calcext:value-type="float">
            <text:p>13.79</text:p>
          </table:table-cell>
          <table:table-cell office:value-type="float" office:value="12.22" calcext:value-type="float">
            <text:p>12.22</text:p>
          </table:table-cell>
          <table:table-cell office:value-type="float" office:value="11.19" calcext:value-type="float">
            <text:p>11.19</text:p>
          </table:table-cell>
          <table:table-cell office:value-type="float" office:value="15.78" calcext:value-type="float">
            <text:p>15.78</text:p>
          </table:table-cell>
          <table:table-cell table:formula="of:=AVERAGE([.B101:.F101])" office:value-type="float" office:value="13.926" calcext:value-type="float">
            <text:p>13.926</text:p>
          </table:table-cell>
          <table:table-cell table:formula="of:=AVERAGE([.G101:.G105])" office:value-type="float" office:value="13.7856" calcext:value-type="float">
            <text:p>13.785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5" calcext:value-type="float">
            <text:p>17.35</text:p>
          </table:table-cell>
          <table:table-cell office:value-type="float" office:value="10.47" calcext:value-type="float">
            <text:p>10.47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office:value-type="float" office:value="15.4" calcext:value-type="float">
            <text:p>15.4</text:p>
          </table:table-cell>
          <table:table-cell table:formula="of:=AVERAGE([.B102:.F102])" office:value-type="float" office:value="13.272" calcext:value-type="float">
            <text:p>13.272</text:p>
          </table:table-cell>
          <table:table-cell table:formula="of:=AVERAGE([.G102:.G106])" office:value-type="float" office:value="13.6992" calcext:value-type="float">
            <text:p>13.69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8" calcext:value-type="float">
            <text:p>17.58</text:p>
          </table:table-cell>
          <table:table-cell office:value-type="float" office:value="11.01" calcext:value-type="float">
            <text:p>11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4.16" calcext:value-type="float">
            <text:p>14.16</text:p>
          </table:table-cell>
          <table:table-cell office:value-type="float" office:value="12.41" calcext:value-type="float">
            <text:p>12.41</text:p>
          </table:table-cell>
          <table:table-cell table:formula="of:=AVERAGE([.B103:.F103])" office:value-type="float" office:value="13.942" calcext:value-type="float">
            <text:p>13.942</text:p>
          </table:table-cell>
          <table:table-cell table:formula="of:=AVERAGE([.G103:.G107])" office:value-type="float" office:value="13.8956" calcext:value-type="float">
            <text:p>13.895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07" calcext:value-type="float">
            <text:p>14.07</text:p>
          </table:table-cell>
          <table:table-cell office:value-type="float" office:value="14.76" calcext:value-type="float">
            <text:p>14.76</text:p>
          </table:table-cell>
          <table:table-cell table:formula="of:=AVERAGE([.B104:.F104])" office:value-type="float" office:value="14.096" calcext:value-type="float">
            <text:p>14.096</text:p>
          </table:table-cell>
          <table:table-cell table:formula="of:=AVERAGE([.G104:.G108])" office:value-type="float" office:value="14.1672" calcext:value-type="float">
            <text:p>14.167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27" calcext:value-type="float">
            <text:p>13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5.53" calcext:value-type="float">
            <text:p>15.53</text:p>
          </table:table-cell>
          <table:table-cell office:value-type="float" office:value="12.34" calcext:value-type="float">
            <text:p>12.34</text:p>
          </table:table-cell>
          <table:table-cell office:value-type="float" office:value="14.26" calcext:value-type="float">
            <text:p>14.26</text:p>
          </table:table-cell>
          <table:table-cell table:formula="of:=AVERAGE([.B105:.F105])" office:value-type="float" office:value="13.692" calcext:value-type="float">
            <text:p>13.692</text:p>
          </table:table-cell>
          <table:table-cell table:formula="of:=AVERAGE([.G105:.G109])" office:value-type="float" office:value="14.4092" calcext:value-type="float">
            <text:p>14.409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1" calcext:value-type="float">
            <text:p>12.51</text:p>
          </table:table-cell>
          <table:table-cell office:value-type="float" office:value="16.32" calcext:value-type="float">
            <text:p>16.3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</text:p>
          </table:table-cell>
          <table:table-cell table:formula="of:=AVERAGE([.B106:.F106])" office:value-type="float" office:value="13.494" calcext:value-type="float">
            <text:p>13.494</text:p>
          </table:table-cell>
          <table:table-cell table:formula="of:=AVERAGE([.G106:.G110])" office:value-type="float" office:value="14.5748" calcext:value-type="float">
            <text:p>14.574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8" calcext:value-type="float">
            <text:p>13.68</text:p>
          </table:table-cell>
          <table:table-cell office:value-type="float" office:value="15.83" calcext:value-type="float">
            <text:p>15.83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8" calcext:value-type="float">
            <text:p>15.18</text:p>
          </table:table-cell>
          <table:table-cell office:value-type="float" office:value="13.19" calcext:value-type="float">
            <text:p>13.19</text:p>
          </table:table-cell>
          <table:table-cell table:formula="of:=AVERAGE([.B107:.F107])" office:value-type="float" office:value="14.254" calcext:value-type="float">
            <text:p>14.254</text:p>
          </table:table-cell>
          <table:table-cell table:formula="of:=AVERAGE([.G107:.G111])" office:value-type="float" office:value="14.776" calcext:value-type="float">
            <text:p>14.77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45" calcext:value-type="float">
            <text:p>15.45</text:p>
          </table:table-cell>
          <table:table-cell office:value-type="float" office:value="16.47" calcext:value-type="float">
            <text:p>16.47</text:p>
          </table:table-cell>
          <table:table-cell office:value-type="float" office:value="13.82" calcext:value-type="float">
            <text:p>13.82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8" calcext:value-type="float">
            <text:p>15.28</text:p>
          </table:table-cell>
          <table:table-cell table:formula="of:=AVERAGE([.B108:.F108])" office:value-type="float" office:value="15.3" calcext:value-type="float">
            <text:p>15.3</text:p>
          </table:table-cell>
          <table:table-cell table:formula="of:=AVERAGE([.G108:.G112])" office:value-type="float" office:value="16.6604" calcext:value-type="float">
            <text:p>16.660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" calcext:value-type="float">
            <text:p>13.13</text:p>
          </table:table-cell>
          <table:table-cell office:value-type="float" office:value="20.16" calcext:value-type="float">
            <text:p>20.16</text:p>
          </table:table-cell>
          <table:table-cell office:value-type="float" office:value="15.45" calcext:value-type="float">
            <text:p>15.45</text:p>
          </table:table-cell>
          <table:table-cell table:formula="of:=AVERAGE([.B109:.F109])" office:value-type="float" office:value="15.306" calcext:value-type="float">
            <text:p>15.306</text:p>
          </table:table-cell>
          <table:table-cell table:formula="of:=AVERAGE([.G109:.G113])" office:value-type="float" office:value="16.714" calcext:value-type="float">
            <text:p>16.71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27" calcext:value-type="float">
            <text:p>17.27</text:p>
          </table:table-cell>
          <table:table-cell office:value-type="float" office:value="12.46" calcext:value-type="float">
            <text:p>12.46</text:p>
          </table:table-cell>
          <table:table-cell office:value-type="float" office:value="14.58" calcext:value-type="float">
            <text:p>14.58</text:p>
          </table:table-cell>
          <table:table-cell office:value-type="float" office:value="12.93" calcext:value-type="float">
            <text:p>12.93</text:p>
          </table:table-cell>
          <table:table-cell office:value-type="float" office:value="15.36" calcext:value-type="float">
            <text:p>15.36</text:p>
          </table:table-cell>
          <table:table-cell table:formula="of:=AVERAGE([.B110:.F110])" office:value-type="float" office:value="14.52" calcext:value-type="float">
            <text:p>14.52</text:p>
          </table:table-cell>
          <table:table-cell table:formula="of:=AVERAGE([.G110:.G114])" office:value-type="float" office:value="16.83" calcext:value-type="float">
            <text:p>16.8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98" calcext:value-type="float">
            <text:p>12.98</text:p>
          </table:table-cell>
          <table:table-cell office:value-type="float" office:value="15.15" calcext:value-type="float">
            <text:p>15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6.04" calcext:value-type="float">
            <text:p>16.04</text:p>
          </table:table-cell>
          <table:table-cell office:value-type="float" office:value="13.78" calcext:value-type="float">
            <text:p>13.78</text:p>
          </table:table-cell>
          <table:table-cell table:formula="of:=AVERAGE([.B111:.F111])" office:value-type="float" office:value="14.5" calcext:value-type="float">
            <text:p>14.5</text:p>
          </table:table-cell>
          <table:table-cell table:formula="of:=AVERAGE([.G111:.G115])" office:value-type="float" office:value="16.7024" calcext:value-type="float">
            <text:p>16.702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57" calcext:value-type="float">
            <text:p>23.57</text:p>
          </table:table-cell>
          <table:table-cell office:value-type="float" office:value="21.32" calcext:value-type="float">
            <text:p>21.32</text:p>
          </table:table-cell>
          <table:table-cell office:value-type="float" office:value="23.32" calcext:value-type="float">
            <text:p>23.32</text:p>
          </table:table-cell>
          <table:table-cell office:value-type="float" office:value="23.31" calcext:value-type="float">
            <text:p>23.31</text:p>
          </table:table-cell>
          <table:table-cell office:value-type="float" office:value="26.86" calcext:value-type="float">
            <text:p>26.86</text:p>
          </table:table-cell>
          <table:table-cell table:formula="of:=AVERAGE([.B112:.F112])" office:value-type="float" office:value="23.676" calcext:value-type="float">
            <text:p>23.676</text:p>
          </table:table-cell>
          <table:table-cell table:formula="of:=AVERAGE([.G112:.G116])" office:value-type="float" office:value="16.8904" calcext:value-type="float">
            <text:p>16.890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6" calcext:value-type="float">
            <text:p>13.76</text:p>
          </table:table-cell>
          <table:table-cell office:value-type="float" office:value="14.87" calcext:value-type="float">
            <text:p>14.87</text:p>
          </table:table-cell>
          <table:table-cell office:value-type="float" office:value="12.86" calcext:value-type="float">
            <text:p>12.86</text:p>
          </table:table-cell>
          <table:table-cell office:value-type="float" office:value="21.59" calcext:value-type="float">
            <text:p>21.59</text:p>
          </table:table-cell>
          <table:table-cell office:value-type="float" office:value="14.76" calcext:value-type="float">
            <text:p>14.76</text:p>
          </table:table-cell>
          <table:table-cell table:formula="of:=AVERAGE([.B113:.F113])" office:value-type="float" office:value="15.568" calcext:value-type="float">
            <text:p>15.568</text:p>
          </table:table-cell>
          <table:table-cell table:formula="of:=AVERAGE([.G113:.G117])" office:value-type="float" office:value="15.1992" calcext:value-type="float">
            <text:p>15.199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.2</text:p>
          </table:table-cell>
          <table:table-cell office:value-type="float" office:value="14.58" calcext:value-type="float">
            <text:p>14.58</text:p>
          </table:table-cell>
          <table:table-cell office:value-type="float" office:value="14.64" calcext:value-type="float">
            <text:p>14.64</text:p>
          </table:table-cell>
          <table:table-cell office:value-type="float" office:value="13.66" calcext:value-type="float">
            <text:p>13.66</text:p>
          </table:table-cell>
          <table:table-cell office:value-type="float" office:value="17.35" calcext:value-type="float">
            <text:p>17.35</text:p>
          </table:table-cell>
          <table:table-cell table:formula="of:=AVERAGE([.B114:.F114])" office:value-type="float" office:value="15.886" calcext:value-type="float">
            <text:p>15.886</text:p>
          </table:table-cell>
          <table:table-cell table:formula="of:=AVERAGE([.G114:.G118])" office:value-type="float" office:value="15.1716" calcext:value-type="float">
            <text:p>15.171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7" calcext:value-type="float">
            <text:p>12.7</text:p>
          </table:table-cell>
          <table:table-cell office:value-type="float" office:value="16.42" calcext:value-type="float">
            <text:p>16.42</text:p>
          </table:table-cell>
          <table:table-cell office:value-type="float" office:value="13.39" calcext:value-type="float">
            <text:p>13.39</text:p>
          </table:table-cell>
          <table:table-cell office:value-type="float" office:value="14.8" calcext:value-type="float">
            <text:p>14.8</text:p>
          </table:table-cell>
          <table:table-cell office:value-type="float" office:value="12.1" calcext:value-type="float">
            <text:p>12.1</text:p>
          </table:table-cell>
          <table:table-cell table:formula="of:=AVERAGE([.B115:.F115])" office:value-type="float" office:value="13.882" calcext:value-type="float">
            <text:p>13.882</text:p>
          </table:table-cell>
          <table:table-cell table:formula="of:=AVERAGE([.G115:.G119])" office:value-type="float" office:value="15.1556" calcext:value-type="float">
            <text:p>15.155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2" calcext:value-type="float">
            <text:p>16.42</text:p>
          </table:table-cell>
          <table:table-cell office:value-type="float" office:value="17.07" calcext:value-type="float">
            <text:p>17.07</text:p>
          </table:table-cell>
          <table:table-cell office:value-type="float" office:value="11.77" calcext:value-type="float">
            <text:p>11.77</text:p>
          </table:table-cell>
          <table:table-cell table:formula="of:=AVERAGE([.B116:.F116])" office:value-type="float" office:value="15.44" calcext:value-type="float">
            <text:p>15.44</text:p>
          </table:table-cell>
          <table:table-cell table:formula="of:=AVERAGE([.G116:.G120])" office:value-type="float" office:value="15.3136" calcext:value-type="float">
            <text:p>15.313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55" calcext:value-type="float">
            <text:p>14.55</text:p>
          </table:table-cell>
          <table:table-cell office:value-type="float" office:value="17.42" calcext:value-type="float">
            <text:p>17.42</text:p>
          </table:table-cell>
          <table:table-cell office:value-type="float" office:value="14.26" calcext:value-type="float">
            <text:p>14.2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4" calcext:value-type="float">
            <text:p>15.4</text:p>
          </table:table-cell>
          <table:table-cell table:formula="of:=AVERAGE([.B117:.F117])" office:value-type="float" office:value="15.22" calcext:value-type="float">
            <text:p>15.22</text:p>
          </table:table-cell>
          <table:table-cell table:formula="of:=AVERAGE([.G117:.G121])" office:value-type="float" office:value="15.2268" calcext:value-type="float">
            <text:p>15.226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3" calcext:value-type="float">
            <text:p>19.53</text:p>
          </table:table-cell>
          <table:table-cell office:value-type="float" office:value="16.58" calcext:value-type="float">
            <text:p>16.58</text:p>
          </table:table-cell>
          <table:table-cell office:value-type="float" office:value="13.48" calcext:value-type="float">
            <text:p>13.48</text:p>
          </table:table-cell>
          <table:table-cell office:value-type="float" office:value="13.42" calcext:value-type="float">
            <text:p>13.42</text:p>
          </table:table-cell>
          <table:table-cell office:value-type="float" office:value="14.14" calcext:value-type="float">
            <text:p>14.14</text:p>
          </table:table-cell>
          <table:table-cell table:formula="of:=AVERAGE([.B118:.F118])" office:value-type="float" office:value="15.43" calcext:value-type="float">
            <text:p>15.43</text:p>
          </table:table-cell>
          <table:table-cell table:formula="of:=AVERAGE([.G118:.G122])" office:value-type="float" office:value="15.6064" calcext:value-type="float">
            <text:p>15.606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.19" calcext:value-type="float">
            <text:p>15.19</text:p>
          </table:table-cell>
          <table:table-cell office:value-type="float" office:value="16.62" calcext:value-type="float">
            <text:p>16.62</text:p>
          </table:table-cell>
          <table:table-cell office:value-type="float" office:value="18.64" calcext:value-type="float">
            <text:p>18.6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86" calcext:value-type="float">
            <text:p>16.86</text:p>
          </table:table-cell>
          <table:table-cell table:formula="of:=AVERAGE([.B119:.F119])" office:value-type="float" office:value="15.806" calcext:value-type="float">
            <text:p>15.806</text:p>
          </table:table-cell>
          <table:table-cell table:formula="of:=AVERAGE([.G119:.G123])" office:value-type="float" office:value="15.7352" calcext:value-type="float">
            <text:p>15.735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01" calcext:value-type="float">
            <text:p>15.01</text:p>
          </table:table-cell>
          <table:table-cell office:value-type="float" office:value="16.45" calcext:value-type="float">
            <text:p>16.45</text:p>
          </table:table-cell>
          <table:table-cell office:value-type="float" office:value="11.07" calcext:value-type="float">
            <text:p>11.07</text:p>
          </table:table-cell>
          <table:table-cell office:value-type="float" office:value="14.49" calcext:value-type="float">
            <text:p>14.49</text:p>
          </table:table-cell>
          <table:table-cell office:value-type="float" office:value="16.34" calcext:value-type="float">
            <text:p>16.34</text:p>
          </table:table-cell>
          <table:table-cell table:formula="of:=AVERAGE([.B120:.F120])" office:value-type="float" office:value="14.672" calcext:value-type="float">
            <text:p>14.672</text:p>
          </table:table-cell>
          <table:table-cell table:formula="of:=AVERAGE([.G120:.G124])" office:value-type="float" office:value="15.8264" calcext:value-type="float">
            <text:p>15.826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.51" calcext:value-type="float">
            <text:p>16.5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68" calcext:value-type="float">
            <text:p>14.68</text:p>
          </table:table-cell>
          <table:table-cell office:value-type="float" office:value="14.47" calcext:value-type="float">
            <text:p>14.47</text:p>
          </table:table-cell>
          <table:table-cell office:value-type="float" office:value="17.46" calcext:value-type="float">
            <text:p>17.46</text:p>
          </table:table-cell>
          <table:table-cell table:formula="of:=AVERAGE([.B121:.F121])" office:value-type="float" office:value="15.006" calcext:value-type="float">
            <text:p>15.006</text:p>
          </table:table-cell>
          <table:table-cell table:formula="of:=AVERAGE([.G121:.G125])" office:value-type="float" office:value="16.1572" calcext:value-type="float">
            <text:p>16.157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48" calcext:value-type="float">
            <text:p>15.48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96" calcext:value-type="float">
            <text:p>18.96</text:p>
          </table:table-cell>
          <table:table-cell office:value-type="float" office:value="16.39" calcext:value-type="float">
            <text:p>16.39</text:p>
          </table:table-cell>
          <table:table-cell table:formula="of:=AVERAGE([.B122:.F122])" office:value-type="float" office:value="17.118" calcext:value-type="float">
            <text:p>17.118</text:p>
          </table:table-cell>
          <table:table-cell table:formula="of:=AVERAGE([.G122:.G126])" office:value-type="float" office:value="16.702" calcext:value-type="float">
            <text:p>16.70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31" calcext:value-type="float">
            <text:p>14.31</text:p>
          </table:table-cell>
          <table:table-cell office:value-type="float" office:value="16.66" calcext:value-type="float">
            <text:p>16.66</text:p>
          </table:table-cell>
          <table:table-cell office:value-type="float" office:value="17.17" calcext:value-type="float">
            <text:p>17.17</text:p>
          </table:table-cell>
          <table:table-cell office:value-type="float" office:value="16.1" calcext:value-type="float">
            <text:p>16.1</text:p>
          </table:table-cell>
          <table:table-cell office:value-type="float" office:value="16.13" calcext:value-type="float">
            <text:p>16.13</text:p>
          </table:table-cell>
          <table:table-cell table:formula="of:=AVERAGE([.B123:.F123])" office:value-type="float" office:value="16.074" calcext:value-type="float">
            <text:p>16.074</text:p>
          </table:table-cell>
          <table:table-cell table:formula="of:=AVERAGE([.G123:.G127])" office:value-type="float" office:value="16.496" calcext:value-type="float">
            <text:p>16.496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39" calcext:value-type="float">
            <text:p>17.3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52" calcext:value-type="float">
            <text:p>16.52</text:p>
          </table:table-cell>
          <table:table-cell office:value-type="float" office:value="15.75" calcext:value-type="float">
            <text:p>15.75</text:p>
          </table:table-cell>
          <table:table-cell office:value-type="float" office:value="15.41" calcext:value-type="float">
            <text:p>15.41</text:p>
          </table:table-cell>
          <table:table-cell table:formula="of:=AVERAGE([.B124:.F124])" office:value-type="float" office:value="16.262" calcext:value-type="float">
            <text:p>16.262</text:p>
          </table:table-cell>
          <table:table-cell table:formula="of:=AVERAGE([.G124:.G128])" office:value-type="float" office:value="16.6972" calcext:value-type="float">
            <text:p>16.6972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.36" calcext:value-type="float">
            <text:p>15.36</text:p>
          </table:table-cell>
          <table:table-cell office:value-type="float" office:value="16.62" calcext:value-type="float">
            <text:p>16.62</text:p>
          </table:table-cell>
          <table:table-cell office:value-type="float" office:value="17.31" calcext:value-type="float">
            <text:p>17.31</text:p>
          </table:table-cell>
          <table:table-cell office:value-type="float" office:value="17.14" calcext:value-type="float">
            <text:p>17.14</text:p>
          </table:table-cell>
          <table:table-cell office:value-type="float" office:value="15.2" calcext:value-type="float">
            <text:p>15.2</text:p>
          </table:table-cell>
          <table:table-cell table:formula="of:=AVERAGE([.B125:.F125])" office:value-type="float" office:value="16.326" calcext:value-type="float">
            <text:p>16.326</text:p>
          </table:table-cell>
          <table:table-cell table:formula="of:=AVERAGE([.G125:.G129])" office:value-type="float" office:value="16.51" calcext:value-type="float">
            <text:p>16.51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31" calcext:value-type="float">
            <text:p>15.31</text:p>
          </table:table-cell>
          <table:table-cell office:value-type="float" office:value="24.42" calcext:value-type="float">
            <text:p>24.4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88" calcext:value-type="float">
            <text:p>16.88</text:p>
          </table:table-cell>
          <table:table-cell office:value-type="float" office:value="17.33" calcext:value-type="float">
            <text:p>17.33</text:p>
          </table:table-cell>
          <table:table-cell table:formula="of:=AVERAGE([.B126:.F126])" office:value-type="float" office:value="17.73" calcext:value-type="float">
            <text:p>17.73</text:p>
          </table:table-cell>
          <table:table-cell table:formula="of:=AVERAGE([.G126:.G130])" office:value-type="float" office:value="16.4372" calcext:value-type="float">
            <text:p>16.4372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.46" calcext:value-type="float">
            <text:p>17.46</text:p>
          </table:table-cell>
          <table:table-cell office:value-type="float" office:value="15.55" calcext:value-type="float">
            <text:p>15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7.33" calcext:value-type="float">
            <text:p>17.33</text:p>
          </table:table-cell>
          <table:table-cell office:value-type="float" office:value="15.61" calcext:value-type="float">
            <text:p>15.61</text:p>
          </table:table-cell>
          <table:table-cell table:formula="of:=AVERAGE([.B127:.F127])" office:value-type="float" office:value="16.088" calcext:value-type="float">
            <text:p>16.088</text:p>
          </table:table-cell>
          <table:table-cell table:formula="of:=AVERAGE([.G127:.G131])" office:value-type="float" office:value="17.3508" calcext:value-type="float">
            <text:p>17.3508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59" calcext:value-type="float">
            <text:p>20.59</text:p>
          </table:table-cell>
          <table:table-cell office:value-type="float" office:value="14.68" calcext:value-type="float">
            <text:p>14.68</text:p>
          </table:table-cell>
          <table:table-cell office:value-type="float" office:value="13.75" calcext:value-type="float">
            <text:p>13.75</text:p>
          </table:table-cell>
          <table:table-cell office:value-type="float" office:value="17.53" calcext:value-type="float">
            <text:p>17.53</text:p>
          </table:table-cell>
          <table:table-cell office:value-type="float" office:value="18.85" calcext:value-type="float">
            <text:p>18.85</text:p>
          </table:table-cell>
          <table:table-cell table:formula="of:=AVERAGE([.B128:.F128])" office:value-type="float" office:value="17.08" calcext:value-type="float">
            <text:p>17.08</text:p>
          </table:table-cell>
          <table:table-cell table:formula="of:=AVERAGE([.G128:.G132])" office:value-type="float" office:value="18.4924" calcext:value-type="float">
            <text:p>18.4924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42" calcext:value-type="float">
            <text:p>14.42</text:p>
          </table:table-cell>
          <table:table-cell office:value-type="float" office:value="15.5" calcext:value-type="float">
            <text:p>15.5</text:p>
          </table:table-cell>
          <table:table-cell office:value-type="float" office:value="16.11" calcext:value-type="float">
            <text:p>16.11</text:p>
          </table:table-cell>
          <table:table-cell office:value-type="float" office:value="14.65" calcext:value-type="float">
            <text:p>14.65</text:p>
          </table:table-cell>
          <table:table-cell office:value-type="float" office:value="15.95" calcext:value-type="float">
            <text:p>15.95</text:p>
          </table:table-cell>
          <table:table-cell table:formula="of:=AVERAGE([.B129:.F129])" office:value-type="float" office:value="15.326" calcext:value-type="float">
            <text:p>15.326</text:p>
          </table:table-cell>
          <table:table-cell table:formula="of:=AVERAGE([.G129:.G133])" office:value-type="float" office:value="18.7332" calcext:value-type="float">
            <text:p>18.733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73" calcext:value-type="float">
            <text:p>13.73</text:p>
          </table:table-cell>
          <table:table-cell office:value-type="float" office:value="16.03" calcext:value-type="float">
            <text:p>16.03</text:p>
          </table:table-cell>
          <table:table-cell office:value-type="float" office:value="13.06" calcext:value-type="float">
            <text:p>13.06</text:p>
          </table:table-cell>
          <table:table-cell office:value-type="float" office:value="20.55" calcext:value-type="float">
            <text:p>20.55</text:p>
          </table:table-cell>
          <table:table-cell office:value-type="float" office:value="16.44" calcext:value-type="float">
            <text:p>16.44</text:p>
          </table:table-cell>
          <table:table-cell table:formula="of:=AVERAGE([.B130:.F130])" office:value-type="float" office:value="15.962" calcext:value-type="float">
            <text:p>15.962</text:p>
          </table:table-cell>
          <table:table-cell table:formula="of:=AVERAGE([.G130:.G134])" office:value-type="float" office:value="19.1736" calcext:value-type="float">
            <text:p>19.1736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.9" calcext:value-type="float">
            <text:p>17.9</text:p>
          </table:table-cell>
          <table:table-cell office:value-type="float" office:value="27.95" calcext:value-type="float">
            <text:p>27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1.59" calcext:value-type="float">
            <text:p>21.59</text:p>
          </table:table-cell>
          <table:table-cell office:value-type="float" office:value="28.92" calcext:value-type="float">
            <text:p>28.92</text:p>
          </table:table-cell>
          <table:table-cell table:formula="of:=AVERAGE([.B131:.F131])" office:value-type="float" office:value="22.298" calcext:value-type="float">
            <text:p>22.298</text:p>
          </table:table-cell>
          <table:table-cell table:formula="of:=AVERAGE([.G131:.G135])" office:value-type="float" office:value="19.4676" calcext:value-type="float">
            <text:p>19.4676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14" calcext:value-type="float">
            <text:p>23.14</text:p>
          </table:table-cell>
          <table:table-cell office:value-type="float" office:value="24.01" calcext:value-type="float">
            <text:p>24.01</text:p>
          </table:table-cell>
          <table:table-cell office:value-type="float" office:value="23.96" calcext:value-type="float">
            <text:p>23.9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43" calcext:value-type="float">
            <text:p>18.43</text:p>
          </table:table-cell>
          <table:table-cell table:formula="of:=AVERAGE([.B132:.F132])" office:value-type="float" office:value="21.796" calcext:value-type="float">
            <text:p>21.796</text:p>
          </table:table-cell>
          <table:table-cell table:formula="of:=AVERAGE([.G132:.G136])" office:value-type="float" office:value="18.496" calcext:value-type="float">
            <text:p>18.496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34" calcext:value-type="float">
            <text:p>16.34</text:p>
          </table:table-cell>
          <table:table-cell office:value-type="float" office:value="20.77" calcext:value-type="float">
            <text:p>20.77</text:p>
          </table:table-cell>
          <table:table-cell office:value-type="float" office:value="19.41" calcext:value-type="float">
            <text:p>19.41</text:p>
          </table:table-cell>
          <table:table-cell office:value-type="float" office:value="15" calcext:value-type="float">
            <text:p>15</text:p>
          </table:table-cell>
          <table:table-cell office:value-type="float" office:value="19.9" calcext:value-type="float">
            <text:p>19.9</text:p>
          </table:table-cell>
          <table:table-cell table:formula="of:=AVERAGE([.B133:.F133])" office:value-type="float" office:value="18.284" calcext:value-type="float">
            <text:p>18.284</text:p>
          </table:table-cell>
          <table:table-cell table:formula="of:=AVERAGE([.G133:.G137])" office:value-type="float" office:value="17.6004" calcext:value-type="float">
            <text:p>17.6004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.78" calcext:value-type="float">
            <text:p>16.78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2" calcext:value-type="float">
            <text:p>17.72</text:p>
          </table:table-cell>
          <table:table-cell office:value-type="float" office:value="18.95" calcext:value-type="float">
            <text:p>18.95</text:p>
          </table:table-cell>
          <table:table-cell office:value-type="float" office:value="17.57" calcext:value-type="float">
            <text:p>17.57</text:p>
          </table:table-cell>
          <table:table-cell table:formula="of:=AVERAGE([.B134:.F134])" office:value-type="float" office:value="17.528" calcext:value-type="float">
            <text:p>17.528</text:p>
          </table:table-cell>
          <table:table-cell table:formula="of:=AVERAGE([.G134:.G138])" office:value-type="float" office:value="17.6828" calcext:value-type="float">
            <text:p>17.6828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3" calcext:value-type="float">
            <text:p>17.73</text:p>
          </table:table-cell>
          <table:table-cell office:value-type="float" office:value="15.76" calcext:value-type="float">
            <text:p>15.76</text:p>
          </table:table-cell>
          <table:table-cell office:value-type="float" office:value="19.72" calcext:value-type="float">
            <text:p>19.72</text:p>
          </table:table-cell>
          <table:table-cell office:value-type="float" office:value="15.37" calcext:value-type="float">
            <text:p>15.37</text:p>
          </table:table-cell>
          <table:table-cell table:formula="of:=AVERAGE([.B135:.F135])" office:value-type="float" office:value="17.432" calcext:value-type="float">
            <text:p>17.432</text:p>
          </table:table-cell>
          <table:table-cell table:formula="of:=AVERAGE([.G135:.G139])" office:value-type="float" office:value="17.1672" calcext:value-type="float">
            <text:p>17.1672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.71" calcext:value-type="float">
            <text:p>19.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.85" calcext:value-type="float">
            <text:p>15.85</text:p>
          </table:table-cell>
          <table:table-cell office:value-type="float" office:value="14.97" calcext:value-type="float">
            <text:p>14.97</text:p>
          </table:table-cell>
          <table:table-cell office:value-type="float" office:value="20.02" calcext:value-type="float">
            <text:p>20.02</text:p>
          </table:table-cell>
          <table:table-cell table:formula="of:=AVERAGE([.B136:.F136])" office:value-type="float" office:value="17.44" calcext:value-type="float">
            <text:p>17.44</text:p>
          </table:table-cell>
          <table:table-cell table:formula="of:=AVERAGE([.G136:.G140])" office:value-type="float" office:value="16.7856" calcext:value-type="float">
            <text:p>16.7856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61" calcext:value-type="float">
            <text:p>15.61</text:p>
          </table:table-cell>
          <table:table-cell office:value-type="float" office:value="17.27" calcext:value-type="float">
            <text:p>17.27</text:p>
          </table:table-cell>
          <table:table-cell office:value-type="float" office:value="17.1" calcext:value-type="float">
            <text:p>17.1</text:p>
          </table:table-cell>
          <table:table-cell office:value-type="float" office:value="18.54" calcext:value-type="float">
            <text:p>18.54</text:p>
          </table:table-cell>
          <table:table-cell office:value-type="float" office:value="18.07" calcext:value-type="float">
            <text:p>18.07</text:p>
          </table:table-cell>
          <table:table-cell table:formula="of:=AVERAGE([.B137:.F137])" office:value-type="float" office:value="17.318" calcext:value-type="float">
            <text:p>17.318</text:p>
          </table:table-cell>
          <table:table-cell table:formula="of:=AVERAGE([.G137:.G141])" office:value-type="float" office:value="16.742" calcext:value-type="float">
            <text:p>16.742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5" calcext:value-type="float">
            <text:p>18.85</text:p>
          </table:table-cell>
          <table:table-cell office:value-type="float" office:value="24.49" calcext:value-type="float">
            <text:p>24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8.6" calcext:value-type="float">
            <text:p>18.6</text:p>
          </table:table-cell>
          <table:table-cell office:value-type="float" office:value="16.22" calcext:value-type="float">
            <text:p>16.22</text:p>
          </table:table-cell>
          <table:table-cell table:formula="of:=AVERAGE([.B138:.F138])" office:value-type="float" office:value="18.696" calcext:value-type="float">
            <text:p>18.696</text:p>
          </table:table-cell>
          <table:table-cell table:formula="of:=AVERAGE([.G138:.G142])" office:value-type="float" office:value="16.7496" calcext:value-type="float">
            <text:p>16.7496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.92" calcext:value-type="float">
            <text:p>13.92</text:p>
          </table:table-cell>
          <table:table-cell office:value-type="float" office:value="13.74" calcext:value-type="float">
            <text:p>13.74</text:p>
          </table:table-cell>
          <table:table-cell office:value-type="float" office:value="17.82" calcext:value-type="float">
            <text:p>17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2.84" calcext:value-type="float">
            <text:p>12.84</text:p>
          </table:table-cell>
          <table:table-cell table:formula="of:=AVERAGE([.B139:.F139])" office:value-type="float" office:value="14.95" calcext:value-type="float">
            <text:p>14.95</text:p>
          </table:table-cell>
          <table:table-cell table:formula="of:=AVERAGE([.G139:.G143])" office:value-type="float" office:value="16.1908" calcext:value-type="float">
            <text:p>16.1908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5" calcext:value-type="float">
            <text:p>15.25</text:p>
          </table:table-cell>
          <table:table-cell office:value-type="float" office:value="17.39" calcext:value-type="float">
            <text:p>17.3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42" calcext:value-type="float">
            <text:p>12.42</text:p>
          </table:table-cell>
          <table:table-cell office:value-type="float" office:value="13.72" calcext:value-type="float">
            <text:p>13.72</text:p>
          </table:table-cell>
          <table:table-cell table:formula="of:=AVERAGE([.B140:.F140])" office:value-type="float" office:value="15.524" calcext:value-type="float">
            <text:p>15.524</text:p>
          </table:table-cell>
          <table:table-cell table:formula="of:=AVERAGE([.G140:.G144])" office:value-type="float" office:value="16.4772" calcext:value-type="float">
            <text:p>16.4772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7.21" calcext:value-type="float">
            <text:p>17.21</text:p>
          </table:table-cell>
          <table:table-cell office:value-type="float" office:value="18.57" calcext:value-type="float">
            <text:p>18.57</text:p>
          </table:table-cell>
          <table:table-cell table:formula="of:=AVERAGE([.B141:.F141])" office:value-type="float" office:value="17.222" calcext:value-type="float">
            <text:p>17.222</text:p>
          </table:table-cell>
          <table:table-cell table:formula="of:=AVERAGE([.G141:.G145])" office:value-type="float" office:value="17.0444" calcext:value-type="float">
            <text:p>17.0444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85" calcext:value-type="float">
            <text:p>20.85</text:p>
          </table:table-cell>
          <table:table-cell office:value-type="float" office:value="13.44" calcext:value-type="float">
            <text:p>13.44</text:p>
          </table:table-cell>
          <table:table-cell office:value-type="float" office:value="14.99" calcext:value-type="float">
            <text:p>14.99</text:p>
          </table:table-cell>
          <table:table-cell office:value-type="float" office:value="17.24" calcext:value-type="float">
            <text:p>17.24</text:p>
          </table:table-cell>
          <table:table-cell office:value-type="float" office:value="20.26" calcext:value-type="float">
            <text:p>20.26</text:p>
          </table:table-cell>
          <table:table-cell table:formula="of:=AVERAGE([.B142:.F142])" office:value-type="float" office:value="17.356" calcext:value-type="float">
            <text:p>17.356</text:p>
          </table:table-cell>
          <table:table-cell table:formula="of:=AVERAGE([.G142:.G146])" office:value-type="float" office:value="17.1328" calcext:value-type="float">
            <text:p>17.1328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4.85" calcext:value-type="float">
            <text:p>14.85</text:p>
          </table:table-cell>
          <table:table-cell office:value-type="float" office:value="18" calcext:value-type="float">
            <text:p>18</text:p>
          </table:table-cell>
          <table:table-cell office:value-type="float" office:value="16.15" calcext:value-type="float">
            <text:p>16.15</text:p>
          </table:table-cell>
          <table:table-cell table:formula="of:=AVERAGE([.B143:.F143])" office:value-type="float" office:value="15.902" calcext:value-type="float">
            <text:p>15.902</text:p>
          </table:table-cell>
          <table:table-cell table:formula="of:=AVERAGE([.G143:.G147])" office:value-type="float" office:value="17.2644" calcext:value-type="float">
            <text:p>17.2644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04" calcext:value-type="float">
            <text:p>14.04</text:p>
          </table:table-cell>
          <table:table-cell office:value-type="float" office:value="17.38" calcext:value-type="float">
            <text:p>17.38</text:p>
          </table:table-cell>
          <table:table-cell office:value-type="float" office:value="19.6" calcext:value-type="float">
            <text:p>19.6</text:p>
          </table:table-cell>
          <table:table-cell office:value-type="float" office:value="15.13" calcext:value-type="float">
            <text:p>15.13</text:p>
          </table:table-cell>
          <table:table-cell office:value-type="float" office:value="15.76" calcext:value-type="float">
            <text:p>15.76</text:p>
          </table:table-cell>
          <table:table-cell table:formula="of:=AVERAGE([.B144:.F144])" office:value-type="float" office:value="16.382" calcext:value-type="float">
            <text:p>16.382</text:p>
          </table:table-cell>
          <table:table-cell table:formula="of:=AVERAGE([.G144:.G148])" office:value-type="float" office:value="17.4088" calcext:value-type="float">
            <text:p>17.4088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64" calcext:value-type="float">
            <text:p>14.64</text:p>
          </table:table-cell>
          <table:table-cell office:value-type="float" office:value="23.83" calcext:value-type="float">
            <text:p>23.83</text:p>
          </table:table-cell>
          <table:table-cell office:value-type="float" office:value="17.5" calcext:value-type="float">
            <text:p>17.5</text:p>
          </table:table-cell>
          <table:table-cell office:value-type="float" office:value="16.22" calcext:value-type="float">
            <text:p>16.22</text:p>
          </table:table-cell>
          <table:table-cell office:value-type="float" office:value="19.61" calcext:value-type="float">
            <text:p>19.61</text:p>
          </table:table-cell>
          <table:table-cell table:formula="of:=AVERAGE([.B145:.F145])" office:value-type="float" office:value="18.36" calcext:value-type="float">
            <text:p>18.36</text:p>
          </table:table-cell>
          <table:table-cell table:formula="of:=AVERAGE([.G145:.G149])" office:value-type="float" office:value="17.6364" calcext:value-type="float">
            <text:p>17.6364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.22" calcext:value-type="float">
            <text:p>18.22</text:p>
          </table:table-cell>
          <table:table-cell office:value-type="float" office:value="15.76" calcext:value-type="float">
            <text:p>15.76</text:p>
          </table:table-cell>
          <table:table-cell office:value-type="float" office:value="17.23" calcext:value-type="float">
            <text:p>17.23</text:p>
          </table:table-cell>
          <table:table-cell office:value-type="float" office:value="15.95" calcext:value-type="float">
            <text:p>15.95</text:p>
          </table:table-cell>
          <table:table-cell office:value-type="float" office:value="21.16" calcext:value-type="float">
            <text:p>21.16</text:p>
          </table:table-cell>
          <table:table-cell table:formula="of:=AVERAGE([.B146:.F146])" office:value-type="float" office:value="17.664" calcext:value-type="float">
            <text:p>17.664</text:p>
          </table:table-cell>
          <table:table-cell table:formula="of:=AVERAGE([.G146:.G150])" office:value-type="float" office:value="17.4176" calcext:value-type="float">
            <text:p>17.4176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.2" calcext:value-type="float">
            <text:p>19.2</text:p>
          </table:table-cell>
          <table:table-cell office:value-type="float" office:value="14.43" calcext:value-type="float">
            <text:p>14.43</text:p>
          </table:table-cell>
          <table:table-cell office:value-type="float" office:value="17.63" calcext:value-type="float">
            <text:p>17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8.72" calcext:value-type="float">
            <text:p>18.72</text:p>
          </table:table-cell>
          <table:table-cell table:formula="of:=AVERAGE([.B147:.F147])" office:value-type="float" office:value="18.014" calcext:value-type="float">
            <text:p>18.014</text:p>
          </table:table-cell>
          <table:table-cell table:formula="of:=AVERAGE([.G147:.G151])" office:value-type="float" office:value="17.7548" calcext:value-type="float">
            <text:p>17.754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72" calcext:value-type="float">
            <text:p>14.72</text:p>
          </table:table-cell>
          <table:table-cell office:value-type="float" office:value="17.72" calcext:value-type="float">
            <text:p>17.7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02" calcext:value-type="float">
            <text:p>17.02</text:p>
          </table:table-cell>
          <table:table-cell office:value-type="float" office:value="18.18" calcext:value-type="float">
            <text:p>18.18</text:p>
          </table:table-cell>
          <table:table-cell table:formula="of:=AVERAGE([.B148:.F148])" office:value-type="float" office:value="16.624" calcext:value-type="float">
            <text:p>16.624</text:p>
          </table:table-cell>
          <table:table-cell table:formula="of:=AVERAGE([.G148:.G152])" office:value-type="float" office:value="19.072" calcext:value-type="float">
            <text:p>19.072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.15" calcext:value-type="float">
            <text:p>22.15</text:p>
          </table:table-cell>
          <table:table-cell office:value-type="float" office:value="14.61" calcext:value-type="float">
            <text:p>1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15.4" calcext:value-type="float">
            <text:p>15.4</text:p>
          </table:table-cell>
          <table:table-cell office:value-type="float" office:value="17.31" calcext:value-type="float">
            <text:p>17.31</text:p>
          </table:table-cell>
          <table:table-cell table:formula="of:=AVERAGE([.B149:.F149])" office:value-type="float" office:value="17.52" calcext:value-type="float">
            <text:p>17.52</text:p>
          </table:table-cell>
          <table:table-cell table:formula="of:=AVERAGE([.G149:.G153])" office:value-type="float" office:value="19.7136" calcext:value-type="float">
            <text:p>19.7136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.17" calcext:value-type="float">
            <text:p>16.17</text:p>
          </table:table-cell>
          <table:table-cell office:value-type="float" office:value="18.64" calcext:value-type="float">
            <text:p>18.64</text:p>
          </table:table-cell>
          <table:table-cell office:value-type="float" office:value="19.26" calcext:value-type="float">
            <text:p>19.26</text:p>
          </table:table-cell>
          <table:table-cell office:value-type="float" office:value="16.15" calcext:value-type="float">
            <text:p>16.15</text:p>
          </table:table-cell>
          <table:table-cell office:value-type="float" office:value="16.11" calcext:value-type="float">
            <text:p>16.11</text:p>
          </table:table-cell>
          <table:table-cell table:formula="of:=AVERAGE([.B150:.F150])" office:value-type="float" office:value="17.266" calcext:value-type="float">
            <text:p>17.266</text:p>
          </table:table-cell>
          <table:table-cell table:formula="of:=AVERAGE([.G150:.G154])" office:value-type="float" office:value="19.8004" calcext:value-type="float">
            <text:p>19.8004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9" calcext:value-type="float">
            <text:p>17.59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4" calcext:value-type="float">
            <text:p>17.14</text:p>
          </table:table-cell>
          <table:table-cell office:value-type="float" office:value="21.79" calcext:value-type="float">
            <text:p>21.79</text:p>
          </table:table-cell>
          <table:table-cell table:formula="of:=AVERAGE([.B151:.F151])" office:value-type="float" office:value="19.35" calcext:value-type="float">
            <text:p>19.35</text:p>
          </table:table-cell>
          <table:table-cell table:formula="of:=AVERAGE([.G151:.G155])" office:value-type="float" office:value="20.2464" calcext:value-type="float">
            <text:p>20.2464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1" calcext:value-type="float">
            <text:p>22.51</text:p>
          </table:table-cell>
          <table:table-cell office:value-type="float" office:value="30.83" calcext:value-type="float">
            <text:p>30.83</text:p>
          </table:table-cell>
          <table:table-cell office:value-type="float" office:value="24.88" calcext:value-type="float">
            <text:p>24.88</text:p>
          </table:table-cell>
          <table:table-cell office:value-type="float" office:value="20.42" calcext:value-type="float">
            <text:p>20.42</text:p>
          </table:table-cell>
          <table:table-cell table:formula="of:=AVERAGE([.B152:.F152])" office:value-type="float" office:value="24.6" calcext:value-type="float">
            <text:p>24.6</text:p>
          </table:table-cell>
          <table:table-cell table:formula="of:=AVERAGE([.G152:.G156])" office:value-type="float" office:value="20.2896" calcext:value-type="float">
            <text:p>20.2896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.87" calcext:value-type="float">
            <text:p>17.87</text:p>
          </table:table-cell>
          <table:table-cell office:value-type="float" office:value="24.72" calcext:value-type="float">
            <text:p>24.72</text:p>
          </table:table-cell>
          <table:table-cell office:value-type="float" office:value="19.7" calcext:value-type="float">
            <text:p>19.7</text:p>
          </table:table-cell>
          <table:table-cell office:value-type="float" office:value="17.42" calcext:value-type="float">
            <text:p>17.42</text:p>
          </table:table-cell>
          <table:table-cell office:value-type="float" office:value="19.45" calcext:value-type="float">
            <text:p>19.45</text:p>
          </table:table-cell>
          <table:table-cell table:formula="of:=AVERAGE([.B153:.F153])" office:value-type="float" office:value="19.832" calcext:value-type="float">
            <text:p>19.832</text:p>
          </table:table-cell>
          <table:table-cell table:formula="of:=AVERAGE([.G153:.G157])" office:value-type="float" office:value="19.0004" calcext:value-type="float">
            <text:p>19.0004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.97" calcext:value-type="float">
            <text:p>16.97</text:p>
          </table:table-cell>
          <table:table-cell office:value-type="float" office:value="16.47" calcext:value-type="float">
            <text:p>16.47</text:p>
          </table:table-cell>
          <table:table-cell office:value-type="float" office:value="16.78" calcext:value-type="float">
            <text:p>16.78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3" calcext:value-type="float">
            <text:p>17.73</text:p>
          </table:table-cell>
          <table:table-cell table:formula="of:=AVERAGE([.B154:.F154])" office:value-type="float" office:value="17.954" calcext:value-type="float">
            <text:p>17.954</text:p>
          </table:table-cell>
          <table:table-cell table:formula="of:=AVERAGE([.G154:.G158])" office:value-type="float" office:value="18.7544" calcext:value-type="float">
            <text:p>18.7544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12" calcext:value-type="float">
            <text:p>19.12</text:p>
          </table:table-cell>
          <table:table-cell office:value-type="float" office:value="20.12" calcext:value-type="float">
            <text:p>20.12</text:p>
          </table:table-cell>
          <table:table-cell office:value-type="float" office:value="23.43" calcext:value-type="float">
            <text:p>23.43</text:p>
          </table:table-cell>
          <table:table-cell office:value-type="float" office:value="17.3" calcext:value-type="float">
            <text:p>17.3</text:p>
          </table:table-cell>
          <table:table-cell office:value-type="float" office:value="17.51" calcext:value-type="float">
            <text:p>17.51</text:p>
          </table:table-cell>
          <table:table-cell table:formula="of:=AVERAGE([.B155:.F155])" office:value-type="float" office:value="19.496" calcext:value-type="float">
            <text:p>19.496</text:p>
          </table:table-cell>
          <table:table-cell table:formula="of:=AVERAGE([.G155:.G159])" office:value-type="float" office:value="19.5972" calcext:value-type="float">
            <text:p>19.5972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.81" calcext:value-type="float">
            <text:p>19.81</text:p>
          </table:table-cell>
          <table:table-cell office:value-type="float" office:value="17.78" calcext:value-type="float">
            <text:p>17.78</text:p>
          </table:table-cell>
          <table:table-cell office:value-type="float" office:value="24.08" calcext:value-type="float">
            <text:p>24.08</text:p>
          </table:table-cell>
          <table:table-cell table:number-columns-repeated="2" office:value-type="float" office:value="18.08" calcext:value-type="float">
            <text:p>18.08</text:p>
          </table:table-cell>
          <table:table-cell table:formula="of:=AVERAGE([.B156:.F156])" office:value-type="float" office:value="19.566" calcext:value-type="float">
            <text:p>19.566</text:p>
          </table:table-cell>
          <table:table-cell table:formula="of:=AVERAGE([.G156:.G160])" office:value-type="float" office:value="19.3448" calcext:value-type="float">
            <text:p>19.3448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.4" calcext:value-type="float">
            <text:p>22.4</text:p>
          </table:table-cell>
          <table:table-cell office:value-type="float" office:value="16.79" calcext:value-type="float">
            <text:p>16.79</text:p>
          </table:table-cell>
          <table:table-cell office:value-type="float" office:value="16.85" calcext:value-type="float">
            <text:p>16.85</text:p>
          </table:table-cell>
          <table:table-cell office:value-type="float" office:value="18.19" calcext:value-type="float">
            <text:p>18.19</text:p>
          </table:table-cell>
          <table:table-cell office:value-type="float" office:value="16.54" calcext:value-type="float">
            <text:p>16.54</text:p>
          </table:table-cell>
          <table:table-cell table:formula="of:=AVERAGE([.B157:.F157])" office:value-type="float" office:value="18.154" calcext:value-type="float">
            <text:p>18.154</text:p>
          </table:table-cell>
          <table:table-cell table:formula="of:=AVERAGE([.G157:.G161])" office:value-type="float" office:value="19.0796" calcext:value-type="float">
            <text:p>19.0796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.17" calcext:value-type="float">
            <text:p>21.17</text:p>
          </table:table-cell>
          <table:table-cell office:value-type="float" office:value="18.86" calcext:value-type="float">
            <text:p>18.86</text:p>
          </table:table-cell>
          <table:table-cell office:value-type="float" office:value="16.4" calcext:value-type="float">
            <text:p>16.4</text:p>
          </table:table-cell>
          <table:table-cell office:value-type="float" office:value="18.98" calcext:value-type="float">
            <text:p>18.98</text:p>
          </table:table-cell>
          <table:table-cell office:value-type="float" office:value="17.6" calcext:value-type="float">
            <text:p>17.6</text:p>
          </table:table-cell>
          <table:table-cell table:formula="of:=AVERAGE([.B158:.F158])" office:value-type="float" office:value="18.602" calcext:value-type="float">
            <text:p>18.602</text:p>
          </table:table-cell>
          <table:table-cell table:formula="of:=AVERAGE([.G158:.G162])" office:value-type="float" office:value="19.1696" calcext:value-type="float">
            <text:p>19.1696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65" calcext:value-type="float">
            <text:p>18.65</text:p>
          </table:table-cell>
          <table:table-cell office:value-type="float" office:value="20.31" calcext:value-type="float">
            <text:p>20.31</text:p>
          </table:table-cell>
          <table:table-cell office:value-type="float" office:value="21.63" calcext:value-type="float">
            <text:p>21.63</text:p>
          </table:table-cell>
          <table:table-cell office:value-type="float" office:value="22.48" calcext:value-type="float">
            <text:p>22.48</text:p>
          </table:table-cell>
          <table:table-cell office:value-type="float" office:value="27.77" calcext:value-type="float">
            <text:p>27.77</text:p>
          </table:table-cell>
          <table:table-cell table:formula="of:=AVERAGE([.B159:.F159])" office:value-type="float" office:value="22.168" calcext:value-type="float">
            <text:p>22.168</text:p>
          </table:table-cell>
          <table:table-cell table:formula="of:=AVERAGE([.G159:.G163])" office:value-type="float" office:value="19.2696" calcext:value-type="float">
            <text:p>19.2696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.69" calcext:value-type="float">
            <text:p>16.69</text:p>
          </table:table-cell>
          <table:table-cell office:value-type="float" office:value="18.37" calcext:value-type="float">
            <text:p>18.37</text:p>
          </table:table-cell>
          <table:table-cell office:value-type="float" office:value="20.61" calcext:value-type="float">
            <text:p>20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2" calcext:value-type="float">
            <text:p>17.62</text:p>
          </table:table-cell>
          <table:table-cell table:formula="of:=AVERAGE([.B160:.F160])" office:value-type="float" office:value="18.234" calcext:value-type="float">
            <text:p>18.234</text:p>
          </table:table-cell>
          <table:table-cell table:formula="of:=AVERAGE([.G160:.G164])" office:value-type="float" office:value="18.4928" calcext:value-type="float">
            <text:p>18.4928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.14" calcext:value-type="float">
            <text:p>18.14</text:p>
          </table:table-cell>
          <table:table-cell office:value-type="float" office:value="17.89" calcext:value-type="float">
            <text:p>17.89</text:p>
          </table:table-cell>
          <table:table-cell office:value-type="float" office:value="18.24" calcext:value-type="float">
            <text:p>18.24</text:p>
          </table:table-cell>
          <table:table-cell office:value-type="float" office:value="16.82" calcext:value-type="float">
            <text:p>16.82</text:p>
          </table:table-cell>
          <table:table-cell office:value-type="float" office:value="20.11" calcext:value-type="float">
            <text:p>20.11</text:p>
          </table:table-cell>
          <table:table-cell table:formula="of:=AVERAGE([.B161:.F161])" office:value-type="float" office:value="18.24" calcext:value-type="float">
            <text:p>18.24</text:p>
          </table:table-cell>
          <table:table-cell table:formula="of:=AVERAGE([.G161:.G165])" office:value-type="float" office:value="18.5504" calcext:value-type="float">
            <text:p>18.5504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.91" calcext:value-type="float">
            <text:p>19.91</text:p>
          </table:table-cell>
          <table:table-cell office:value-type="float" office:value="19.66" calcext:value-type="float">
            <text:p>19.66</text:p>
          </table:table-cell>
          <table:table-cell office:value-type="float" office:value="16.5" calcext:value-type="float">
            <text:p>16.5</text:p>
          </table:table-cell>
          <table:table-cell office:value-type="float" office:value="17.51" calcext:value-type="float">
            <text:p>17.51</text:p>
          </table:table-cell>
          <table:table-cell office:value-type="float" office:value="19.44" calcext:value-type="float">
            <text:p>19.44</text:p>
          </table:table-cell>
          <table:table-cell table:formula="of:=AVERAGE([.B162:.F162])" office:value-type="float" office:value="18.604" calcext:value-type="float">
            <text:p>18.604</text:p>
          </table:table-cell>
          <table:table-cell table:formula="of:=AVERAGE([.G162:.G166])" office:value-type="float" office:value="19.13" calcext:value-type="float">
            <text:p>19.13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98" calcext:value-type="float">
            <text:p>19.98</text:p>
          </table:table-cell>
          <table:table-cell office:value-type="float" office:value="20.41" calcext:value-type="float">
            <text:p>20.41</text:p>
          </table:table-cell>
          <table:table-cell office:value-type="float" office:value="14.34" calcext:value-type="float">
            <text:p>14.34</text:p>
          </table:table-cell>
          <table:table-cell office:value-type="float" office:value="23.54" calcext:value-type="float">
            <text:p>23.54</text:p>
          </table:table-cell>
          <table:table-cell office:value-type="float" office:value="17.24" calcext:value-type="float">
            <text:p>17.24</text:p>
          </table:table-cell>
          <table:table-cell table:formula="of:=AVERAGE([.B163:.F163])" office:value-type="float" office:value="19.102" calcext:value-type="float">
            <text:p>19.102</text:p>
          </table:table-cell>
          <table:table-cell table:formula="of:=AVERAGE([.G163:.G167])" office:value-type="float" office:value="19.306" calcext:value-type="float">
            <text:p>19.306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.09" calcext:value-type="float">
            <text:p>21.09</text:p>
          </table:table-cell>
          <table:table-cell office:value-type="float" office:value="14.7" calcext:value-type="float">
            <text:p>14.7</text:p>
          </table:table-cell>
          <table:table-cell office:value-type="float" office:value="18.08" calcext:value-type="float">
            <text:p>18.08</text:p>
          </table:table-cell>
          <table:table-cell office:value-type="float" office:value="18.56" calcext:value-type="float">
            <text:p>18.56</text:p>
          </table:table-cell>
          <table:table-cell office:value-type="float" office:value="18.99" calcext:value-type="float">
            <text:p>18.99</text:p>
          </table:table-cell>
          <table:table-cell table:formula="of:=AVERAGE([.B164:.F164])" office:value-type="float" office:value="18.284" calcext:value-type="float">
            <text:p>18.284</text:p>
          </table:table-cell>
          <table:table-cell table:formula="of:=AVERAGE([.G164:.G168])" office:value-type="float" office:value="19.6328" calcext:value-type="float">
            <text:p>19.6328</text:p>
          </table:table-cell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.85" calcext:value-type="float">
            <text:p>20.85</text:p>
          </table:table-cell>
          <table:table-cell office:value-type="float" office:value="17.5" calcext:value-type="float">
            <text:p>17.5</text:p>
          </table:table-cell>
          <table:table-cell office:value-type="float" office:value="19.26" calcext:value-type="float">
            <text:p>19.2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03" calcext:value-type="float">
            <text:p>17.03</text:p>
          </table:table-cell>
          <table:table-cell table:formula="of:=AVERAGE([.B165:.F165])" office:value-type="float" office:value="18.522" calcext:value-type="float">
            <text:p>18.522</text:p>
          </table:table-cell>
          <table:table-cell table:formula="of:=AVERAGE([.G165:.G169])" office:value-type="float" office:value="21.1028" calcext:value-type="float">
            <text:p>21.1028</text:p>
          </table:table-cell>
          <table:table-cell table:number-columns-repeated="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.61" calcext:value-type="float">
            <text:p>19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1" calcext:value-type="float">
            <text:p>18.31</text:p>
          </table:table-cell>
          <table:table-cell office:value-type="float" office:value="22.58" calcext:value-type="float">
            <text:p>22.58</text:p>
          </table:table-cell>
          <table:table-cell office:value-type="float" office:value="27.31" calcext:value-type="float">
            <text:p>27.31</text:p>
          </table:table-cell>
          <table:table-cell table:formula="of:=AVERAGE([.B166:.F166])" office:value-type="float" office:value="21.138" calcext:value-type="float">
            <text:p>21.138</text:p>
          </table:table-cell>
          <table:table-cell table:formula="of:=AVERAGE([.G166:.G170])" office:value-type="float" office:value="21.27" calcext:value-type="float">
            <text:p>21.27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.4" calcext:value-type="float">
            <text:p>21.4</text:p>
          </table:table-cell>
          <table:table-cell office:value-type="float" office:value="17.24" calcext:value-type="float">
            <text:p>17.24</text:p>
          </table:table-cell>
          <table:table-cell office:value-type="float" office:value="18.83" calcext:value-type="float">
            <text:p>18.8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09" calcext:value-type="float">
            <text:p>18.09</text:p>
          </table:table-cell>
          <table:table-cell table:formula="of:=AVERAGE([.B167:.F167])" office:value-type="float" office:value="19.484" calcext:value-type="float">
            <text:p>19.484</text:p>
          </table:table-cell>
          <table:table-cell table:formula="of:=AVERAGE([.G167:.G171])" office:value-type="float" office:value="20.5524" calcext:value-type="float">
            <text:p>20.5524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.74" calcext:value-type="float">
            <text:p>16.74</text:p>
          </table:table-cell>
          <table:table-cell office:value-type="float" office:value="18.24" calcext:value-type="float">
            <text:p>18.24</text:p>
          </table:table-cell>
          <table:table-cell office:value-type="float" office:value="25.2" calcext:value-type="float">
            <text:p>25.2</text:p>
          </table:table-cell>
          <table:table-cell office:value-type="float" office:value="17.44" calcext:value-type="float">
            <text:p>17.44</text:p>
          </table:table-cell>
          <table:table-cell office:value-type="float" office:value="26.06" calcext:value-type="float">
            <text:p>26.06</text:p>
          </table:table-cell>
          <table:table-cell table:formula="of:=AVERAGE([.B168:.F168])" office:value-type="float" office:value="20.736" calcext:value-type="float">
            <text:p>20.736</text:p>
          </table:table-cell>
          <table:table-cell table:formula="of:=AVERAGE([.G168:.G172])" office:value-type="float" office:value="20.9388" calcext:value-type="float">
            <text:p>20.9388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.98" calcext:value-type="float">
            <text:p>23.98</text:p>
          </table:table-cell>
          <table:table-cell office:value-type="float" office:value="29.08" calcext:value-type="float">
            <text:p>29.08</text:p>
          </table:table-cell>
          <table:table-cell office:value-type="float" office:value="23.99" calcext:value-type="float">
            <text:p>23.99</text:p>
          </table:table-cell>
          <table:table-cell office:value-type="float" office:value="27.76" calcext:value-type="float">
            <text:p>27.76</text:p>
          </table:table-cell>
          <table:table-cell office:value-type="float" office:value="23.36" calcext:value-type="float">
            <text:p>23.36</text:p>
          </table:table-cell>
          <table:table-cell table:formula="of:=AVERAGE([.B169:.F169])" office:value-type="float" office:value="25.634" calcext:value-type="float">
            <text:p>25.634</text:p>
          </table:table-cell>
          <table:table-cell table:formula="of:=AVERAGE([.G169:.G173])" office:value-type="float" office:value="20.84" calcext:value-type="float">
            <text:p>20.84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59" calcext:value-type="float">
            <text:p>16.59</text:p>
          </table:table-cell>
          <table:table-cell office:value-type="float" office:value="20.64" calcext:value-type="float">
            <text:p>20.64</text:p>
          </table:table-cell>
          <table:table-cell office:value-type="float" office:value="19.98" calcext:value-type="float">
            <text:p>19.98</text:p>
          </table:table-cell>
          <table:table-cell office:value-type="float" office:value="20.69" calcext:value-type="float">
            <text:p>20.69</text:p>
          </table:table-cell>
          <table:table-cell table:formula="of:=AVERAGE([.B170:.F170])" office:value-type="float" office:value="19.358" calcext:value-type="float">
            <text:p>19.358</text:p>
          </table:table-cell>
          <table:table-cell table:formula="of:=AVERAGE([.G170:.G174])" office:value-type="float" office:value="19.9268" calcext:value-type="float">
            <text:p>19.9268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04" calcext:value-type="float">
            <text:p>15.04</text:p>
          </table:table-cell>
          <table:table-cell office:value-type="float" office:value="17.9" calcext:value-type="float">
            <text:p>17.9</text:p>
          </table:table-cell>
          <table:table-cell office:value-type="float" office:value="19.52" calcext:value-type="float">
            <text:p>19.52</text:p>
          </table:table-cell>
          <table:table-cell office:value-type="float" office:value="18.76" calcext:value-type="float">
            <text:p>18.76</text:p>
          </table:table-cell>
          <table:table-cell office:value-type="float" office:value="16.53" calcext:value-type="float">
            <text:p>16.53</text:p>
          </table:table-cell>
          <table:table-cell table:formula="of:=AVERAGE([.B171:.F171])" office:value-type="float" office:value="17.55" calcext:value-type="float">
            <text:p>17.55</text:p>
          </table:table-cell>
          <table:table-cell table:formula="of:=AVERAGE([.G171:.G175])" office:value-type="float" office:value="20.2164" calcext:value-type="float">
            <text:p>20.2164</text:p>
          </table:table-cell>
          <table:table-cell table:number-columns-repeated="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.73" calcext:value-type="float">
            <text:p>19.73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9" calcext:value-type="float">
            <text:p>23.79</text:p>
          </table:table-cell>
          <table:table-cell office:value-type="float" office:value="19.55" calcext:value-type="float">
            <text:p>19.55</text:p>
          </table:table-cell>
          <table:table-cell office:value-type="float" office:value="20.07" calcext:value-type="float">
            <text:p>20.07</text:p>
          </table:table-cell>
          <table:table-cell table:formula="of:=AVERAGE([.B172:.F172])" office:value-type="float" office:value="21.416" calcext:value-type="float">
            <text:p>21.416</text:p>
          </table:table-cell>
          <table:table-cell table:formula="of:=AVERAGE([.G172:.G176])" office:value-type="float" office:value="20.6488" calcext:value-type="float">
            <text:p>20.6488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.59" calcext:value-type="float">
            <text:p>20.59</text:p>
          </table:table-cell>
          <table:table-cell office:value-type="float" office:value="18.58" calcext:value-type="float">
            <text:p>18.58</text:p>
          </table:table-cell>
          <table:table-cell office:value-type="float" office:value="21.21" calcext:value-type="float">
            <text:p>21.21</text:p>
          </table:table-cell>
          <table:table-cell office:value-type="float" office:value="21.04" calcext:value-type="float">
            <text:p>21.04</text:p>
          </table:table-cell>
          <table:table-cell office:value-type="float" office:value="19.79" calcext:value-type="float">
            <text:p>19.79</text:p>
          </table:table-cell>
          <table:table-cell table:formula="of:=AVERAGE([.B173:.F173])" office:value-type="float" office:value="20.242" calcext:value-type="float">
            <text:p>20.242</text:p>
          </table:table-cell>
          <table:table-cell table:formula="of:=AVERAGE([.G173:.G177])" office:value-type="float" office:value="20.208" calcext:value-type="float">
            <text:p>20.208</text:p>
          </table:table-cell>
          <table:table-cell table:number-columns-repeated="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.31" calcext:value-type="float">
            <text:p>21.31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5" calcext:value-type="float">
            <text:p>19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6" calcext:value-type="float">
            <text:p>21.16</text:p>
          </table:table-cell>
          <table:table-cell table:formula="of:=AVERAGE([.B174:.F174])" office:value-type="float" office:value="21.068" calcext:value-type="float">
            <text:p>21.068</text:p>
          </table:table-cell>
          <table:table-cell table:formula="of:=AVERAGE([.G174:.G178])" office:value-type="float" office:value="20.136" calcext:value-type="float">
            <text:p>20.136</text:p>
          </table:table-cell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.35" calcext:value-type="float">
            <text:p>24.35</text:p>
          </table:table-cell>
          <table:table-cell office:value-type="float" office:value="20.21" calcext:value-type="float">
            <text:p>20.21</text:p>
          </table:table-cell>
          <table:table-cell office:value-type="float" office:value="19.2" calcext:value-type="float">
            <text:p>19.2</text:p>
          </table:table-cell>
          <table:table-cell office:value-type="float" office:value="18.72" calcext:value-type="float">
            <text:p>18.72</text:p>
          </table:table-cell>
          <table:table-cell office:value-type="float" office:value="21.55" calcext:value-type="float">
            <text:p>21.55</text:p>
          </table:table-cell>
          <table:table-cell table:formula="of:=AVERAGE([.B175:.F175])" office:value-type="float" office:value="20.806" calcext:value-type="float">
            <text:p>20.806</text:p>
          </table:table-cell>
          <table:table-cell table:formula="of:=AVERAGE([.G175:.G179])" office:value-type="float" office:value="19.588" calcext:value-type="float">
            <text:p>19.588</text:p>
          </table:table-cell>
          <table:table-cell table:number-columns-repeated="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.88" calcext:value-type="float">
            <text:p>22.88</text:p>
          </table:table-cell>
          <table:table-cell office:value-type="float" office:value="17.97" calcext:value-type="float">
            <text:p>17.97</text:p>
          </table:table-cell>
          <table:table-cell office:value-type="float" office:value="19.47" calcext:value-type="float">
            <text:p>19.47</text:p>
          </table:table-cell>
          <table:table-cell office:value-type="float" office:value="18.58" calcext:value-type="float">
            <text:p>18.58</text:p>
          </table:table-cell>
          <table:table-cell office:value-type="float" office:value="19.66" calcext:value-type="float">
            <text:p>19.66</text:p>
          </table:table-cell>
          <table:table-cell table:formula="of:=AVERAGE([.B176:.F176])" office:value-type="float" office:value="19.712" calcext:value-type="float">
            <text:p>19.712</text:p>
          </table:table-cell>
          <table:table-cell table:formula="of:=AVERAGE([.G176:.G180])" office:value-type="float" office:value="19.6428" calcext:value-type="float">
            <text:p>19.6428</text:p>
          </table:table-cell>
          <table:table-cell table:number-columns-repeated="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.26" calcext:value-type="float">
            <text:p>16.26</text:p>
          </table:table-cell>
          <table:table-cell office:value-type="float" office:value="22.58" calcext:value-type="float">
            <text:p>22.58</text:p>
          </table:table-cell>
          <table:table-cell office:value-type="float" office:value="21.07" calcext:value-type="float">
            <text:p>21.07</text:p>
          </table:table-cell>
          <table:table-cell office:value-type="float" office:value="18.97" calcext:value-type="float">
            <text:p>18.97</text:p>
          </table:table-cell>
          <table:table-cell office:value-type="float" office:value="17.18" calcext:value-type="float">
            <text:p>17.18</text:p>
          </table:table-cell>
          <table:table-cell table:formula="of:=AVERAGE([.B177:.F177])" office:value-type="float" office:value="19.212" calcext:value-type="float">
            <text:p>19.212</text:p>
          </table:table-cell>
          <table:table-cell table:formula="of:=AVERAGE([.G177:.G181])" office:value-type="float" office:value="19.786" calcext:value-type="float">
            <text:p>19.786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96" calcext:value-type="float">
            <text:p>19.96</text:p>
          </table:table-cell>
          <table:table-cell office:value-type="float" office:value="18.75" calcext:value-type="float">
            <text:p>18.75</text:p>
          </table:table-cell>
          <table:table-cell office:value-type="float" office:value="19.88" calcext:value-type="float">
            <text:p>19.88</text:p>
          </table:table-cell>
          <table:table-cell office:value-type="float" office:value="23.46" calcext:value-type="float">
            <text:p>23.46</text:p>
          </table:table-cell>
          <table:table-cell office:value-type="float" office:value="17.36" calcext:value-type="float">
            <text:p>17.36</text:p>
          </table:table-cell>
          <table:table-cell table:formula="of:=AVERAGE([.B178:.F178])" office:value-type="float" office:value="19.882" calcext:value-type="float">
            <text:p>19.882</text:p>
          </table:table-cell>
          <table:table-cell table:formula="of:=AVERAGE([.G178:.G182])" office:value-type="float" office:value="19.7544" calcext:value-type="float">
            <text:p>19.7544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72" calcext:value-type="float">
            <text:p>13.72</text:p>
          </table:table-cell>
          <table:table-cell office:value-type="float" office:value="17.86" calcext:value-type="float">
            <text:p>17.86</text:p>
          </table:table-cell>
          <table:table-cell office:value-type="float" office:value="27.9" calcext:value-type="float">
            <text:p>27.9</text:p>
          </table:table-cell>
          <table:table-cell office:value-type="float" office:value="15.67" calcext:value-type="float">
            <text:p>15.67</text:p>
          </table:table-cell>
          <table:table-cell office:value-type="float" office:value="16.49" calcext:value-type="float">
            <text:p>16.49</text:p>
          </table:table-cell>
          <table:table-cell table:formula="of:=AVERAGE([.B179:.F179])" office:value-type="float" office:value="18.328" calcext:value-type="float">
            <text:p>18.328</text:p>
          </table:table-cell>
          <table:table-cell table:formula="of:=AVERAGE([.G179:.G183])" office:value-type="float" office:value="19.7172" calcext:value-type="float">
            <text:p>19.717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3.19" calcext:value-type="float">
            <text:p>23.1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2" calcext:value-type="float">
            <text:p>18.52</text:p>
          </table:table-cell>
          <table:table-cell office:value-type="float" office:value="25.04" calcext:value-type="float">
            <text:p>25.04</text:p>
          </table:table-cell>
          <table:table-cell table:formula="of:=AVERAGE([.B180:.F180])" office:value-type="float" office:value="21.08" calcext:value-type="float">
            <text:p>21.08</text:p>
          </table:table-cell>
          <table:table-cell table:formula="of:=AVERAGE([.G180:.G184])" office:value-type="float" office:value="20.3916" calcext:value-type="float">
            <text:p>20.3916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.63" calcext:value-type="float">
            <text:p>20.63</text:p>
          </table:table-cell>
          <table:table-cell office:value-type="float" office:value="20.6" calcext:value-type="float">
            <text:p>20.6</text:p>
          </table:table-cell>
          <table:table-cell office:value-type="float" office:value="18.52" calcext:value-type="float">
            <text:p>18.52</text:p>
          </table:table-cell>
          <table:table-cell office:value-type="float" office:value="21.67" calcext:value-type="float">
            <text:p>21.67</text:p>
          </table:table-cell>
          <table:table-cell office:value-type="float" office:value="20.72" calcext:value-type="float">
            <text:p>20.72</text:p>
          </table:table-cell>
          <table:table-cell table:formula="of:=AVERAGE([.B181:.F181])" office:value-type="float" office:value="20.428" calcext:value-type="float">
            <text:p>20.428</text:p>
          </table:table-cell>
          <table:table-cell table:formula="of:=AVERAGE([.G181:.G185])" office:value-type="float" office:value="20.5364" calcext:value-type="float">
            <text:p>20.5364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.91" calcext:value-type="float">
            <text:p>18.91</text:p>
          </table:table-cell>
          <table:table-cell office:value-type="float" office:value="17.17" calcext:value-type="float">
            <text:p>17.17</text:p>
          </table:table-cell>
          <table:table-cell office:value-type="float" office:value="19.08" calcext:value-type="float">
            <text:p>19.08</text:p>
          </table:table-cell>
          <table:table-cell office:value-type="float" office:value="22.26" calcext:value-type="float">
            <text:p>22.26</text:p>
          </table:table-cell>
          <table:table-cell office:value-type="float" office:value="17.85" calcext:value-type="float">
            <text:p>17.85</text:p>
          </table:table-cell>
          <table:table-cell table:formula="of:=AVERAGE([.B182:.F182])" office:value-type="float" office:value="19.054" calcext:value-type="float">
            <text:p>19.054</text:p>
          </table:table-cell>
          <table:table-cell table:formula="of:=AVERAGE([.G182:.G186])" office:value-type="float" office:value="21.0424" calcext:value-type="float">
            <text:p>21.0424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.82" calcext:value-type="float">
            <text:p>17.82</text:p>
          </table:table-cell>
          <table:table-cell office:value-type="float" office:value="21.63" calcext:value-type="float">
            <text:p>21.63</text:p>
          </table:table-cell>
          <table:table-cell office:value-type="float" office:value="20.04" calcext:value-type="float">
            <text:p>20.04</text:p>
          </table:table-cell>
          <table:table-cell office:value-type="float" office:value="21.48" calcext:value-type="float">
            <text:p>21.48</text:p>
          </table:table-cell>
          <table:table-cell office:value-type="float" office:value="17.51" calcext:value-type="float">
            <text:p>17.51</text:p>
          </table:table-cell>
          <table:table-cell table:formula="of:=AVERAGE([.B183:.F183])" office:value-type="float" office:value="19.696" calcext:value-type="float">
            <text:p>19.696</text:p>
          </table:table-cell>
          <table:table-cell table:formula="of:=AVERAGE([.G183:.G187])" office:value-type="float" office:value="22.1764" calcext:value-type="float">
            <text:p>22.1764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7" calcext:value-type="float">
            <text:p>27.7</text:p>
          </table:table-cell>
          <table:table-cell office:value-type="float" office:value="21.53" calcext:value-type="float">
            <text:p>21.53</text:p>
          </table:table-cell>
          <table:table-cell office:value-type="float" office:value="20.48" calcext:value-type="float">
            <text:p>20.48</text:p>
          </table:table-cell>
          <table:table-cell office:value-type="float" office:value="18.19" calcext:value-type="float">
            <text:p>18.19</text:p>
          </table:table-cell>
          <table:table-cell office:value-type="float" office:value="20.6" calcext:value-type="float">
            <text:p>20.6</text:p>
          </table:table-cell>
          <table:table-cell table:formula="of:=AVERAGE([.B184:.F184])" office:value-type="float" office:value="21.7" calcext:value-type="float">
            <text:p>21.7</text:p>
          </table:table-cell>
          <table:table-cell table:formula="of:=AVERAGE([.G184:.G188])" office:value-type="float" office:value="23.228" calcext:value-type="float">
            <text:p>23.228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.14" calcext:value-type="float">
            <text:p>22.14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5" calcext:value-type="float">
            <text:p>20.45</text:p>
          </table:table-cell>
          <table:table-cell office:value-type="float" office:value="20.62" calcext:value-type="float">
            <text:p>20.62</text:p>
          </table:table-cell>
          <table:table-cell office:value-type="float" office:value="25.37" calcext:value-type="float">
            <text:p>25.37</text:p>
          </table:table-cell>
          <table:table-cell table:formula="of:=AVERAGE([.B185:.F185])" office:value-type="float" office:value="21.804" calcext:value-type="float">
            <text:p>21.804</text:p>
          </table:table-cell>
          <table:table-cell table:formula="of:=AVERAGE([.G185:.G189])" office:value-type="float" office:value="23.3092" calcext:value-type="float">
            <text:p>23.3092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.97" calcext:value-type="float">
            <text:p>25.97</text:p>
          </table:table-cell>
          <table:table-cell office:value-type="float" office:value="20.84" calcext:value-type="float">
            <text:p>20.84</text:p>
          </table:table-cell>
          <table:table-cell office:value-type="float" office:value="21.46" calcext:value-type="float">
            <text:p>21.46</text:p>
          </table:table-cell>
          <table:table-cell office:value-type="float" office:value="22.85" calcext:value-type="float">
            <text:p>22.85</text:p>
          </table:table-cell>
          <table:table-cell office:value-type="float" office:value="23.67" calcext:value-type="float">
            <text:p>23.67</text:p>
          </table:table-cell>
          <table:table-cell table:formula="of:=AVERAGE([.B186:.F186])" office:value-type="float" office:value="22.958" calcext:value-type="float">
            <text:p>22.958</text:p>
          </table:table-cell>
          <table:table-cell table:formula="of:=AVERAGE([.G186:.G190])" office:value-type="float" office:value="23.4864" calcext:value-type="float">
            <text:p>23.4864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.75" calcext:value-type="float">
            <text:p>21.75</text:p>
          </table:table-cell>
          <table:table-cell office:value-type="float" office:value="25.88" calcext:value-type="float">
            <text:p>25.88</text:p>
          </table:table-cell>
          <table:table-cell office:value-type="float" office:value="30.38" calcext:value-type="float">
            <text:p>30.38</text:p>
          </table:table-cell>
          <table:table-cell office:value-type="float" office:value="23.43" calcext:value-type="float">
            <text:p>23.43</text:p>
          </table:table-cell>
          <table:table-cell office:value-type="float" office:value="22.18" calcext:value-type="float">
            <text:p>22.18</text:p>
          </table:table-cell>
          <table:table-cell table:formula="of:=AVERAGE([.B187:.F187])" office:value-type="float" office:value="24.724" calcext:value-type="float">
            <text:p>24.724</text:p>
          </table:table-cell>
          <table:table-cell table:formula="of:=AVERAGE([.G187:.G191])" office:value-type="float" office:value="24.4936" calcext:value-type="float">
            <text:p>24.4936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.09" calcext:value-type="float">
            <text:p>21.09</text:p>
          </table:table-cell>
          <table:table-cell office:value-type="float" office:value="24.37" calcext:value-type="float">
            <text:p>24.37</text:p>
          </table:table-cell>
          <table:table-cell office:value-type="float" office:value="26.51" calcext:value-type="float">
            <text:p>26.51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table:formula="of:=AVERAGE([.B188:.F188])" office:value-type="float" office:value="24.954" calcext:value-type="float">
            <text:p>24.954</text:p>
          </table:table-cell>
          <table:table-cell table:formula="of:=AVERAGE([.G188:.G192])" office:value-type="float" office:value="25.874" calcext:value-type="float">
            <text:p>25.874</text:p>
          </table:table-cell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.86" calcext:value-type="float">
            <text:p>23.86</text:p>
          </table:table-cell>
          <table:table-cell office:value-type="float" office:value="23.05" calcext:value-type="float">
            <text:p>23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formula="of:=AVERAGE([.B189:.F189])" office:value-type="float" office:value="22.106" calcext:value-type="float">
            <text:p>22.106</text:p>
          </table:table-cell>
          <table:table-cell table:formula="of:=AVERAGE([.G189:.G193])" office:value-type="float" office:value="25.7764" calcext:value-type="float">
            <text:p>25.7764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12" calcext:value-type="float">
            <text:p>22.12</text:p>
          </table:table-cell>
          <table:table-cell office:value-type="float" office:value="24.82" calcext:value-type="float">
            <text:p>24.82</text:p>
          </table:table-cell>
          <table:table-cell office:value-type="float" office:value="20.32" calcext:value-type="float">
            <text:p>20.32</text:p>
          </table:table-cell>
          <table:table-cell office:value-type="float" office:value="22.77" calcext:value-type="float">
            <text:p>22.77</text:p>
          </table:table-cell>
          <table:table-cell office:value-type="float" office:value="23.42" calcext:value-type="float">
            <text:p>23.42</text:p>
          </table:table-cell>
          <table:table-cell table:formula="of:=AVERAGE([.B190:.F190])" office:value-type="float" office:value="22.69" calcext:value-type="float">
            <text:p>22.69</text:p>
          </table:table-cell>
          <table:table-cell table:formula="of:=AVERAGE([.G190:.G194])" office:value-type="float" office:value="26.6684" calcext:value-type="float">
            <text:p>26.6684</text:p>
          </table:table-cell>
          <table:table-cell table:number-columns-repeated="6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.08" calcext:value-type="float">
            <text:p>22.08</text:p>
          </table:table-cell>
          <table:table-cell office:value-type="float" office:value="27.17" calcext:value-type="float">
            <text:p>27.17</text:p>
          </table:table-cell>
          <table:table-cell office:value-type="float" office:value="33.32" calcext:value-type="float">
            <text:p>33.32</text:p>
          </table:table-cell>
          <table:table-cell office:value-type="float" office:value="30.92" calcext:value-type="float">
            <text:p>30.92</text:p>
          </table:table-cell>
          <table:table-cell office:value-type="float" office:value="26.48" calcext:value-type="float">
            <text:p>26.48</text:p>
          </table:table-cell>
          <table:table-cell table:formula="of:=AVERAGE([.B191:.F191])" office:value-type="float" office:value="27.994" calcext:value-type="float">
            <text:p>27.994</text:p>
          </table:table-cell>
          <table:table-cell table:formula="of:=AVERAGE([.G191:.G195])" office:value-type="float" office:value="27.1588" calcext:value-type="float">
            <text:p>27.1588</text:p>
          </table:table-cell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.64" calcext:value-type="float">
            <text:p>32.64</text:p>
          </table:table-cell>
          <table:table-cell office:value-type="float" office:value="41.6" calcext:value-type="float">
            <text:p>41.6</text:p>
          </table:table-cell>
          <table:table-cell office:value-type="float" office:value="35.77" calcext:value-type="float">
            <text:p>35.77</text:p>
          </table:table-cell>
          <table:table-cell office:value-type="float" office:value="21.41" calcext:value-type="float">
            <text:p>21.41</text:p>
          </table:table-cell>
          <table:table-cell office:value-type="float" office:value="26.71" calcext:value-type="float">
            <text:p>26.71</text:p>
          </table:table-cell>
          <table:table-cell table:formula="of:=AVERAGE([.B192:.F192])" office:value-type="float" office:value="31.626" calcext:value-type="float">
            <text:p>31.626</text:p>
          </table:table-cell>
          <table:table-cell table:formula="of:=AVERAGE([.G192:.G196])" office:value-type="float" office:value="26.9448" calcext:value-type="float">
            <text:p>26.9448</text:p>
          </table:table-cell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.96" calcext:value-type="float">
            <text:p>22.96</text:p>
          </table:table-cell>
          <table:table-cell office:value-type="float" office:value="28.81" calcext:value-type="float">
            <text:p>28.81</text:p>
          </table:table-cell>
          <table:table-cell office:value-type="float" office:value="22.29" calcext:value-type="float">
            <text:p>22.29</text:p>
          </table:table-cell>
          <table:table-cell office:value-type="float" office:value="24.89" calcext:value-type="float">
            <text:p>24.89</text:p>
          </table:table-cell>
          <table:table-cell office:value-type="float" office:value="23.38" calcext:value-type="float">
            <text:p>23.38</text:p>
          </table:table-cell>
          <table:table-cell table:formula="of:=AVERAGE([.B193:.F193])" office:value-type="float" office:value="24.466" calcext:value-type="float">
            <text:p>24.466</text:p>
          </table:table-cell>
          <table:table-cell table:formula="of:=AVERAGE([.G193:.G197])" office:value-type="float" office:value="25.936" calcext:value-type="float">
            <text:p>25.936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.85" calcext:value-type="float">
            <text:p>24.85</text:p>
          </table:table-cell>
          <table:table-cell office:value-type="float" office:value="22.57" calcext:value-type="float">
            <text:p>22.57</text:p>
          </table:table-cell>
          <table:table-cell office:value-type="float" office:value="30.34" calcext:value-type="float">
            <text:p>30.34</text:p>
          </table:table-cell>
          <table:table-cell office:value-type="float" office:value="30.18" calcext:value-type="float">
            <text:p>30.18</text:p>
          </table:table-cell>
          <table:table-cell office:value-type="float" office:value="24.89" calcext:value-type="float">
            <text:p>24.89</text:p>
          </table:table-cell>
          <table:table-cell table:formula="of:=AVERAGE([.B194:.F194])" office:value-type="float" office:value="26.566" calcext:value-type="float">
            <text:p>26.566</text:p>
          </table:table-cell>
          <table:table-cell table:formula="of:=AVERAGE([.G194:.G198])" office:value-type="float" office:value="26.2352" calcext:value-type="float">
            <text:p>26.2352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05" calcext:value-type="float">
            <text:p>22.05</text:p>
          </table:table-cell>
          <table:table-cell office:value-type="float" office:value="27.02" calcext:value-type="float">
            <text:p>27.02</text:p>
          </table:table-cell>
          <table:table-cell office:value-type="float" office:value="24.56" calcext:value-type="float">
            <text:p>24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5.73" calcext:value-type="float">
            <text:p>25.73</text:p>
          </table:table-cell>
          <table:table-cell table:formula="of:=AVERAGE([.B195:.F195])" office:value-type="float" office:value="25.142" calcext:value-type="float">
            <text:p>25.142</text:p>
          </table:table-cell>
          <table:table-cell table:formula="of:=AVERAGE([.G195:.G199])" office:value-type="float" office:value="25.8992" calcext:value-type="float">
            <text:p>25.8992</text:p>
          </table:table-cell>
          <table:table-cell table:number-columns-repeated="6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.96" calcext:value-type="float">
            <text:p>35.96</text:p>
          </table:table-cell>
          <table:table-cell office:value-type="float" office:value="23.83" calcext:value-type="float">
            <text:p>23.83</text:p>
          </table:table-cell>
          <table:table-cell office:value-type="float" office:value="22.7" calcext:value-type="float">
            <text:p>22.7</text:p>
          </table:table-cell>
          <table:table-cell office:value-type="float" office:value="26.56" calcext:value-type="float">
            <text:p>26.56</text:p>
          </table:table-cell>
          <table:table-cell office:value-type="float" office:value="25.57" calcext:value-type="float">
            <text:p>25.57</text:p>
          </table:table-cell>
          <table:table-cell table:formula="of:=AVERAGE([.B196:.F196])" office:value-type="float" office:value="26.924" calcext:value-type="float">
            <text:p>26.924</text:p>
          </table:table-cell>
          <table:table-cell table:formula="of:=AVERAGE([.G196:.G200])" office:value-type="float" office:value="25.9964" calcext:value-type="float">
            <text:p>25.9964</text:p>
          </table:table-cell>
          <table:table-cell table:number-columns-repeated="6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.04" calcext:value-type="float">
            <text:p>27.04</text:p>
          </table:table-cell>
          <table:table-cell office:value-type="float" office:value="25.85" calcext:value-type="float">
            <text:p>25.85</text:p>
          </table:table-cell>
          <table:table-cell office:value-type="float" office:value="25.05" calcext:value-type="float">
            <text:p>25.05</text:p>
          </table:table-cell>
          <table:table-cell office:value-type="float" office:value="30.81" calcext:value-type="float">
            <text:p>30.81</text:p>
          </table:table-cell>
          <table:table-cell office:value-type="float" office:value="24.16" calcext:value-type="float">
            <text:p>24.16</text:p>
          </table:table-cell>
          <table:table-cell table:formula="of:=AVERAGE([.B197:.F197])" office:value-type="float" office:value="26.582" calcext:value-type="float">
            <text:p>26.582</text:p>
          </table:table-cell>
          <table:table-cell table:formula="of:=AVERAGE([.G197:.G201])" office:value-type="float" office:value="25.9532" calcext:value-type="float">
            <text:p>25.9532</text:p>
          </table:table-cell>
          <table:table-cell table:number-columns-repeated="6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.28" calcext:value-type="float">
            <text:p>28.28</text:p>
          </table:table-cell>
          <table:table-cell office:value-type="float" office:value="22.86" calcext:value-type="float">
            <text:p>22.86</text:p>
          </table:table-cell>
          <table:table-cell office:value-type="float" office:value="27.45" calcext:value-type="float">
            <text:p>27.45</text:p>
          </table:table-cell>
          <table:table-cell office:value-type="float" office:value="28.69" calcext:value-type="float">
            <text:p>28.69</text:p>
          </table:table-cell>
          <table:table-cell office:value-type="float" office:value="22.53" calcext:value-type="float">
            <text:p>22.53</text:p>
          </table:table-cell>
          <table:table-cell table:formula="of:=AVERAGE([.B198:.F198])" office:value-type="float" office:value="25.962" calcext:value-type="float">
            <text:p>25.962</text:p>
          </table:table-cell>
          <table:table-cell table:formula="of:=AVERAGE([.G198:.G202])" office:value-type="float" office:value="26.2132" calcext:value-type="float">
            <text:p>26.2132</text:p>
          </table:table-cell>
          <table:table-cell table:number-columns-repeated="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6.5" calcext:value-type="float">
            <text:p>26.5</text:p>
          </table:table-cell>
          <table:table-cell office:value-type="float" office:value="25.18" calcext:value-type="float">
            <text:p>25.18</text:p>
          </table:table-cell>
          <table:table-cell office:value-type="float" office:value="23.78" calcext:value-type="float">
            <text:p>23.78</text:p>
          </table:table-cell>
          <table:table-cell office:value-type="float" office:value="22.49" calcext:value-type="float">
            <text:p>22.49</text:p>
          </table:table-cell>
          <table:table-cell office:value-type="float" office:value="26.48" calcext:value-type="float">
            <text:p>26.48</text:p>
          </table:table-cell>
          <table:table-cell table:formula="of:=AVERAGE([.B199:.F199])" office:value-type="float" office:value="24.886" calcext:value-type="float">
            <text:p>24.886</text:p>
          </table:table-cell>
          <table:table-cell table:formula="of:=AVERAGE([.G199:.G203])" office:value-type="float" office:value="26.6964" calcext:value-type="float">
            <text:p>26.6964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.73" calcext:value-type="float">
            <text:p>29.73</text:p>
          </table:table-cell>
          <table:table-cell office:value-type="float" office:value="23.33" calcext:value-type="float">
            <text:p>23.33</text:p>
          </table:table-cell>
          <table:table-cell office:value-type="float" office:value="23.67" calcext:value-type="float">
            <text:p>23.67</text:p>
          </table:table-cell>
          <table:table-cell office:value-type="float" office:value="23.17" calcext:value-type="float">
            <text:p>23.17</text:p>
          </table:table-cell>
          <table:table-cell office:value-type="float" office:value="28.24" calcext:value-type="float">
            <text:p>28.24</text:p>
          </table:table-cell>
          <table:table-cell table:formula="of:=AVERAGE([.B200:.F200])" office:value-type="float" office:value="25.628" calcext:value-type="float">
            <text:p>25.628</text:p>
          </table:table-cell>
          <table:table-cell table:formula="of:=AVERAGE([.G200:.G204])" office:value-type="float" office:value="26.9172" calcext:value-type="float">
            <text:p>26.9172</text:p>
          </table:table-cell>
          <table:table-cell table:number-columns-repeated="6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.24" calcext:value-type="float">
            <text:p>22.24</text:p>
          </table:table-cell>
          <table:table-cell office:value-type="float" office:value="29.29" calcext:value-type="float">
            <text:p>29.29</text:p>
          </table:table-cell>
          <table:table-cell office:value-type="float" office:value="28.71" calcext:value-type="float">
            <text:p>28.71</text:p>
          </table:table-cell>
          <table:table-cell office:value-type="float" office:value="29.77" calcext:value-type="float">
            <text:p>29.77</text:p>
          </table:table-cell>
          <table:table-cell office:value-type="float" office:value="23.53" calcext:value-type="float">
            <text:p>23.53</text:p>
          </table:table-cell>
          <table:table-cell table:formula="of:=AVERAGE([.B201:.F201])" office:value-type="float" office:value="26.708" calcext:value-type="float">
            <text:p>26.708</text:p>
          </table:table-cell>
          <table:table-cell table:formula="of:=AVERAGE([.G201:.G205])" office:value-type="float" office:value="27.0224" calcext:value-type="float">
            <text:p>27.0224</text:p>
          </table:table-cell>
          <table:table-cell table:number-columns-repeated="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.73" calcext:value-type="float">
            <text:p>28.73</text:p>
          </table:table-cell>
          <table:table-cell office:value-type="float" office:value="29.67" calcext:value-type="float">
            <text:p>29.67</text:p>
          </table:table-cell>
          <table:table-cell office:value-type="float" office:value="26.63" calcext:value-type="float">
            <text:p>26.63</text:p>
          </table:table-cell>
          <table:table-cell office:value-type="float" office:value="24.43" calcext:value-type="float">
            <text:p>24.43</text:p>
          </table:table-cell>
          <table:table-cell office:value-type="float" office:value="29.95" calcext:value-type="float">
            <text:p>29.95</text:p>
          </table:table-cell>
          <table:table-cell table:formula="of:=AVERAGE([.B202:.F202])" office:value-type="float" office:value="27.882" calcext:value-type="float">
            <text:p>27.882</text:p>
          </table:table-cell>
          <table:table-cell table:formula="of:=AVERAGE([.G202:.G206])" office:value-type="float" office:value="27.342" calcext:value-type="float">
            <text:p>27.342</text:p>
          </table:table-cell>
          <table:table-cell table:number-columns-repeated="6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.54" calcext:value-type="float">
            <text:p>32.54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6" calcext:value-type="float">
            <text:p>24.86</text:p>
          </table:table-cell>
          <table:table-cell office:value-type="float" office:value="28.35" calcext:value-type="float">
            <text:p>28.35</text:p>
          </table:table-cell>
          <table:table-cell office:value-type="float" office:value="30.9" calcext:value-type="float">
            <text:p>30.9</text:p>
          </table:table-cell>
          <table:table-cell table:formula="of:=AVERAGE([.B203:.F203])" office:value-type="float" office:value="28.378" calcext:value-type="float">
            <text:p>28.378</text:p>
          </table:table-cell>
          <table:table-cell table:formula="of:=AVERAGE([.G203:.G207])" office:value-type="float" office:value="27.5484" calcext:value-type="float">
            <text:p>27.5484</text:p>
          </table:table-cell>
          <table:table-cell table:number-columns-repeated="6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4.68" calcext:value-type="float">
            <text:p>24.6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7" calcext:value-type="float">
            <text:p>31.7</text:p>
          </table:table-cell>
          <table:table-cell office:value-type="float" office:value="25.82" calcext:value-type="float">
            <text:p>25.82</text:p>
          </table:table-cell>
          <table:table-cell office:value-type="float" office:value="23.78" calcext:value-type="float">
            <text:p>23.78</text:p>
          </table:table-cell>
          <table:table-cell table:formula="of:=AVERAGE([.B204:.F204])" office:value-type="float" office:value="25.99" calcext:value-type="float">
            <text:p>25.99</text:p>
          </table:table-cell>
          <table:table-cell table:formula="of:=AVERAGE([.G204:.G208])" office:value-type="float" office:value="28.8424" calcext:value-type="float">
            <text:p>28.8424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.16" calcext:value-type="float">
            <text:p>24.16</text:p>
          </table:table-cell>
          <table:table-cell office:value-type="float" office:value="27.45" calcext:value-type="float">
            <text:p>27.45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1" calcext:value-type="float">
            <text:p>23.51</text:p>
          </table:table-cell>
          <table:table-cell office:value-type="float" office:value="25.26" calcext:value-type="float">
            <text:p>25.26</text:p>
          </table:table-cell>
          <table:table-cell table:formula="of:=AVERAGE([.B205:.F205])" office:value-type="float" office:value="26.154" calcext:value-type="float">
            <text:p>26.154</text:p>
          </table:table-cell>
          <table:table-cell table:formula="of:=AVERAGE([.G205:.G209])" office:value-type="float" office:value="29.1592" calcext:value-type="float">
            <text:p>29.1592</text:p>
          </table:table-cell>
          <table:table-cell table:number-columns-repeated="6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.05" calcext:value-type="float">
            <text:p>30.05</text:p>
          </table:table-cell>
          <table:table-cell office:value-type="float" office:value="27.11" calcext:value-type="float">
            <text:p>27.11</text:p>
          </table:table-cell>
          <table:table-cell office:value-type="float" office:value="24.12" calcext:value-type="float">
            <text:p>24.12</text:p>
          </table:table-cell>
          <table:table-cell office:value-type="float" office:value="31.62" calcext:value-type="float">
            <text:p>31.62</text:p>
          </table:table-cell>
          <table:table-cell office:value-type="float" office:value="28.63" calcext:value-type="float">
            <text:p>28.63</text:p>
          </table:table-cell>
          <table:table-cell table:formula="of:=AVERAGE([.B206:.F206])" office:value-type="float" office:value="28.306" calcext:value-type="float">
            <text:p>28.306</text:p>
          </table:table-cell>
          <table:table-cell table:formula="of:=AVERAGE([.G206:.G210])" office:value-type="float" office:value="30.0236" calcext:value-type="float">
            <text:p>30.0236</text:p>
          </table:table-cell>
          <table:table-cell table:number-columns-repeated="6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1.09" calcext:value-type="float">
            <text:p>31.09</text:p>
          </table:table-cell>
          <table:table-cell office:value-type="float" office:value="23.98" calcext:value-type="float">
            <text:p>23.98</text:p>
          </table:table-cell>
          <table:table-cell office:value-type="float" office:value="34.17" calcext:value-type="float">
            <text:p>34.17</text:p>
          </table:table-cell>
          <table:table-cell office:value-type="float" office:value="31.2" calcext:value-type="float">
            <text:p>31.2</text:p>
          </table:table-cell>
          <table:table-cell office:value-type="float" office:value="24.13" calcext:value-type="float">
            <text:p>24.13</text:p>
          </table:table-cell>
          <table:table-cell table:formula="of:=AVERAGE([.B207:.F207])" office:value-type="float" office:value="28.914" calcext:value-type="float">
            <text:p>28.914</text:p>
          </table:table-cell>
          <table:table-cell table:formula="of:=AVERAGE([.G207:.G211])" office:value-type="float" office:value="30.3352" calcext:value-type="float">
            <text:p>30.3352</text:p>
          </table:table-cell>
          <table:table-cell table:number-columns-repeated="6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.3" calcext:value-type="float">
            <text:p>45.3</text:p>
          </table:table-cell>
          <table:table-cell office:value-type="float" office:value="43.34" calcext:value-type="float">
            <text:p>43.34</text:p>
          </table:table-cell>
          <table:table-cell office:value-type="float" office:value="28.99" calcext:value-type="float">
            <text:p>28.99</text:p>
          </table:table-cell>
          <table:table-cell office:value-type="float" office:value="26.96" calcext:value-type="float">
            <text:p>26.96</text:p>
          </table:table-cell>
          <table:table-cell office:value-type="float" office:value="29.65" calcext:value-type="float">
            <text:p>29.65</text:p>
          </table:table-cell>
          <table:table-cell table:formula="of:=AVERAGE([.B208:.F208])" office:value-type="float" office:value="34.848" calcext:value-type="float">
            <text:p>34.848</text:p>
          </table:table-cell>
          <table:table-cell table:formula="of:=AVERAGE([.G208:.G212])" office:value-type="float" office:value="31.4804" calcext:value-type="float">
            <text:p>31.4804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.79" calcext:value-type="float">
            <text:p>24.79</text:p>
          </table:table-cell>
          <table:table-cell office:value-type="float" office:value="29.88" calcext:value-type="float">
            <text:p>29.88</text:p>
          </table:table-cell>
          <table:table-cell office:value-type="float" office:value="28.89" calcext:value-type="float">
            <text:p>28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8.92" calcext:value-type="float">
            <text:p>28.92</text:p>
          </table:table-cell>
          <table:table-cell table:formula="of:=AVERAGE([.B209:.F209])" office:value-type="float" office:value="27.574" calcext:value-type="float">
            <text:p>27.574</text:p>
          </table:table-cell>
          <table:table-cell table:formula="of:=AVERAGE([.G209:.G213])" office:value-type="float" office:value="31.1772" calcext:value-type="float">
            <text:p>31.1772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6" calcext:value-type="float">
            <text:p>31.56</text:p>
          </table:table-cell>
          <table:table-cell office:value-type="float" office:value="24.83" calcext:value-type="float">
            <text:p>24.8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79" calcext:value-type="float">
            <text:p>31.79</text:p>
          </table:table-cell>
          <table:table-cell table:formula="of:=AVERAGE([.B210:.F210])" office:value-type="float" office:value="30.476" calcext:value-type="float">
            <text:p>30.476</text:p>
          </table:table-cell>
          <table:table-cell table:formula="of:=AVERAGE([.G210:.G214])" office:value-type="float" office:value="32.5048" calcext:value-type="float">
            <text:p>32.504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.03" calcext:value-type="float">
            <text:p>27.03</text:p>
          </table:table-cell>
          <table:table-cell office:value-type="float" office:value="30.56" calcext:value-type="float">
            <text:p>30.56</text:p>
          </table:table-cell>
          <table:table-cell office:value-type="float" office:value="32.23" calcext:value-type="float">
            <text:p>32.23</text:p>
          </table:table-cell>
          <table:table-cell office:value-type="float" office:value="32.11" calcext:value-type="float">
            <text:p>32.11</text:p>
          </table:table-cell>
          <table:table-cell office:value-type="float" office:value="27.39" calcext:value-type="float">
            <text:p>27.39</text:p>
          </table:table-cell>
          <table:table-cell table:formula="of:=AVERAGE([.B211:.F211])" office:value-type="float" office:value="29.864" calcext:value-type="float">
            <text:p>29.864</text:p>
          </table:table-cell>
          <table:table-cell table:formula="of:=AVERAGE([.G211:.G215])" office:value-type="float" office:value="33.9416" calcext:value-type="float">
            <text:p>33.9416</text:p>
          </table:table-cell>
          <table:table-cell table:number-columns-repeated="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1.99" calcext:value-type="float">
            <text:p>31.99</text:p>
          </table:table-cell>
          <table:table-cell office:value-type="float" office:value="41.99" calcext:value-type="float">
            <text:p>41.99</text:p>
          </table:table-cell>
          <table:table-cell office:value-type="float" office:value="29.66" calcext:value-type="float">
            <text:p>29.66</text:p>
          </table:table-cell>
          <table:table-cell office:value-type="float" office:value="29.14" calcext:value-type="float">
            <text:p>29.14</text:p>
          </table:table-cell>
          <table:table-cell office:value-type="float" office:value="40.42" calcext:value-type="float">
            <text:p>40.42</text:p>
          </table:table-cell>
          <table:table-cell table:formula="of:=AVERAGE([.B212:.F212])" office:value-type="float" office:value="34.64" calcext:value-type="float">
            <text:p>34.64</text:p>
          </table:table-cell>
          <table:table-cell table:formula="of:=AVERAGE([.G212:.G216])" office:value-type="float" office:value="35.2148" calcext:value-type="float">
            <text:p>35.2148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1.84" calcext:value-type="float">
            <text:p>31.84</text:p>
          </table:table-cell>
          <table:table-cell office:value-type="float" office:value="31.55" calcext:value-type="float">
            <text:p>31.55</text:p>
          </table:table-cell>
          <table:table-cell office:value-type="float" office:value="31.68" calcext:value-type="float">
            <text:p>31.68</text:p>
          </table:table-cell>
          <table:table-cell office:value-type="float" office:value="40.38" calcext:value-type="float">
            <text:p>40.38</text:p>
          </table:table-cell>
          <table:table-cell office:value-type="float" office:value="31.21" calcext:value-type="float">
            <text:p>31.21</text:p>
          </table:table-cell>
          <table:table-cell table:formula="of:=AVERAGE([.B213:.F213])" office:value-type="float" office:value="33.332" calcext:value-type="float">
            <text:p>33.332</text:p>
          </table:table-cell>
          <table:table-cell table:formula="of:=AVERAGE([.G213:.G217])" office:value-type="float" office:value="36.5356" calcext:value-type="float">
            <text:p>36.5356</text:p>
          </table:table-cell>
          <table:table-cell table:number-columns-repeated="6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.25" calcext:value-type="float">
            <text:p>32.25</text:p>
          </table:table-cell>
          <table:table-cell office:value-type="float" office:value="36.74" calcext:value-type="float">
            <text:p>36.74</text:p>
          </table:table-cell>
          <table:table-cell office:value-type="float" office:value="34.57" calcext:value-type="float">
            <text:p>34.57</text:p>
          </table:table-cell>
          <table:table-cell office:value-type="float" office:value="34.26" calcext:value-type="float">
            <text:p>34.26</text:p>
          </table:table-cell>
          <table:table-cell office:value-type="float" office:value="33.24" calcext:value-type="float">
            <text:p>33.24</text:p>
          </table:table-cell>
          <table:table-cell table:formula="of:=AVERAGE([.B214:.F214])" office:value-type="float" office:value="34.212" calcext:value-type="float">
            <text:p>34.212</text:p>
          </table:table-cell>
          <table:table-cell table:formula="of:=AVERAGE([.G214:.G218])" office:value-type="float" office:value="38.3284" calcext:value-type="float">
            <text:p>38.3284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4.86" calcext:value-type="float">
            <text:p>54.86</text:p>
          </table:table-cell>
          <table:table-cell office:value-type="float" office:value="32.99" calcext:value-type="float">
            <text:p>32.99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3" calcext:value-type="float">
            <text:p>34.23</text:p>
          </table:table-cell>
          <table:table-cell office:value-type="float" office:value="33.09" calcext:value-type="float">
            <text:p>33.09</text:p>
          </table:table-cell>
          <table:table-cell table:formula="of:=AVERAGE([.B215:.F215])" office:value-type="float" office:value="37.66" calcext:value-type="float">
            <text:p>37.66</text:p>
          </table:table-cell>
          <table:table-cell table:formula="of:=AVERAGE([.G215:.G219])" office:value-type="float" office:value="39.0456" calcext:value-type="float">
            <text:p>39.0456</text:p>
          </table:table-cell>
          <table:table-cell table:number-columns-repeated="6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.57" calcext:value-type="float">
            <text:p>31.57</text:p>
          </table:table-cell>
          <table:table-cell office:value-type="float" office:value="45.94" calcext:value-type="float">
            <text:p>45.94</text:p>
          </table:table-cell>
          <table:table-cell office:value-type="float" office:value="31.22" calcext:value-type="float">
            <text:p>31.22</text:p>
          </table:table-cell>
          <table:table-cell office:value-type="float" office:value="30.83" calcext:value-type="float">
            <text:p>30.83</text:p>
          </table:table-cell>
          <table:table-cell office:value-type="float" office:value="41.59" calcext:value-type="float">
            <text:p>41.59</text:p>
          </table:table-cell>
          <table:table-cell table:formula="of:=AVERAGE([.B216:.F216])" office:value-type="float" office:value="36.23" calcext:value-type="float">
            <text:p>36.23</text:p>
          </table:table-cell>
          <table:table-cell table:formula="of:=AVERAGE([.G216:.G220])" office:value-type="float" office:value="39.682" calcext:value-type="float">
            <text:p>39.68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.48" calcext:value-type="float">
            <text:p>50.48</text:p>
          </table:table-cell>
          <table:table-cell office:value-type="float" office:value="34.29" calcext:value-type="float">
            <text:p>34.29</text:p>
          </table:table-cell>
          <table:table-cell office:value-type="float" office:value="36.1" calcext:value-type="float">
            <text:p>36.1</text:p>
          </table:table-cell>
          <table:table-cell office:value-type="float" office:value="36.59" calcext:value-type="float">
            <text:p>36.59</text:p>
          </table:table-cell>
          <table:table-cell office:value-type="float" office:value="48.76" calcext:value-type="float">
            <text:p>48.76</text:p>
          </table:table-cell>
          <table:table-cell table:formula="of:=AVERAGE([.B217:.F217])" office:value-type="float" office:value="41.244" calcext:value-type="float">
            <text:p>41.244</text:p>
          </table:table-cell>
          <table:table-cell table:formula="of:=AVERAGE([.G217:.G221])" office:value-type="float" office:value="40.9804" calcext:value-type="float">
            <text:p>40.9804</text:p>
          </table:table-cell>
          <table:table-cell table:number-columns-repeated="6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9.09" calcext:value-type="float">
            <text:p>39.09</text:p>
          </table:table-cell>
          <table:table-cell office:value-type="float" office:value="38.95" calcext:value-type="float">
            <text:p>38.95</text:p>
          </table:table-cell>
          <table:table-cell office:value-type="float" office:value="46.05" calcext:value-type="float">
            <text:p>46.05</text:p>
          </table:table-cell>
          <table:table-cell office:value-type="float" office:value="40.59" calcext:value-type="float">
            <text:p>40.59</text:p>
          </table:table-cell>
          <table:table-cell office:value-type="float" office:value="46.8" calcext:value-type="float">
            <text:p>46.8</text:p>
          </table:table-cell>
          <table:table-cell table:formula="of:=AVERAGE([.B218:.F218])" office:value-type="float" office:value="42.296" calcext:value-type="float">
            <text:p>42.296</text:p>
          </table:table-cell>
          <table:table-cell table:formula="of:=AVERAGE([.G218:.G222])" office:value-type="float" office:value="41.548" calcext:value-type="float">
            <text:p>41.548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5.47" calcext:value-type="float">
            <text:p>35.47</text:p>
          </table:table-cell>
          <table:table-cell office:value-type="float" office:value="38.01" calcext:value-type="float">
            <text:p>38.01</text:p>
          </table:table-cell>
          <table:table-cell office:value-type="float" office:value="43.35" calcext:value-type="float">
            <text:p>43.35</text:p>
          </table:table-cell>
          <table:table-cell office:value-type="float" office:value="37.09" calcext:value-type="float">
            <text:p>37.09</text:p>
          </table:table-cell>
          <table:table-cell office:value-type="float" office:value="35.07" calcext:value-type="float">
            <text:p>35.07</text:p>
          </table:table-cell>
          <table:table-cell table:formula="of:=AVERAGE([.B219:.F219])" office:value-type="float" office:value="37.798" calcext:value-type="float">
            <text:p>37.798</text:p>
          </table:table-cell>
          <table:table-cell table:formula="of:=AVERAGE([.G219:.G223])" office:value-type="float" office:value="41.4956" calcext:value-type="float">
            <text:p>41.4956</text:p>
          </table:table-cell>
          <table:table-cell table:number-columns-repeated="6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2.64" calcext:value-type="float">
            <text:p>42.64</text:p>
          </table:table-cell>
          <table:table-cell office:value-type="float" office:value="37.82" calcext:value-type="float">
            <text:p>37.82</text:p>
          </table:table-cell>
          <table:table-cell office:value-type="float" office:value="37.72" calcext:value-type="float">
            <text:p>37.7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6" calcext:value-type="float">
            <text:p>39.46</text:p>
          </table:table-cell>
          <table:table-cell table:formula="of:=AVERAGE([.B220:.F220])" office:value-type="float" office:value="40.842" calcext:value-type="float">
            <text:p>40.842</text:p>
          </table:table-cell>
          <table:table-cell table:formula="of:=AVERAGE([.G220:.G224])" office:value-type="float" office:value="42.5344" calcext:value-type="float">
            <text:p>42.534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.73" calcext:value-type="float">
            <text:p>39.73</text:p>
          </table:table-cell>
          <table:table-cell office:value-type="float" office:value="40.82" calcext:value-type="float">
            <text:p>40.82</text:p>
          </table:table-cell>
          <table:table-cell office:value-type="float" office:value="49.57" calcext:value-type="float">
            <text:p>49.57</text:p>
          </table:table-cell>
          <table:table-cell office:value-type="float" office:value="41.51" calcext:value-type="float">
            <text:p>41.51</text:p>
          </table:table-cell>
          <table:table-cell office:value-type="float" office:value="41.98" calcext:value-type="float">
            <text:p>41.98</text:p>
          </table:table-cell>
          <table:table-cell table:formula="of:=AVERAGE([.B221:.F221])" office:value-type="float" office:value="42.722" calcext:value-type="float">
            <text:p>42.722</text:p>
          </table:table-cell>
          <table:table-cell table:formula="of:=AVERAGE([.G221:.G225])" office:value-type="float" office:value="45.1576" calcext:value-type="float">
            <text:p>45.1576</text:p>
          </table:table-cell>
          <table:table-cell table:number-columns-repeated="6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7.31" calcext:value-type="float">
            <text:p>47.31</text:p>
          </table:table-cell>
          <table:table-cell office:value-type="float" office:value="40.31" calcext:value-type="float">
            <text:p>40.31</text:p>
          </table:table-cell>
          <table:table-cell office:value-type="float" office:value="40.58" calcext:value-type="float">
            <text:p>40.58</text:p>
          </table:table-cell>
          <table:table-cell office:value-type="float" office:value="46.98" calcext:value-type="float">
            <text:p>46.98</text:p>
          </table:table-cell>
          <table:table-cell office:value-type="float" office:value="45.23" calcext:value-type="float">
            <text:p>45.23</text:p>
          </table:table-cell>
          <table:table-cell table:formula="of:=AVERAGE([.B222:.F222])" office:value-type="float" office:value="44.082" calcext:value-type="float">
            <text:p>44.082</text:p>
          </table:table-cell>
          <table:table-cell table:formula="of:=AVERAGE([.G222:.G226])" office:value-type="float" office:value="46.7788" calcext:value-type="float">
            <text:p>46.7788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7.98" calcext:value-type="float">
            <text:p>37.98</text:p>
          </table:table-cell>
          <table:table-cell office:value-type="float" office:value="47.29" calcext:value-type="float">
            <text:p>47.29</text:p>
          </table:table-cell>
          <table:table-cell office:value-type="float" office:value="46.4" calcext:value-type="float">
            <text:p>46.4</text:p>
          </table:table-cell>
          <table:table-cell office:value-type="float" office:value="37.75" calcext:value-type="float">
            <text:p>37.75</text:p>
          </table:table-cell>
          <table:table-cell office:value-type="float" office:value="40.75" calcext:value-type="float">
            <text:p>40.75</text:p>
          </table:table-cell>
          <table:table-cell table:formula="of:=AVERAGE([.B223:.F223])" office:value-type="float" office:value="42.034" calcext:value-type="float">
            <text:p>42.034</text:p>
          </table:table-cell>
          <table:table-cell table:formula="of:=AVERAGE([.G223:.G227])" office:value-type="float" office:value="47.9904" calcext:value-type="float">
            <text:p>47.9904</text:p>
          </table:table-cell>
          <table:table-cell table:number-columns-repeated="6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3.67" calcext:value-type="float">
            <text:p>43.6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46" calcext:value-type="float">
            <text:p>40.46</text:p>
          </table:table-cell>
          <table:table-cell office:value-type="float" office:value="48.63" calcext:value-type="float">
            <text:p>48.63</text:p>
          </table:table-cell>
          <table:table-cell office:value-type="float" office:value="41.32" calcext:value-type="float">
            <text:p>41.32</text:p>
          </table:table-cell>
          <table:table-cell table:formula="of:=AVERAGE([.B224:.F224])" office:value-type="float" office:value="42.992" calcext:value-type="float">
            <text:p>42.992</text:p>
          </table:table-cell>
          <table:table-cell table:formula="of:=AVERAGE([.G224:.G228])" office:value-type="float" office:value="49.6764" calcext:value-type="float">
            <text:p>49.6764</text:p>
          </table:table-cell>
          <table:table-cell table:number-columns-repeated="6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2.6" calcext:value-type="float">
            <text:p>52.6</text:p>
          </table:table-cell>
          <table:table-cell office:value-type="float" office:value="46.21" calcext:value-type="float">
            <text:p>46.21</text:p>
          </table:table-cell>
          <table:table-cell office:value-type="float" office:value="42.26" calcext:value-type="float">
            <text:p>42.26</text:p>
          </table:table-cell>
          <table:table-cell office:value-type="float" office:value="69.65" calcext:value-type="float">
            <text:p>69.65</text:p>
          </table:table-cell>
          <table:table-cell office:value-type="float" office:value="59.07" calcext:value-type="float">
            <text:p>59.07</text:p>
          </table:table-cell>
          <table:table-cell table:formula="of:=AVERAGE([.B225:.F225])" office:value-type="float" office:value="53.958" calcext:value-type="float">
            <text:p>53.958</text:p>
          </table:table-cell>
          <table:table-cell table:formula="of:=AVERAGE([.G225:.G229])" office:value-type="float" office:value="51.4456" calcext:value-type="float">
            <text:p>51.4456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9.99" calcext:value-type="float">
            <text:p>59.99</text:p>
          </table:table-cell>
          <table:table-cell office:value-type="float" office:value="56.31" calcext:value-type="float">
            <text:p>56.31</text:p>
          </table:table-cell>
          <table:table-cell office:value-type="float" office:value="53.46" calcext:value-type="float">
            <text:p>53.46</text:p>
          </table:table-cell>
          <table:table-cell office:value-type="float" office:value="43.16" calcext:value-type="float">
            <text:p>43.16</text:p>
          </table:table-cell>
          <table:table-cell office:value-type="float" office:value="41.22" calcext:value-type="float">
            <text:p>41.22</text:p>
          </table:table-cell>
          <table:table-cell table:formula="of:=AVERAGE([.B226:.F226])" office:value-type="float" office:value="50.828" calcext:value-type="float">
            <text:p>50.828</text:p>
          </table:table-cell>
          <table:table-cell table:formula="of:=AVERAGE([.G226:.G230])" office:value-type="float" office:value="50.8844" calcext:value-type="float">
            <text:p>50.8844</text:p>
          </table:table-cell>
          <table:table-cell table:number-columns-repeated="6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.06" calcext:value-type="float">
            <text:p>52.06</text:p>
          </table:table-cell>
          <table:table-cell office:value-type="float" office:value="50.09" calcext:value-type="float">
            <text:p>50.09</text:p>
          </table:table-cell>
          <table:table-cell office:value-type="float" office:value="43.26" calcext:value-type="float">
            <text:p>43.26</text:p>
          </table:table-cell>
          <table:table-cell office:value-type="float" office:value="54.79" calcext:value-type="float">
            <text:p>54.79</text:p>
          </table:table-cell>
          <table:table-cell office:value-type="float" office:value="50.5" calcext:value-type="float">
            <text:p>50.5</text:p>
          </table:table-cell>
          <table:table-cell table:formula="of:=AVERAGE([.B227:.F227])" office:value-type="float" office:value="50.14" calcext:value-type="float">
            <text:p>50.14</text:p>
          </table:table-cell>
          <table:table-cell table:formula="of:=AVERAGE([.G227:.G231]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1.17" calcext:value-type="float">
            <text:p>51.17</text:p>
          </table:table-cell>
          <table:table-cell office:value-type="float" office:value="51.62" calcext:value-type="float">
            <text:p>51.62</text:p>
          </table:table-cell>
          <table:table-cell office:value-type="float" office:value="51.3" calcext:value-type="float">
            <text:p>51.3</text:p>
          </table:table-cell>
          <table:table-cell office:value-type="float" office:value="50.01" calcext:value-type="float">
            <text:p>50.01</text:p>
          </table:table-cell>
          <table:table-cell office:value-type="float" office:value="48.22" calcext:value-type="float">
            <text:p>48.22</text:p>
          </table:table-cell>
          <table:table-cell table:formula="of:=AVERAGE([.B228:.F228])" office:value-type="float" office:value="50.464" calcext:value-type="float">
            <text:p>50.464</text:p>
          </table:table-cell>
          <table:table-cell table:formula="of:=AVERAGE([.G228:.G232])" office:value-type="float" office:value="53.0848" calcext:value-type="float">
            <text:p>53.0848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4.49" calcext:value-type="float">
            <text:p>44.49</text:p>
          </table:table-cell>
          <table:table-cell office:value-type="float" office:value="59.41" calcext:value-type="float">
            <text:p>59.41</text:p>
          </table:table-cell>
          <table:table-cell office:value-type="float" office:value="52.1" calcext:value-type="float">
            <text:p>52.1</text:p>
          </table:table-cell>
          <table:table-cell office:value-type="float" office:value="47.14" calcext:value-type="float">
            <text:p>47.14</text:p>
          </table:table-cell>
          <table:table-cell office:value-type="float" office:value="56.05" calcext:value-type="float">
            <text:p>56.05</text:p>
          </table:table-cell>
          <table:table-cell table:formula="of:=AVERAGE([.B229:.F229])" office:value-type="float" office:value="51.838" calcext:value-type="float">
            <text:p>51.838</text:p>
          </table:table-cell>
          <table:table-cell table:formula="of:=AVERAGE([.G229:.G233])" office:value-type="float" office:value="54.2176" calcext:value-type="float">
            <text:p>54.2176</text:p>
          </table:table-cell>
          <table:table-cell table:number-columns-repeated="6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1.28" calcext:value-type="float">
            <text:p>51.28</text:p>
          </table:table-cell>
          <table:table-cell office:value-type="float" office:value="49.69" calcext:value-type="float">
            <text:p>49.69</text:p>
          </table:table-cell>
          <table:table-cell office:value-type="float" office:value="56.93" calcext:value-type="float">
            <text:p>56.93</text:p>
          </table:table-cell>
          <table:table-cell office:value-type="float" office:value="51.82" calcext:value-type="float">
            <text:p>51.82</text:p>
          </table:table-cell>
          <table:table-cell office:value-type="float" office:value="46.04" calcext:value-type="float">
            <text:p>46.04</text:p>
          </table:table-cell>
          <table:table-cell table:formula="of:=AVERAGE([.B230:.F230])" office:value-type="float" office:value="51.152" calcext:value-type="float">
            <text:p>51.152</text:p>
          </table:table-cell>
          <table:table-cell table:formula="of:=AVERAGE([.G230:.G234])" office:value-type="float" office:value="54.788" calcext:value-type="float">
            <text:p>54.788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6.08" calcext:value-type="float">
            <text:p>56.08</text:p>
          </table:table-cell>
          <table:table-cell office:value-type="float" office:value="54.67" calcext:value-type="float">
            <text:p>54.6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2" calcext:value-type="float">
            <text:p>59.12</text:p>
          </table:table-cell>
          <table:table-cell table:formula="of:=AVERAGE([.B231:.F231])" office:value-type="float" office:value="56.406" calcext:value-type="float">
            <text:p>56.406</text:p>
          </table:table-cell>
          <table:table-cell table:formula="of:=AVERAGE([.G231:.G235])" office:value-type="float" office:value="55.8324" calcext:value-type="float">
            <text:p>55.8324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5.73" calcext:value-type="float">
            <text:p>55.73</text:p>
          </table:table-cell>
          <table:table-cell office:value-type="float" office:value="59.7" calcext:value-type="float">
            <text:p>59.7</text:p>
          </table:table-cell>
          <table:table-cell office:value-type="float" office:value="53.62" calcext:value-type="float">
            <text:p>53.62</text:p>
          </table:table-cell>
          <table:table-cell office:value-type="float" office:value="54.82" calcext:value-type="float">
            <text:p>54.82</text:p>
          </table:table-cell>
          <table:table-cell office:value-type="float" office:value="53.95" calcext:value-type="float">
            <text:p>53.95</text:p>
          </table:table-cell>
          <table:table-cell table:formula="of:=AVERAGE([.B232:.F232])" office:value-type="float" office:value="55.564" calcext:value-type="float">
            <text:p>55.564</text:p>
          </table:table-cell>
          <table:table-cell table:formula="of:=AVERAGE([.G232:.G236])" office:value-type="float" office:value="56.1088" calcext:value-type="float">
            <text:p>56.1088</text:p>
          </table:table-cell>
          <table:table-cell table:number-columns-repeated="6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8.87" calcext:value-type="float">
            <text:p>58.87</text:p>
          </table:table-cell>
          <table:table-cell office:value-type="float" office:value="53.83" calcext:value-type="float">
            <text:p>53.83</text:p>
          </table:table-cell>
          <table:table-cell office:value-type="float" office:value="61.14" calcext:value-type="float">
            <text:p>61.14</text:p>
          </table:table-cell>
          <table:table-cell office:value-type="float" office:value="57.94" calcext:value-type="float">
            <text:p>57.94</text:p>
          </table:table-cell>
          <table:table-cell office:value-type="float" office:value="48.86" calcext:value-type="float">
            <text:p>48.86</text:p>
          </table:table-cell>
          <table:table-cell table:formula="of:=AVERAGE([.B233:.F233])" office:value-type="float" office:value="56.128" calcext:value-type="float">
            <text:p>56.128</text:p>
          </table:table-cell>
          <table:table-cell table:formula="of:=AVERAGE([.G233:.G237])" office:value-type="float" office:value="57.3496" calcext:value-type="float">
            <text:p>57.3496</text:p>
          </table:table-cell>
          <table:table-cell table:number-columns-repeated="6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59.56" calcext:value-type="float">
            <text:p>59.56</text:p>
          </table:table-cell>
          <table:table-cell office:value-type="float" office:value="50.47" calcext:value-type="float">
            <text:p>50.47</text:p>
          </table:table-cell>
          <table:table-cell office:value-type="float" office:value="56.76" calcext:value-type="float">
            <text:p>56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2.64" calcext:value-type="float">
            <text:p>52.64</text:p>
          </table:table-cell>
          <table:table-cell table:formula="of:=AVERAGE([.B234:.F234])" office:value-type="float" office:value="54.69" calcext:value-type="float">
            <text:p>54.69</text:p>
          </table:table-cell>
          <table:table-cell table:formula="of:=AVERAGE([.G234:.G238])" office:value-type="float" office:value="59.3892" calcext:value-type="float">
            <text:p>59.3892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3.4" calcext:value-type="float">
            <text:p>53.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82" calcext:value-type="float">
            <text:p>57.82</text:p>
          </table:table-cell>
          <table:table-cell office:value-type="float" office:value="58.49" calcext:value-type="float">
            <text:p>58.49</text:p>
          </table:table-cell>
          <table:table-cell office:value-type="float" office:value="57.83" calcext:value-type="float">
            <text:p>57.83</text:p>
          </table:table-cell>
          <table:table-cell table:formula="of:=AVERAGE([.B235:.F235])" office:value-type="float" office:value="56.374" calcext:value-type="float">
            <text:p>56.374</text:p>
          </table:table-cell>
          <table:table-cell table:formula="of:=AVERAGE([.G235:.G239])" office:value-type="float" office:value="59.6888" calcext:value-type="float">
            <text:p>59.6888</text:p>
          </table:table-cell>
          <table:table-cell table:number-columns-repeated="6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3.83" calcext:value-type="float">
            <text:p>53.83</text:p>
          </table:table-cell>
          <table:table-cell office:value-type="float" office:value="63.44" calcext:value-type="float">
            <text:p>63.44</text:p>
          </table:table-cell>
          <table:table-cell office:value-type="float" office:value="58.46" calcext:value-type="float">
            <text:p>58.46</text:p>
          </table:table-cell>
          <table:table-cell office:value-type="float" office:value="57.17" calcext:value-type="float">
            <text:p>57.17</text:p>
          </table:table-cell>
          <table:table-cell office:value-type="float" office:value="56.04" calcext:value-type="float">
            <text:p>56.04</text:p>
          </table:table-cell>
          <table:table-cell table:formula="of:=AVERAGE([.B236:.F236])" office:value-type="float" office:value="57.788" calcext:value-type="float">
            <text:p>57.788</text:p>
          </table:table-cell>
          <table:table-cell table:formula="of:=AVERAGE([.G236:.G240])" office:value-type="float" office:value="60.1816" calcext:value-type="float">
            <text:p>60.1816</text:p>
          </table:table-cell>
          <table:table-cell table:number-columns-repeated="6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6.39" calcext:value-type="float">
            <text:p>56.39</text:p>
          </table:table-cell>
          <table:table-cell office:value-type="float" office:value="67.05" calcext:value-type="float">
            <text:p>67.05</text:p>
          </table:table-cell>
          <table:table-cell office:value-type="float" office:value="59.97" calcext:value-type="float">
            <text:p>59.97</text:p>
          </table:table-cell>
          <table:table-cell office:value-type="float" office:value="59.16" calcext:value-type="float">
            <text:p>59.16</text:p>
          </table:table-cell>
          <table:table-cell office:value-type="float" office:value="66.27" calcext:value-type="float">
            <text:p>66.27</text:p>
          </table:table-cell>
          <table:table-cell table:formula="of:=AVERAGE([.B237:.F237])" office:value-type="float" office:value="61.768" calcext:value-type="float">
            <text:p>61.768</text:p>
          </table:table-cell>
          <table:table-cell table:formula="of:=AVERAGE([.G237:.G241])" office:value-type="float" office:value="60.7876" calcext:value-type="float">
            <text:p>60.7876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72.59" calcext:value-type="float">
            <text:p>72.59</text:p>
          </table:table-cell>
          <table:table-cell office:value-type="float" office:value="64.2" calcext:value-type="float">
            <text:p>64.2</text:p>
          </table:table-cell>
          <table:table-cell office:value-type="float" office:value="73.83" calcext:value-type="float">
            <text:p>73.83</text:p>
          </table:table-cell>
          <table:table-cell office:value-type="float" office:value="56.57" calcext:value-type="float">
            <text:p>56.57</text:p>
          </table:table-cell>
          <table:table-cell office:value-type="float" office:value="64.44" calcext:value-type="float">
            <text:p>64.44</text:p>
          </table:table-cell>
          <table:table-cell table:formula="of:=AVERAGE([.B238:.F238])" office:value-type="float" office:value="66.326" calcext:value-type="float">
            <text:p>66.326</text:p>
          </table:table-cell>
          <table:table-cell table:formula="of:=AVERAGE([.G238:.G242])" office:value-type="float" office:value="60.9052" calcext:value-type="float">
            <text:p>60.9052</text:p>
          </table:table-cell>
          <table:table-cell table:number-columns-repeated="6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3.84" calcext:value-type="float">
            <text:p>53.84</text:p>
          </table:table-cell>
          <table:table-cell office:value-type="float" office:value="53.42" calcext:value-type="float">
            <text:p>53.42</text:p>
          </table:table-cell>
          <table:table-cell office:value-type="float" office:value="59.75" calcext:value-type="float">
            <text:p>59.75</text:p>
          </table:table-cell>
          <table:table-cell office:value-type="float" office:value="56.88" calcext:value-type="float">
            <text:p>56.88</text:p>
          </table:table-cell>
          <table:table-cell office:value-type="float" office:value="57.05" calcext:value-type="float">
            <text:p>57.05</text:p>
          </table:table-cell>
          <table:table-cell table:formula="of:=AVERAGE([.B239:.F239])" office:value-type="float" office:value="56.188" calcext:value-type="float">
            <text:p>56.188</text:p>
          </table:table-cell>
          <table:table-cell table:formula="of:=AVERAGE([.G239:.G243])" office:value-type="float" office:value="59.654" calcext:value-type="float">
            <text:p>59.654</text:p>
          </table:table-cell>
          <table:table-cell table:number-columns-repeated="6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57.37" calcext:value-type="float">
            <text:p>57.37</text:p>
          </table:table-cell>
          <table:table-cell office:value-type="float" office:value="55.91" calcext:value-type="float">
            <text:p>55.91</text:p>
          </table:table-cell>
          <table:table-cell office:value-type="float" office:value="63.72" calcext:value-type="float">
            <text:p>63.72</text:p>
          </table:table-cell>
          <table:table-cell office:value-type="float" office:value="63.52" calcext:value-type="float">
            <text:p>63.52</text:p>
          </table:table-cell>
          <table:table-cell office:value-type="float" office:value="53.67" calcext:value-type="float">
            <text:p>53.67</text:p>
          </table:table-cell>
          <table:table-cell table:formula="of:=AVERAGE([.B240:.F240])" office:value-type="float" office:value="58.838" calcext:value-type="float">
            <text:p>58.838</text:p>
          </table:table-cell>
          <table:table-cell table:formula="of:=AVERAGE([.G240:.G244])" office:value-type="float" office:value="61.7476" calcext:value-type="float">
            <text:p>61.7476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.89" calcext:value-type="float">
            <text:p>62.89</text:p>
          </table:table-cell>
          <table:table-cell office:value-type="float" office:value="55.95" calcext:value-type="float">
            <text:p>55.95</text:p>
          </table:table-cell>
          <table:table-cell office:value-type="float" office:value="68.42" calcext:value-type="float">
            <text:p>68.42</text:p>
          </table:table-cell>
          <table:table-cell office:value-type="float" office:value="59.13" calcext:value-type="float">
            <text:p>59.13</text:p>
          </table:table-cell>
          <table:table-cell office:value-type="float" office:value="57.7" calcext:value-type="float">
            <text:p>57.7</text:p>
          </table:table-cell>
          <table:table-cell table:formula="of:=AVERAGE([.B241:.F241])" office:value-type="float" office:value="60.818" calcext:value-type="float">
            <text:p>60.818</text:p>
          </table:table-cell>
          <table:table-cell table:formula="of:=AVERAGE([.G241:.G245])" office:value-type="float" office:value="62.92" calcext:value-type="float">
            <text:p>62.92</text:p>
          </table:table-cell>
          <table:table-cell table:number-columns-repeated="6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6.38" calcext:value-type="float">
            <text:p>66.38</text:p>
          </table:table-cell>
          <table:table-cell office:value-type="float" office:value="58.75" calcext:value-type="float">
            <text:p>58.75</text:p>
          </table:table-cell>
          <table:table-cell office:value-type="float" office:value="58.68" calcext:value-type="float">
            <text:p>58.68</text:p>
          </table:table-cell>
          <table:table-cell office:value-type="float" office:value="64.22" calcext:value-type="float">
            <text:p>64.22</text:p>
          </table:table-cell>
          <table:table-cell office:value-type="float" office:value="63.75" calcext:value-type="float">
            <text:p>63.75</text:p>
          </table:table-cell>
          <table:table-cell table:formula="of:=AVERAGE([.B242:.F242])" office:value-type="float" office:value="62.356" calcext:value-type="float">
            <text:p>62.356</text:p>
          </table:table-cell>
          <table:table-cell table:formula="of:=AVERAGE([.G242:.G246])" office:value-type="float" office:value="63.4632" calcext:value-type="float">
            <text:p>63.4632</text:p>
          </table:table-cell>
          <table:table-cell table:number-columns-repeated="6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0.48" calcext:value-type="float">
            <text:p>60.48</text:p>
          </table:table-cell>
          <table:table-cell office:value-type="float" office:value="55.29" calcext:value-type="float">
            <text:p>55.29</text:p>
          </table:table-cell>
          <table:table-cell office:value-type="float" office:value="62.34" calcext:value-type="float">
            <text:p>62.34</text:p>
          </table:table-cell>
          <table:table-cell office:value-type="float" office:value="60.43" calcext:value-type="float">
            <text:p>60.43</text:p>
          </table:table-cell>
          <table:table-cell office:value-type="float" office:value="61.81" calcext:value-type="float">
            <text:p>61.81</text:p>
          </table:table-cell>
          <table:table-cell table:formula="of:=AVERAGE([.B243:.F243])" office:value-type="float" office:value="60.07" calcext:value-type="float">
            <text:p>60.07</text:p>
          </table:table-cell>
          <table:table-cell table:formula="of:=AVERAGE([.G243:.G247])" office:value-type="float" office:value="65.0136" calcext:value-type="float">
            <text:p>65.0136</text:p>
          </table:table-cell>
          <table:table-cell table:number-columns-repeated="6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62.94" calcext:value-type="float">
            <text:p>62.94</text:p>
          </table:table-cell>
          <table:table-cell office:value-type="float" office:value="57.48" calcext:value-type="float">
            <text:p>57.48</text:p>
          </table:table-cell>
          <table:table-cell office:value-type="float" office:value="68.8" calcext:value-type="float">
            <text:p>68.8</text:p>
          </table:table-cell>
          <table:table-cell office:value-type="float" office:value="77.74" calcext:value-type="float">
            <text:p>77.74</text:p>
          </table:table-cell>
          <table:table-cell office:value-type="float" office:value="66.32" calcext:value-type="float">
            <text:p>66.32</text:p>
          </table:table-cell>
          <table:table-cell table:formula="of:=AVERAGE([.B244:.F244])" office:value-type="float" office:value="66.656" calcext:value-type="float">
            <text:p>66.656</text:p>
          </table:table-cell>
          <table:table-cell table:formula="of:=AVERAGE([.G244:.G248])" office:value-type="float" office:value="68.212" calcext:value-type="float">
            <text:p>68.212</text:p>
          </table:table-cell>
          <table:table-cell table:number-columns-repeated="6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1.9" calcext:value-type="float">
            <text:p>61.9</text:p>
          </table:table-cell>
          <table:table-cell office:value-type="float" office:value="57.92" calcext:value-type="float">
            <text:p>57.92</text:p>
          </table:table-cell>
          <table:table-cell office:value-type="float" office:value="75.67" calcext:value-type="float">
            <text:p>75.67</text:p>
          </table:table-cell>
          <table:table-cell office:value-type="float" office:value="60.55" calcext:value-type="float">
            <text:p>60.55</text:p>
          </table:table-cell>
          <table:table-cell office:value-type="float" office:value="67.46" calcext:value-type="float">
            <text:p>67.46</text:p>
          </table:table-cell>
          <table:table-cell table:formula="of:=AVERAGE([.B245:.F245])" office:value-type="float" office:value="64.7" calcext:value-type="float">
            <text:p>64.7</text:p>
          </table:table-cell>
          <table:table-cell table:formula="of:=AVERAGE([.G245:.G249])" office:value-type="float" office:value="68.6236" calcext:value-type="float">
            <text:p>68.6236</text:p>
          </table:table-cell>
          <table:table-cell table:number-columns-repeated="6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65.59" calcext:value-type="float">
            <text:p>65.59</text:p>
          </table:table-cell>
          <table:table-cell office:value-type="float" office:value="58.76" calcext:value-type="float">
            <text:p>58.76</text:p>
          </table:table-cell>
          <table:table-cell office:value-type="float" office:value="62.55" calcext:value-type="float">
            <text:p>62.55</text:p>
          </table:table-cell>
          <table:table-cell office:value-type="float" office:value="58.31" calcext:value-type="float">
            <text:p>58.31</text:p>
          </table:table-cell>
          <table:table-cell office:value-type="float" office:value="72.46" calcext:value-type="float">
            <text:p>72.46</text:p>
          </table:table-cell>
          <table:table-cell table:formula="of:=AVERAGE([.B246:.F246])" office:value-type="float" office:value="63.534" calcext:value-type="float">
            <text:p>63.534</text:p>
          </table:table-cell>
          <table:table-cell table:formula="of:=AVERAGE([.G246:.G250])" office:value-type="float" office:value="69.1736" calcext:value-type="float">
            <text:p>69.1736</text:p>
          </table:table-cell>
          <table:table-cell table:number-columns-repeated="6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0.32" calcext:value-type="float">
            <text:p>70.32</text:p>
          </table:table-cell>
          <table:table-cell office:value-type="float" office:value="70.75" calcext:value-type="float">
            <text:p>70.75</text:p>
          </table:table-cell>
          <table:table-cell office:value-type="float" office:value="69.53" calcext:value-type="float">
            <text:p>69.53</text:p>
          </table:table-cell>
          <table:table-cell office:value-type="float" office:value="72.9" calcext:value-type="float">
            <text:p>72.9</text:p>
          </table:table-cell>
          <table:table-cell office:value-type="float" office:value="67.04" calcext:value-type="float">
            <text:p>67.04</text:p>
          </table:table-cell>
          <table:table-cell table:formula="of:=AVERAGE([.B247:.F247])" office:value-type="float" office:value="70.108" calcext:value-type="float">
            <text:p>70.108</text:p>
          </table:table-cell>
          <table:table-cell table:formula="of:=AVERAGE([.G247:.G251])" office:value-type="float" office:value="69.9968" calcext:value-type="float">
            <text:p>69.9968</text:p>
          </table:table-cell>
          <table:table-cell table:number-columns-repeated="6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69.46" calcext:value-type="float">
            <text:p>69.46</text:p>
          </table:table-cell>
          <table:table-cell office:value-type="float" office:value="82.35" calcext:value-type="float">
            <text:p>82.35</text:p>
          </table:table-cell>
          <table:table-cell office:value-type="float" office:value="72.65" calcext:value-type="float">
            <text:p>72.65</text:p>
          </table:table-cell>
          <table:table-cell office:value-type="float" office:value="74.97" calcext:value-type="float">
            <text:p>74.97</text:p>
          </table:table-cell>
          <table:table-cell office:value-type="float" office:value="80.88" calcext:value-type="float">
            <text:p>80.88</text:p>
          </table:table-cell>
          <table:table-cell table:formula="of:=AVERAGE([.B248:.F248])" office:value-type="float" office:value="76.062" calcext:value-type="float">
            <text:p>76.062</text:p>
          </table:table-cell>
          <table:table-cell table:formula="of:=AVERAGE([.G248:.G252])" office:value-type="float" office:value="70.386" calcext:value-type="float">
            <text:p>70.386</text:p>
          </table:table-cell>
          <table:table-cell table:number-columns-repeated="6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0.65" calcext:value-type="float">
            <text:p>80.65</text:p>
          </table:table-cell>
          <table:table-cell office:value-type="float" office:value="62.65" calcext:value-type="float">
            <text:p>62.65</text:p>
          </table:table-cell>
          <table:table-cell office:value-type="float" office:value="62.64" calcext:value-type="float">
            <text:p>62.64</text:p>
          </table:table-cell>
          <table:table-cell office:value-type="float" office:value="71.91" calcext:value-type="float">
            <text:p>71.91</text:p>
          </table:table-cell>
          <table:table-cell office:value-type="float" office:value="65.72" calcext:value-type="float">
            <text:p>65.72</text:p>
          </table:table-cell>
          <table:table-cell table:formula="of:=AVERAGE([.B249:.F249])" office:value-type="float" office:value="68.714" calcext:value-type="float">
            <text:p>68.714</text:p>
          </table:table-cell>
          <table:table-cell table:formula="of:=AVERAGE([.G249:.G253])" office:value-type="float" office:value="69.0556" calcext:value-type="float">
            <text:p>69.0556</text:p>
          </table:table-cell>
          <table:table-cell table:number-columns-repeated="6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2.77" calcext:value-type="float">
            <text:p>62.77</text:p>
          </table:table-cell>
          <table:table-cell office:value-type="float" office:value="69.26" calcext:value-type="float">
            <text:p>69.26</text:p>
          </table:table-cell>
          <table:table-cell office:value-type="float" office:value="62.8" calcext:value-type="float">
            <text:p>62.8</text:p>
          </table:table-cell>
          <table:table-cell office:value-type="float" office:value="68.81" calcext:value-type="float">
            <text:p>68.81</text:p>
          </table:table-cell>
          <table:table-cell office:value-type="float" office:value="73.61" calcext:value-type="float">
            <text:p>73.61</text:p>
          </table:table-cell>
          <table:table-cell table:formula="of:=AVERAGE([.B250:.F250])" office:value-type="float" office:value="67.45" calcext:value-type="float">
            <text:p>67.45</text:p>
          </table:table-cell>
          <table:table-cell table:formula="of:=AVERAGE([.G250:.G254])" office:value-type="float" office:value="69.8108" calcext:value-type="float">
            <text:p>69.8108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1" calcext:value-type="float">
            <text:p>75.41</text:p>
          </table:table-cell>
          <table:table-cell office:value-type="float" office:value="63.87" calcext:value-type="float">
            <text:p>63.87</text:p>
          </table:table-cell>
          <table:table-cell office:value-type="float" office:value="68.24" calcext:value-type="float">
            <text:p>68.24</text:p>
          </table:table-cell>
          <table:table-cell office:value-type="float" office:value="63.75" calcext:value-type="float">
            <text:p>63.75</text:p>
          </table:table-cell>
          <table:table-cell table:formula="of:=AVERAGE([.B251:.F251])" office:value-type="float" office:value="67.65" calcext:value-type="float">
            <text:p>67.65</text:p>
          </table:table-cell>
          <table:table-cell table:formula="of:=AVERAGE([.G251:.G255])" office:value-type="float" office:value="71.3136" calcext:value-type="float">
            <text:p>71.3136</text:p>
          </table:table-cell>
          <table:table-cell table:number-columns-repeated="6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3.89" calcext:value-type="float">
            <text:p>73.89</text:p>
          </table:table-cell>
          <table:table-cell office:value-type="float" office:value="69.96" calcext:value-type="float">
            <text:p>69.96</text:p>
          </table:table-cell>
          <table:table-cell office:value-type="float" office:value="70.94" calcext:value-type="float">
            <text:p>70.94</text:p>
          </table:table-cell>
          <table:table-cell office:value-type="float" office:value="72.96" calcext:value-type="float">
            <text:p>72.96</text:p>
          </table:table-cell>
          <table:table-cell office:value-type="float" office:value="72.52" calcext:value-type="float">
            <text:p>72.52</text:p>
          </table:table-cell>
          <table:table-cell table:formula="of:=AVERAGE([.B252:.F252])" office:value-type="float" office:value="72.054" calcext:value-type="float">
            <text:p>72.054</text:p>
          </table:table-cell>
          <table:table-cell table:formula="of:=AVERAGE([.G252:.G256])" office:value-type="float" office:value="73.7232" calcext:value-type="float">
            <text:p>73.7232</text:p>
          </table:table-cell>
          <table:table-cell table:number-columns-repeated="6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4.45" calcext:value-type="float">
            <text:p>64.45</text:p>
          </table:table-cell>
          <table:table-cell office:value-type="float" office:value="70.52" calcext:value-type="float">
            <text:p>70.52</text:p>
          </table:table-cell>
          <table:table-cell office:value-type="float" office:value="65.42" calcext:value-type="float">
            <text:p>65.42</text:p>
          </table:table-cell>
          <table:table-cell office:value-type="float" office:value="77.4" calcext:value-type="float">
            <text:p>77.4</text:p>
          </table:table-cell>
          <table:table-cell office:value-type="float" office:value="69.26" calcext:value-type="float">
            <text:p>69.26</text:p>
          </table:table-cell>
          <table:table-cell table:formula="of:=AVERAGE([.B253:.F253])" office:value-type="float" office:value="69.41" calcext:value-type="float">
            <text:p>69.41</text:p>
          </table:table-cell>
          <table:table-cell table:formula="of:=AVERAGE([.G253:.G257])" office:value-type="float" office:value="75.7276" calcext:value-type="float">
            <text:p>75.7276</text:p>
          </table:table-cell>
          <table:table-cell table:number-columns-repeated="6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72.05" calcext:value-type="float">
            <text:p>72.05</text:p>
          </table:table-cell>
          <table:table-cell office:value-type="float" office:value="67.46" calcext:value-type="float">
            <text:p>67.46</text:p>
          </table:table-cell>
          <table:table-cell office:value-type="float" office:value="87.58" calcext:value-type="float">
            <text:p>87.58</text:p>
          </table:table-cell>
          <table:table-cell office:value-type="float" office:value="65.68" calcext:value-type="float">
            <text:p>65.68</text:p>
          </table:table-cell>
          <table:table-cell office:value-type="float" office:value="69.68" calcext:value-type="float">
            <text:p>69.68</text:p>
          </table:table-cell>
          <table:table-cell table:formula="of:=AVERAGE([.B254:.F254])" office:value-type="float" office:value="72.49" calcext:value-type="float">
            <text:p>72.49</text:p>
          </table:table-cell>
          <table:table-cell table:formula="of:=AVERAGE([.G254:.G258])" office:value-type="float" office:value="78.7908" calcext:value-type="float">
            <text:p>78.7908</text:p>
          </table:table-cell>
          <table:table-cell table:number-columns-repeated="6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0.82" calcext:value-type="float">
            <text:p>70.82</text:p>
          </table:table-cell>
          <table:table-cell office:value-type="float" office:value="67.16" calcext:value-type="float">
            <text:p>67.16</text:p>
          </table:table-cell>
          <table:table-cell office:value-type="float" office:value="71.94" calcext:value-type="float">
            <text:p>71.94</text:p>
          </table:table-cell>
          <table:table-cell office:value-type="float" office:value="83.88" calcext:value-type="float">
            <text:p>83.88</text:p>
          </table:table-cell>
          <table:table-cell office:value-type="float" office:value="81.02" calcext:value-type="float">
            <text:p>81.02</text:p>
          </table:table-cell>
          <table:table-cell table:formula="of:=AVERAGE([.B255:.F255])" office:value-type="float" office:value="74.964" calcext:value-type="float">
            <text:p>74.964</text:p>
          </table:table-cell>
          <table:table-cell table:formula="of:=AVERAGE([.G255:.G259])" office:value-type="float" office:value="78.692" calcext:value-type="float">
            <text:p>78.692</text:p>
          </table:table-cell>
          <table:table-cell table:number-columns-repeated="6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2.91" calcext:value-type="float">
            <text:p>82.91</text:p>
          </table:table-cell>
          <table:table-cell office:value-type="float" office:value="98.98" calcext:value-type="float">
            <text:p>98.98</text:p>
          </table:table-cell>
          <table:table-cell office:value-type="float" office:value="67.95" calcext:value-type="float">
            <text:p>67.95</text:p>
          </table:table-cell>
          <table:table-cell office:value-type="float" office:value="79.24" calcext:value-type="float">
            <text:p>79.24</text:p>
          </table:table-cell>
          <table:table-cell office:value-type="float" office:value="69.41" calcext:value-type="float">
            <text:p>69.41</text:p>
          </table:table-cell>
          <table:table-cell table:formula="of:=AVERAGE([.B256:.F256])" office:value-type="float" office:value="79.698" calcext:value-type="float">
            <text:p>79.698</text:p>
          </table:table-cell>
          <table:table-cell table:formula="of:=AVERAGE([.G256:.G260])" office:value-type="float" office:value="79.7988" calcext:value-type="float">
            <text:p>79.7988</text:p>
          </table:table-cell>
          <table:table-cell table:number-columns-repeated="6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75.37" calcext:value-type="float">
            <text:p>75.37</text:p>
          </table:table-cell>
          <table:table-cell office:value-type="float" office:value="84.88" calcext:value-type="float">
            <text:p>84.88</text:p>
          </table:table-cell>
          <table:table-cell office:value-type="float" office:value="79.94" calcext:value-type="float">
            <text:p>79.94</text:p>
          </table:table-cell>
          <table:table-cell office:value-type="float" office:value="91.36" calcext:value-type="float">
            <text:p>91.36</text:p>
          </table:table-cell>
          <table:table-cell office:value-type="float" office:value="78.83" calcext:value-type="float">
            <text:p>78.83</text:p>
          </table:table-cell>
          <table:table-cell table:formula="of:=AVERAGE([.B257:.F257])" office:value-type="float" office:value="82.076" calcext:value-type="float">
            <text:p>82.076</text:p>
          </table:table-cell>
          <table:table-cell table:formula="of:=AVERAGE([.G257:.G261])" office:value-type="float" office:value="78.7276" calcext:value-type="float">
            <text:p>78.7276</text:p>
          </table:table-cell>
          <table:table-cell table:number-columns-repeated="6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99.6" calcext:value-type="float">
            <text:p>99.6</text:p>
          </table:table-cell>
          <table:table-cell office:value-type="float" office:value="76.35" calcext:value-type="float">
            <text:p>76.35</text:p>
          </table:table-cell>
          <table:table-cell office:value-type="float" office:value="87.68" calcext:value-type="float">
            <text:p>87.68</text:p>
          </table:table-cell>
          <table:table-cell office:value-type="float" office:value="86.62" calcext:value-type="float">
            <text:p>86.62</text:p>
          </table:table-cell>
          <table:table-cell office:value-type="float" office:value="73.38" calcext:value-type="float">
            <text:p>73.38</text:p>
          </table:table-cell>
          <table:table-cell table:formula="of:=AVERAGE([.B258:.F258])" office:value-type="float" office:value="84.726" calcext:value-type="float">
            <text:p>84.726</text:p>
          </table:table-cell>
          <table:table-cell table:number-columns-repeated="7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5.53" calcext:value-type="float">
            <text:p>65.53</text:p>
          </table:table-cell>
          <table:table-cell office:value-type="float" office:value="75.25" calcext:value-type="float">
            <text:p>75.25</text:p>
          </table:table-cell>
          <table:table-cell office:value-type="float" office:value="69.61" calcext:value-type="float">
            <text:p>69.61</text:p>
          </table:table-cell>
          <table:table-cell office:value-type="float" office:value="75.63" calcext:value-type="float">
            <text:p>75.63</text:p>
          </table:table-cell>
          <table:table-cell office:value-type="float" office:value="73.96" calcext:value-type="float">
            <text:p>73.96</text:p>
          </table:table-cell>
          <table:table-cell table:formula="of:=AVERAGE([.B259:.F259])" office:value-type="float" office:value="71.996" calcext:value-type="float">
            <text:p>71.996</text:p>
          </table:table-cell>
          <table:table-cell table:number-columns-repeated="7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2.65" calcext:value-type="float">
            <text:p>92.65</text:p>
          </table:table-cell>
          <table:table-cell office:value-type="float" office:value="83.82" calcext:value-type="float">
            <text:p>83.82</text:p>
          </table:table-cell>
          <table:table-cell office:value-type="float" office:value="80.18" calcext:value-type="float">
            <text:p>80.18</text:p>
          </table:table-cell>
          <table:table-cell office:value-type="float" office:value="69.79" calcext:value-type="float">
            <text:p>69.79</text:p>
          </table:table-cell>
          <table:table-cell office:value-type="float" office:value="76.05" calcext:value-type="float">
            <text:p>76.05</text:p>
          </table:table-cell>
          <table:table-cell table:formula="of:=AVERAGE([.B260:.F260])" office:value-type="float" office:value="80.498" calcext:value-type="float">
            <text:p>80.498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0.14" calcext:value-type="float">
            <text:p>80.14</text:p>
          </table:table-cell>
          <table:table-cell office:value-type="float" office:value="78.33" calcext:value-type="float">
            <text:p>78.33</text:p>
          </table:table-cell>
          <table:table-cell office:value-type="float" office:value="71.02" calcext:value-type="float">
            <text:p>71.02</text:p>
          </table:table-cell>
          <table:table-cell office:value-type="float" office:value="71.49" calcext:value-type="float">
            <text:p>71.49</text:p>
          </table:table-cell>
          <table:table-cell office:value-type="float" office:value="70.73" calcext:value-type="float">
            <text:p>70.73</text:p>
          </table:table-cell>
          <table:table-cell table:formula="of:=AVERAGE([.B261:.F261])" office:value-type="float" office:value="74.342" calcext:value-type="float">
            <text:p>74.342</text:p>
          </table:table-cell>
          <table:table-cell table:number-columns-repeated="7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Schedul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mber-of-worker-machines</text:p>
          </table:table-cell>
          <table:table-cell office:value-type="string" calcext:value-type="string">
            <text:p>Spark-median</text:p>
          </table:table-cell>
          <table:table-cell office:value-type="string" calcext:value-type="string">
            <text:p>Flink-median</text:p>
          </table:table-cell>
          <table:table-cell table:number-columns-repeated="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254.43" calcext:value-type="float">
            <text:p>254.43</text:p>
          </table:table-cell>
          <table:table-cell table:style-name="ce3" office:value-type="float" office:value="376.84" calcext:value-type="float">
            <text:p>376.84</text:p>
          </table:table-cell>
          <table:table-cell table:number-columns-repeated="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223.33" calcext:value-type="float">
            <text:p>223.33</text:p>
          </table:table-cell>
          <table:table-cell table:style-name="ce3" office:value-type="float" office:value="329.07" calcext:value-type="float">
            <text:p>329.07</text:p>
          </table:table-cell>
          <table:table-cell table:number-columns-repeated="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200.72" calcext:value-type="float">
            <text:p>200.72</text:p>
          </table:table-cell>
          <table:table-cell table:style-name="ce3" office:value-type="float" office:value="320.79" calcext:value-type="float">
            <text:p>320.79</text:p>
          </table:table-cell>
          <table:table-cell table:number-columns-repeated="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166.75" calcext:value-type="float">
            <text:p>166.75</text:p>
          </table:table-cell>
          <table:table-cell table:style-name="ce3" office:value-type="float" office:value="296.08" calcext:value-type="float">
            <text:p>296.08</text:p>
          </table:table-cell>
          <table:table-cell table:number-columns-repeated="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52.2" calcext:value-type="float">
            <text:p>152.2</text:p>
          </table:table-cell>
          <table:table-cell table:style-name="ce3" office:value-type="float" office:value="272.11" calcext:value-type="float">
            <text:p>272.11</text:p>
          </table:table-cell>
          <table:table-cell table:number-columns-repeated="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59.57" calcext:value-type="float">
            <text:p>159.57</text:p>
          </table:table-cell>
          <table:table-cell table:style-name="ce3" office:value-type="float" office:value="242.4" calcext:value-type="float">
            <text:p>242.4</text:p>
          </table:table-cell>
          <table:table-cell table:number-columns-repeated="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11.07" calcext:value-type="float">
            <text:p>111.07</text:p>
          </table:table-cell>
          <table:table-cell table:style-name="ce3" office:value-type="float" office:value="226.25" calcext:value-type="float">
            <text:p>226.25</text:p>
          </table:table-cell>
          <table:table-cell table:number-columns-repeated="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195.92" calcext:value-type="float">
            <text:p>195.92</text:p>
          </table:table-cell>
          <table:table-cell table:number-columns-repeated="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75.41" calcext:value-type="float">
            <text:p>75.41</text:p>
          </table:table-cell>
          <table:table-cell table:style-name="ce3" office:value-type="float" office:value="169.16" calcext:value-type="float">
            <text:p>169.16</text:p>
          </table:table-cell>
          <table:table-cell table:number-columns-repeated="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65.04" calcext:value-type="float">
            <text:p>65.04</text:p>
          </table:table-cell>
          <table:table-cell table:style-name="ce3" office:value-type="float" office:value="144.01" calcext:value-type="float">
            <text:p>144.01</text:p>
          </table:table-cell>
          <table:table-cell table:number-columns-repeated="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55.11" calcext:value-type="float">
            <text:p>55.11</text:p>
          </table:table-cell>
          <table:table-cell table:style-name="ce3" office:value-type="float" office:value="119.55" calcext:value-type="float">
            <text:p>119.55</text:p>
          </table:table-cell>
          <table:table-cell table:number-columns-repeated="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43.56" calcext:value-type="float">
            <text:p>43.56</text:p>
          </table:table-cell>
          <table:table-cell table:style-name="ce3" office:value-type="float" office:value="95.43" calcext:value-type="float">
            <text:p>95.43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32.66" calcext:value-type="float">
            <text:p>32.66</text:p>
          </table:table-cell>
          <table:table-cell table:style-name="ce3" office:value-type="float" office:value="75.33" calcext:value-type="float">
            <text:p>75.3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3:31:59.0575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2:38:21.166946596</meta:creation-date>
    <dc:date>2017-07-11T13:13:53.673676776</dc:date>
    <meta:editing-duration>PT23H37M52S</meta:editing-duration>
    <meta:editing-cycles>8</meta:editing-cycles>
    <meta:generator>LibreOffice/5.1.6.2$Linux_X86_64 LibreOffice_project/10m0$Build-2</meta:generator>
    <meta:document-statistic meta:table-count="1" meta:cell-count="223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03cm" style:legend-expansion="high" chart:style-name="ch2"/>
        <chart:plot-area chart:style-name="ch3" table:cell-range-address="Sheet1.I13:Sheet1.I37" svg:x="0.319cm" svg:y="0.18cm" svg:width="12.64cm" svg:height="8.645cm">
          <chartooo:coordinate-region svg:x="0.94cm" svg:y="0.379cm" svg:width="11.83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3:Sheet1.I3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92">
                <text:p>16.292</text:p>
                <draw:g>
                  <svg:desc>Sheet1.I13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46">
                <text:p>28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6">
                <text:p>31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58">
                <text:p>36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18">
                <text:p>4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062">
                <text:p>44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96">
                <text:p>45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86">
                <text:p>48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92">
                <text:p>5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328">
                <text:p>52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4">
                <text:p>55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496">
                <text:p>62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346">
                <text:p>63.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86">
                <text:p>62.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048">
                <text:p>68.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86">
                <text:p>68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746">
                <text:p>71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Sheet1.L39:Sheet1.N64" chart:data-source-has-labels="row" svg:x="0.32cm" svg:y="0.18cm" svg:width="11.873cm" svg:height="8.64cm">
          <chartooo:coordinate-region svg:x="1.127cm" svg:y="0.379cm" svg:width="10.6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series chart:style-name="ch8" chart:values-cell-range-address="Sheet1.N40:Sheet1.N64" chart:label-cell-address="Sheet1.N39:Sheet1.N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 Native</text:p>
                <draw:g>
                  <svg:desc>Sheet1.M39:Sheet1.M39</svg:desc>
                </draw:g>
              </table:table-cell>
              <table:table-cell office:value-type="string">
                <text:p>Flink 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92">
                <text:p>1.6292</text:p>
                <draw:g>
                  <svg:desc>Sheet1.L40:Sheet1.L64</svg:desc>
                </draw:g>
              </table:table-cell>
              <table:table-cell office:value-type="float" office:value="6.93190476190476">
                <text:p>6.93190476190476</text:p>
                <draw:g>
                  <svg:desc>Sheet1.M40:Sheet1.M64</svg:desc>
                </draw:g>
              </table:table-cell>
              <table:table-cell office:value-type="float" office:value="149.057142857143">
                <text:p>149.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216">
                <text:p>2.3216</text:p>
              </table:table-cell>
              <table:table-cell office:value-type="float" office:value="10.0621428571429">
                <text:p>10.0621428571429</text:p>
              </table:table-cell>
              <table:table-cell office:value-type="float" office:value="206.314285714286">
                <text:p>206.3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046">
                <text:p>2.8046</text:p>
              </table:table-cell>
              <table:table-cell office:value-type="float" office:value="12.1804761904762">
                <text:p>12.1804761904762</text:p>
              </table:table-cell>
              <table:table-cell office:value-type="float" office:value="246.971428571429">
                <text:p>246.9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426">
                <text:p>3.1426</text:p>
              </table:table-cell>
              <table:table-cell office:value-type="float" office:value="13.5392857142857">
                <text:p>13.5392857142857</text:p>
              </table:table-cell>
              <table:table-cell office:value-type="float" office:value="308.485714285714">
                <text:p>308.4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704">
                <text:p>3.3704</text:p>
              </table:table-cell>
              <table:table-cell office:value-type="float" office:value="15.1266666666667">
                <text:p>15.1266666666667</text:p>
              </table:table-cell>
              <table:table-cell office:value-type="float" office:value="348.028571428571">
                <text:p>348.0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658">
                <text:p>3.6658</text:p>
              </table:table-cell>
              <table:table-cell office:value-type="float" office:value="16.627380952381">
                <text:p>16.627380952381</text:p>
              </table:table-cell>
              <table:table-cell office:value-type="float" office:value="368.571428571429">
                <text:p>368.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02">
                <text:p>3.702</text:p>
              </table:table-cell>
              <table:table-cell office:value-type="float" office:value="17.2090476190476">
                <text:p>17.2090476190476</text:p>
              </table:table-cell>
              <table:table-cell office:value-type="float" office:value="408.285714285714">
                <text:p>40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65">
                <text:p>3.865</text:p>
              </table:table-cell>
              <table:table-cell office:value-type="float" office:value="18.4466666666667">
                <text:p>18.4466666666667</text:p>
              </table:table-cell>
              <table:table-cell office:value-type="float" office:value="433.885714285714">
                <text:p>433.8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18">
                <text:p>4.0918</text:p>
              </table:table-cell>
              <table:table-cell office:value-type="float" office:value="20.087380952381">
                <text:p>20.087380952381</text:p>
              </table:table-cell>
              <table:table-cell office:value-type="float" office:value="453.142857142857">
                <text:p>453.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03">
                <text:p>4.303</text:p>
              </table:table-cell>
              <table:table-cell office:value-type="float" office:value="21.0580952380952">
                <text:p>21.0580952380952</text:p>
              </table:table-cell>
              <table:table-cell office:value-type="float" office:value="623.771428571428">
                <text:p>623.771428571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062">
                <text:p>4.4062</text:p>
              </table:table-cell>
              <table:table-cell office:value-type="float" office:value="22.4045238095238">
                <text:p>22.404523809523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596">
                <text:p>4.5596</text:p>
              </table:table-cell>
              <table:table-cell office:value-type="float" office:value="23.8271428571429">
                <text:p>23.8271428571429</text:p>
              </table:table-cell>
              <table:table-cell office:value-type="float" office:value="673.571428571429">
                <text:p>673.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164">
                <text:p>4.7164</text:p>
              </table:table-cell>
              <table:table-cell office:value-type="float" office:value="25.3771428571429">
                <text:p>25.3771428571429</text:p>
              </table:table-cell>
              <table:table-cell office:value-type="float" office:value="703.057142857143">
                <text:p>703.0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986">
                <text:p>4.8986</text:p>
              </table:table-cell>
              <table:table-cell office:value-type="float" office:value="26.9357142857143">
                <text:p>26.9357142857143</text:p>
              </table:table-cell>
              <table:table-cell office:value-type="float" office:value="698.828571428571">
                <text:p>698.8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692">
                <text:p>5.0692</text:p>
              </table:table-cell>
              <table:table-cell office:value-type="float" office:value="29.0090476190476">
                <text:p>29.0090476190476</text:p>
              </table:table-cell>
              <table:table-cell office:value-type="float" office:value="741.257142857143">
                <text:p>741.2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328">
                <text:p>5.2328</text:p>
              </table:table-cell>
              <table:table-cell office:value-type="float" office:value="30.6340476190476">
                <text:p>30.6340476190476</text:p>
              </table:table-cell>
              <table:table-cell office:value-type="float" office:value="808.914285714286">
                <text:p>808.9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394">
                <text:p>5.5394</text:p>
              </table:table-cell>
              <table:table-cell office:value-type="float" office:value="32.1421428571429">
                <text:p>32.1421428571429</text:p>
              </table:table-cell>
              <table:table-cell office:value-type="float" office:value="862.542857142857">
                <text:p>862.5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66">
                <text:p>5.866</text:p>
              </table:table-cell>
              <table:table-cell office:value-type="float" office:value="34.6785714285714">
                <text:p>34.6785714285714</text:p>
              </table:table-cell>
              <table:table-cell office:value-type="float" office:value="880.342857142857">
                <text:p>880.3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2">
                <text:p>6.12</text:p>
              </table:table-cell>
              <table:table-cell office:value-type="float" office:value="36.6759523809524">
                <text:p>36.6759523809524</text:p>
              </table:table-cell>
              <table:table-cell office:value-type="float" office:value="895.571428571429">
                <text:p>895.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496">
                <text:p>6.2496</text:p>
              </table:table-cell>
              <table:table-cell office:value-type="float" office:value="37.1173809523809">
                <text:p>37.117380952380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346">
                <text:p>6.3346</text:p>
              </table:table-cell>
              <table:table-cell office:value-type="float" office:value="37.7876190476191">
                <text:p>37.7876190476191</text:p>
              </table:table-cell>
              <table:table-cell office:value-type="float" office:value="997.285714285714">
                <text:p>997.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186">
                <text:p>6.2186</text:p>
              </table:table-cell>
              <table:table-cell office:value-type="float" office:value="39.5361904761905">
                <text:p>39.5361904761905</text:p>
              </table:table-cell>
              <table:table-cell office:value-type="float" office:value="942.657142857143">
                <text:p>942.6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048">
                <text:p>6.8048</text:p>
              </table:table-cell>
              <table:table-cell office:value-type="float" office:value="40.5271428571429">
                <text:p>40.5271428571429</text:p>
              </table:table-cell>
              <table:table-cell office:value-type="float" office:value="983.057142857143">
                <text:p>983.0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286">
                <text:p>6.8286</text:p>
              </table:table-cell>
              <table:table-cell office:value-type="float" office:value="42.1259523809524">
                <text:p>42.1259523809524</text:p>
              </table:table-cell>
              <table:table-cell office:value-type="float" office:value="1054.91428571429">
                <text:p>1054.9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746">
                <text:p>7.1746</text:p>
              </table:table-cell>
              <table:table-cell office:value-type="float" office:value="43.4995238095238">
                <text:p>43.4995238095238</text:p>
              </table:table-cell>
              <table:table-cell office:value-type="float" office:value="1102.14285714286">
                <text:p>1102.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cm" svg:y="3.952cm" style:legend-expansion="high" chart:style-name="ch2"/>
        <chart:plot-area chart:style-name="ch3" table:cell-range-address="Sheet1.L39:Sheet1.M64" chart:data-source-has-labels="row" svg:x="0.32cm" svg:y="0.18cm" svg:width="12.19cm" svg:height="8.64cm">
          <chartooo:coordinate-region svg:x="0.941cm" svg:y="0.379cm" svg:width="11.3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 Native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92">
                <text:p>1.6292</text:p>
                <draw:g>
                  <svg:desc>Sheet1.L40:Sheet1.L64</svg:desc>
                </draw:g>
              </table:table-cell>
              <table:table-cell office:value-type="float" office:value="6.93190476190476">
                <text:p>6.93190476190476</text:p>
                <draw:g>
                  <svg:desc>Sheet1.M40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216">
                <text:p>2.3216</text:p>
              </table:table-cell>
              <table:table-cell office:value-type="float" office:value="10.0621428571429">
                <text:p>10.062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046">
                <text:p>2.8046</text:p>
              </table:table-cell>
              <table:table-cell office:value-type="float" office:value="12.1804761904762">
                <text:p>12.18047619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426">
                <text:p>3.1426</text:p>
              </table:table-cell>
              <table:table-cell office:value-type="float" office:value="13.5392857142857">
                <text:p>13.539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704">
                <text:p>3.3704</text:p>
              </table:table-cell>
              <table:table-cell office:value-type="float" office:value="15.1266666666667">
                <text:p>15.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658">
                <text:p>3.6658</text:p>
              </table:table-cell>
              <table:table-cell office:value-type="float" office:value="16.627380952381">
                <text:p>16.627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02">
                <text:p>3.702</text:p>
              </table:table-cell>
              <table:table-cell office:value-type="float" office:value="17.2090476190476">
                <text:p>17.20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65">
                <text:p>3.865</text:p>
              </table:table-cell>
              <table:table-cell office:value-type="float" office:value="18.4466666666667">
                <text:p>18.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18">
                <text:p>4.0918</text:p>
              </table:table-cell>
              <table:table-cell office:value-type="float" office:value="20.087380952381">
                <text:p>20.08738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03">
                <text:p>4.303</text:p>
              </table:table-cell>
              <table:table-cell office:value-type="float" office:value="21.0580952380952">
                <text:p>21.0580952380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062">
                <text:p>4.4062</text:p>
              </table:table-cell>
              <table:table-cell office:value-type="float" office:value="22.4045238095238">
                <text:p>22.404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596">
                <text:p>4.5596</text:p>
              </table:table-cell>
              <table:table-cell office:value-type="float" office:value="23.8271428571429">
                <text:p>23.82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164">
                <text:p>4.7164</text:p>
              </table:table-cell>
              <table:table-cell office:value-type="float" office:value="25.3771428571429">
                <text:p>25.37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986">
                <text:p>4.8986</text:p>
              </table:table-cell>
              <table:table-cell office:value-type="float" office:value="26.9357142857143">
                <text:p>26.9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692">
                <text:p>5.0692</text:p>
              </table:table-cell>
              <table:table-cell office:value-type="float" office:value="29.0090476190476">
                <text:p>29.00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328">
                <text:p>5.2328</text:p>
              </table:table-cell>
              <table:table-cell office:value-type="float" office:value="30.6340476190476">
                <text:p>30.634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394">
                <text:p>5.5394</text:p>
              </table:table-cell>
              <table:table-cell office:value-type="float" office:value="32.1421428571429">
                <text:p>32.142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66">
                <text:p>5.866</text:p>
              </table:table-cell>
              <table:table-cell office:value-type="float" office:value="34.6785714285714">
                <text:p>34.67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2">
                <text:p>6.12</text:p>
              </table:table-cell>
              <table:table-cell office:value-type="float" office:value="36.6759523809524">
                <text:p>36.6759523809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496">
                <text:p>6.2496</text:p>
              </table:table-cell>
              <table:table-cell office:value-type="float" office:value="37.1173809523809">
                <text:p>37.1173809523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346">
                <text:p>6.3346</text:p>
              </table:table-cell>
              <table:table-cell office:value-type="float" office:value="37.7876190476191">
                <text:p>37.78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186">
                <text:p>6.2186</text:p>
              </table:table-cell>
              <table:table-cell office:value-type="float" office:value="39.5361904761905">
                <text:p>39.53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048">
                <text:p>6.8048</text:p>
              </table:table-cell>
              <table:table-cell office:value-type="float" office:value="40.5271428571429">
                <text:p>40.52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286">
                <text:p>6.8286</text:p>
              </table:table-cell>
              <table:table-cell office:value-type="float" office:value="42.1259523809524">
                <text:p>42.1259523809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746">
                <text:p>7.1746</text:p>
              </table:table-cell>
              <table:table-cell office:value-type="float" office:value="43.4995238095238">
                <text:p>43.49952380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cm" svg:y="3.706cm" style:legend-expansion="high" chart:style-name="ch2"/>
        <chart:plot-area chart:style-name="ch3" table:cell-range-address="Sheet1.K39:Sheet1.N64" chart:data-source-has-labels="both" svg:x="0.319cm" svg:y="0.18cm" svg:width="12.462cm" svg:height="8.646cm">
          <chartooo:coordinate-region svg:x="1.496cm" svg:y="0.379cm" svg:width="11.005cm" svg:height="7.8cm"/>
          <chart:axis chart:dimension="x" chart:name="primary-x" chart:style-name="ch4" chartooo:axis-type="auto">
            <chart:categories table:cell-range-address="Sheet1.K40:Sheet1.K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scatter">
            <chart:domain table:cell-range-address="Sheet1.K40:Sheet1.K64"/>
            <chart:data-point chart:repeated="25"/>
          </chart:series>
          <chart:series chart:style-name="ch7" chart:values-cell-range-address="Sheet1.M40:Sheet1.M64" chart:label-cell-address="Sheet1.M39:Sheet1.M39" chart:class="chart:scatter">
            <chart:data-point chart:repeated="25"/>
          </chart:series>
          <chart:series chart:style-name="ch8" chart:values-cell-range-address="Sheet1.N40:Sheet1.N64" chart:label-cell-address="Sheet1.N39:Sheet1.N39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 Native</text:p>
                <draw:g>
                  <svg:desc>Sheet1.M39:Sheet1.M39</svg:desc>
                </draw:g>
              </table:table-cell>
              <table:table-cell office:value-type="string">
                <text:p>Flink 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1.6292">
                <text:p>1.6292</text:p>
                <draw:g>
                  <svg:desc>Sheet1.L40:Sheet1.L64</svg:desc>
                </draw:g>
              </table:table-cell>
              <table:table-cell office:value-type="float" office:value="6.93190476190476">
                <text:p>6.93190476190476</text:p>
                <draw:g>
                  <svg:desc>Sheet1.M40:Sheet1.M64</svg:desc>
                </draw:g>
              </table:table-cell>
              <table:table-cell office:value-type="float" office:value="149.057142857143">
                <text:p>149.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216">
                <text:p>2.3216</text:p>
              </table:table-cell>
              <table:table-cell office:value-type="float" office:value="10.0621428571429">
                <text:p>10.0621428571429</text:p>
              </table:table-cell>
              <table:table-cell office:value-type="float" office:value="206.314285714286">
                <text:p>206.3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046">
                <text:p>2.8046</text:p>
              </table:table-cell>
              <table:table-cell office:value-type="float" office:value="12.1804761904762">
                <text:p>12.1804761904762</text:p>
              </table:table-cell>
              <table:table-cell office:value-type="float" office:value="246.971428571429">
                <text:p>246.9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426">
                <text:p>3.1426</text:p>
              </table:table-cell>
              <table:table-cell office:value-type="float" office:value="13.5392857142857">
                <text:p>13.5392857142857</text:p>
              </table:table-cell>
              <table:table-cell office:value-type="float" office:value="308.485714285714">
                <text:p>308.485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3704">
                <text:p>3.3704</text:p>
              </table:table-cell>
              <table:table-cell office:value-type="float" office:value="15.1266666666667">
                <text:p>15.1266666666667</text:p>
              </table:table-cell>
              <table:table-cell office:value-type="float" office:value="348.028571428571">
                <text:p>348.0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6658">
                <text:p>3.6658</text:p>
              </table:table-cell>
              <table:table-cell office:value-type="float" office:value="16.627380952381">
                <text:p>16.627380952381</text:p>
              </table:table-cell>
              <table:table-cell office:value-type="float" office:value="368.571428571429">
                <text:p>368.57142857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702">
                <text:p>3.702</text:p>
              </table:table-cell>
              <table:table-cell office:value-type="float" office:value="17.2090476190476">
                <text:p>17.2090476190476</text:p>
              </table:table-cell>
              <table:table-cell office:value-type="float" office:value="408.285714285714">
                <text:p>408.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865">
                <text:p>3.865</text:p>
              </table:table-cell>
              <table:table-cell office:value-type="float" office:value="18.4466666666667">
                <text:p>18.4466666666667</text:p>
              </table:table-cell>
              <table:table-cell office:value-type="float" office:value="433.885714285714">
                <text:p>433.8857142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0918">
                <text:p>4.0918</text:p>
              </table:table-cell>
              <table:table-cell office:value-type="float" office:value="20.087380952381">
                <text:p>20.087380952381</text:p>
              </table:table-cell>
              <table:table-cell office:value-type="float" office:value="453.142857142857">
                <text:p>453.142857142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303">
                <text:p>4.303</text:p>
              </table:table-cell>
              <table:table-cell office:value-type="float" office:value="21.0580952380952">
                <text:p>21.0580952380952</text:p>
              </table:table-cell>
              <table:table-cell office:value-type="float" office:value="623.771428571428">
                <text:p>623.7714285714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4062">
                <text:p>4.4062</text:p>
              </table:table-cell>
              <table:table-cell office:value-type="float" office:value="22.4045238095238">
                <text:p>22.404523809523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5596">
                <text:p>4.5596</text:p>
              </table:table-cell>
              <table:table-cell office:value-type="float" office:value="23.8271428571429">
                <text:p>23.8271428571429</text:p>
              </table:table-cell>
              <table:table-cell office:value-type="float" office:value="673.571428571429">
                <text:p>673.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7164">
                <text:p>4.7164</text:p>
              </table:table-cell>
              <table:table-cell office:value-type="float" office:value="25.3771428571429">
                <text:p>25.3771428571429</text:p>
              </table:table-cell>
              <table:table-cell office:value-type="float" office:value="703.057142857143">
                <text:p>703.0571428571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8986">
                <text:p>4.8986</text:p>
              </table:table-cell>
              <table:table-cell office:value-type="float" office:value="26.9357142857143">
                <text:p>26.9357142857143</text:p>
              </table:table-cell>
              <table:table-cell office:value-type="float" office:value="698.828571428571">
                <text:p>698.8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0692">
                <text:p>5.0692</text:p>
              </table:table-cell>
              <table:table-cell office:value-type="float" office:value="29.0090476190476">
                <text:p>29.0090476190476</text:p>
              </table:table-cell>
              <table:table-cell office:value-type="float" office:value="741.257142857143">
                <text:p>741.257142857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2328">
                <text:p>5.2328</text:p>
              </table:table-cell>
              <table:table-cell office:value-type="float" office:value="30.6340476190476">
                <text:p>30.6340476190476</text:p>
              </table:table-cell>
              <table:table-cell office:value-type="float" office:value="808.914285714286">
                <text:p>808.914285714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.5394">
                <text:p>5.5394</text:p>
              </table:table-cell>
              <table:table-cell office:value-type="float" office:value="32.1421428571429">
                <text:p>32.1421428571429</text:p>
              </table:table-cell>
              <table:table-cell office:value-type="float" office:value="862.542857142857">
                <text:p>862.54285714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866">
                <text:p>5.866</text:p>
              </table:table-cell>
              <table:table-cell office:value-type="float" office:value="34.6785714285714">
                <text:p>34.6785714285714</text:p>
              </table:table-cell>
              <table:table-cell office:value-type="float" office:value="880.342857142857">
                <text:p>880.342857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12">
                <text:p>6.12</text:p>
              </table:table-cell>
              <table:table-cell office:value-type="float" office:value="36.6759523809524">
                <text:p>36.6759523809524</text:p>
              </table:table-cell>
              <table:table-cell office:value-type="float" office:value="895.571428571429">
                <text:p>895.5714285714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2496">
                <text:p>6.2496</text:p>
              </table:table-cell>
              <table:table-cell office:value-type="float" office:value="37.1173809523809">
                <text:p>37.117380952380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3346">
                <text:p>6.3346</text:p>
              </table:table-cell>
              <table:table-cell office:value-type="float" office:value="37.7876190476191">
                <text:p>37.7876190476191</text:p>
              </table:table-cell>
              <table:table-cell office:value-type="float" office:value="997.285714285714">
                <text:p>997.2857142857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2186">
                <text:p>6.2186</text:p>
              </table:table-cell>
              <table:table-cell office:value-type="float" office:value="39.5361904761905">
                <text:p>39.5361904761905</text:p>
              </table:table-cell>
              <table:table-cell office:value-type="float" office:value="942.657142857143">
                <text:p>942.657142857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8048">
                <text:p>6.8048</text:p>
              </table:table-cell>
              <table:table-cell office:value-type="float" office:value="40.5271428571429">
                <text:p>40.5271428571429</text:p>
              </table:table-cell>
              <table:table-cell office:value-type="float" office:value="983.057142857143">
                <text:p>983.0571428571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8286">
                <text:p>6.8286</text:p>
              </table:table-cell>
              <table:table-cell office:value-type="float" office:value="42.1259523809524">
                <text:p>42.1259523809524</text:p>
              </table:table-cell>
              <table:table-cell office:value-type="float" office:value="1054.91428571429">
                <text:p>1054.91428571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1746">
                <text:p>7.1746</text:p>
              </table:table-cell>
              <table:table-cell office:value-type="float" office:value="43.4995238095238">
                <text:p>43.4995238095238</text:p>
              </table:table-cell>
              <table:table-cell office:value-type="float" office:value="1102.14285714286">
                <text:p>1102.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99:Sheet1.A178 Sheet1.G99:Sheet1.G178" svg:x="0.319cm" svg:y="0.18cm" svg:width="13.07cm" svg:height="8.645cm">
          <chartooo:coordinate-region svg:x="0.94cm" svg:y="0.379cm" svg:width="12.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9:Sheet1.G178" chart:class="chart:scatter">
            <chart:domain table:cell-range-address="Sheet1.A99:Sheet1.A178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178</svg:desc>
                </draw:g>
              </table:table-cell>
              <table:table-cell office:value-type="float" office:value="11.902">
                <text:p>11.902</text:p>
                <draw:g>
                  <svg:desc>Sheet1.G99:Sheet1.G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4.204cm" style:legend-expansion="high" chart:style-name="ch2"/>
        <chart:plot-area chart:style-name="ch3" table:cell-range-address="Sheet1.A178:Sheet1.A208 Sheet1.G178:Sheet1.G208" svg:x="0.319cm" svg:y="0.18cm" svg:width="13.07cm" svg:height="8.646cm">
          <chartooo:coordinate-region svg:x="0.94cm" svg:y="0.379cm" svg:width="12.0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8:Sheet1.G208" chart:class="chart:scatter">
            <chart:domain table:cell-range-address="Sheet1.A178:Sheet1.A208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178:Sheet1.A208</svg:desc>
                </draw:g>
              </table:table-cell>
              <table:table-cell office:value-type="float" office:value="19.882">
                <text:p>19.882</text:p>
                <draw:g>
                  <svg:desc>Sheet1.G178:Sheet1.G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209:Sheet1.A261 Sheet1.G209:Sheet1.G261" svg:x="0.319cm" svg:y="0.18cm" svg:width="13.07cm" svg:height="8.645cm">
          <chartooo:coordinate-region svg:x="0.94cm" svg:y="0.379cm" svg:width="11.9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9:Sheet1.G261" chart:class="chart:scatter">
            <chart:domain table:cell-range-address="Sheet1.A209:Sheet1.A261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09:Sheet1.A261</svg:desc>
                </draw:g>
              </table:table-cell>
              <table:table-cell office:value-type="float" office:value="27.574">
                <text:p>27.574</text:p>
                <draw:g>
                  <svg:desc>Sheet1.G20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8cm" svg:height="12.214cm" xlink:href=".." xlink:type="simple" chart:class="chart:scatter" chart:style-name="ch1">
        <chart:legend chart:legend-position="end" svg:x="19.408cm" svg:y="5.808cm" style:legend-expansion="high" chart:style-name="ch2"/>
        <chart:plot-area chart:style-name="ch3" table:cell-range-address="Sheet1.A99:Sheet1.A261 Sheet1.G99:Sheet1.G261" svg:x="0.433cm" svg:y="0.244cm" svg:width="18.542cm" svg:height="11.726cm">
          <chartooo:coordinate-region svg:x="1.054cm" svg:y="0.244cm" svg:width="17.921cm" svg:height="10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9:Sheet1.G261" chart:class="chart:scatter">
            <chart:domain table:cell-range-address="Sheet1.A99:Sheet1.A261"/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61</svg:desc>
                </draw:g>
              </table:table-cell>
              <table:table-cell office:value-type="float" office:value="11.902">
                <text:p>11.902</text:p>
                <draw:g>
                  <svg:desc>Sheet1.G9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27.574">
                <text:p>27.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6cm" svg:height="12.193cm" xlink:href=".." xlink:type="simple" chart:class="chart:scatter" chart:style-name="ch1">
        <chart:legend chart:legend-position="end" svg:x="19.397cm" svg:y="5.797cm" style:legend-expansion="high" chart:style-name="ch2"/>
        <chart:plot-area chart:style-name="ch3" table:cell-range-address="Sheet1.A99:Sheet1.A257 Sheet1.H99:Sheet1.H257" svg:x="0.433cm" svg:y="0.243cm" svg:width="18.531cm" svg:height="11.707cm">
          <chartooo:coordinate-region svg:x="1.054cm" svg:y="0.243cm" svg:width="17.91cm" svg:height="10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99:Sheet1.H257" chart:class="chart:scatter">
            <chart:domain table:cell-range-address="Sheet1.A99:Sheet1.A257"/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57</svg:desc>
                </draw:g>
              </table:table-cell>
              <table:table-cell office:value-type="float" office:value="13.0732">
                <text:p>13.0732</text:p>
                <draw:g>
                  <svg:desc>Sheet1.H99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.512">
                <text:p>13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7856">
                <text:p>13.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6992">
                <text:p>13.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8956">
                <text:p>13.8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1672">
                <text:p>14.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.4092">
                <text:p>14.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.5748">
                <text:p>14.5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.6604">
                <text:p>16.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.7024">
                <text:p>16.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.8904">
                <text:p>16.8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1992">
                <text:p>15.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1716">
                <text:p>15.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5.1556">
                <text:p>15.1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3136">
                <text:p>15.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68">
                <text:p>15.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6064">
                <text:p>15.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7352">
                <text:p>15.7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5.8264">
                <text:p>15.8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.1572">
                <text:p>16.1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496">
                <text:p>16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6972">
                <text:p>16.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6.4372">
                <text:p>16.4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7.3508">
                <text:p>17.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8.4924">
                <text:p>18.4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8.7332">
                <text:p>18.7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9.1736">
                <text:p>19.1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9.4676">
                <text:p>19.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7.6004">
                <text:p>17.6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6828">
                <text:p>17.6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1672">
                <text:p>17.1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.7856">
                <text:p>16.7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.742">
                <text:p>16.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6.7496">
                <text:p>16.7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6.1908">
                <text:p>16.1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6.4772">
                <text:p>16.4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0444">
                <text:p>17.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1328">
                <text:p>17.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7.2644">
                <text:p>17.2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7.4088">
                <text:p>17.4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7.6364">
                <text:p>17.6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4176">
                <text:p>17.4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7.7548">
                <text:p>17.7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9.072">
                <text:p>19.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.7136">
                <text:p>19.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9.8004">
                <text:p>19.8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0.2464">
                <text:p>20.2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0.2896">
                <text:p>20.2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0004">
                <text:p>19.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8.7544">
                <text:p>18.7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3448">
                <text:p>19.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9.0796">
                <text:p>19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9.1696">
                <text:p>19.1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9.2696">
                <text:p>19.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4928">
                <text:p>18.4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5504">
                <text:p>18.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306">
                <text:p>19.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9.6328">
                <text:p>19.6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1.1028">
                <text:p>21.1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0.5524">
                <text:p>20.5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9388">
                <text:p>20.9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9268">
                <text:p>19.9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0.2164">
                <text:p>20.2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0.6488">
                <text:p>20.6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9.588">
                <text:p>19.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6428">
                <text:p>19.6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786">
                <text:p>19.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7544">
                <text:p>19.7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9.7172">
                <text:p>19.7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0.3916">
                <text:p>20.3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5364">
                <text:p>20.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21.0424">
                <text:p>21.0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22.1764">
                <text:p>22.1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3.228">
                <text:p>23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3.3092">
                <text:p>23.3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3.4864">
                <text:p>23.4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4936">
                <text:p>24.4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5.874">
                <text:p>25.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5.7764">
                <text:p>25.7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6.6684">
                <text:p>26.6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1588">
                <text:p>27.1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26.9448">
                <text:p>26.9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5.936">
                <text:p>25.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2352">
                <text:p>26.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8992">
                <text:p>25.8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5.9964">
                <text:p>25.9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5.9532">
                <text:p>25.9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6.2132">
                <text:p>26.2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6.6964">
                <text:p>26.6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6.9172">
                <text:p>26.9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7.0224">
                <text:p>27.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342">
                <text:p>27.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7.5484">
                <text:p>27.5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8.8424">
                <text:p>28.8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9.1592">
                <text:p>29.1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30.0236">
                <text:p>30.0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30.3352">
                <text:p>30.3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1.4804">
                <text:p>31.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31.1772">
                <text:p>31.1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2.5048">
                <text:p>32.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33.9416">
                <text:p>33.9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5.2148">
                <text:p>35.2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6.5356">
                <text:p>36.5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8.3284">
                <text:p>38.3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9.0456">
                <text:p>39.0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0.9804">
                <text:p>40.9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41.4956">
                <text:p>41.4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2.5344">
                <text:p>42.5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5.1576">
                <text:p>45.1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6.7788">
                <text:p>46.7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7.9904">
                <text:p>47.9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9.6764">
                <text:p>49.6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1.4456">
                <text:p>51.4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844">
                <text:p>50.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3.0848">
                <text:p>53.0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4.2176">
                <text:p>54.2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4.788">
                <text:p>54.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5.8324">
                <text:p>55.8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6.1088">
                <text:p>56.1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7.3496">
                <text:p>57.3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9.3892">
                <text:p>59.3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9.6888">
                <text:p>59.6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60.1816">
                <text:p>60.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0.7876">
                <text:p>60.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0.9052">
                <text:p>60.9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9.654">
                <text:p>59.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61.7476">
                <text:p>61.7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3.4632">
                <text:p>63.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5.0136">
                <text:p>65.0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8.212">
                <text:p>68.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8.6236">
                <text:p>68.6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9.1736">
                <text:p>69.1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69.9968">
                <text:p>69.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0.386">
                <text:p>70.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9.0556">
                <text:p>69.0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9.8108">
                <text:p>69.8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71.3136">
                <text:p>71.3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3.7232">
                <text:p>73.7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75.7276">
                <text:p>75.7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8.7908">
                <text:p>78.7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8.692">
                <text:p>78.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7988">
                <text:p>79.7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78.7276">
                <text:p>78.7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